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4.75cm"/>
    </style:style>
    <style:style style:name="gr2" style:family="graphic">
      <style:graphic-properties style:protect="size"/>
    </style:style>
    <style:style style:name="gr3" style:family="graphic" style:parent-style-name="standard">
      <style:graphic-properties draw:stroke="none" draw:fill="none" fo:min-height="15.75cm"/>
    </style:style>
    <style:style style:name="gr4" style:family="graphic" style:parent-style-name="standard">
      <style:graphic-properties draw:stroke="none" draw:fill="none" fo:min-height="20.297cm"/>
    </style:style>
    <style:style style:name="gr5" style:family="graphic" style:parent-style-name="standard">
      <style:graphic-properties draw:stroke="none" draw:fill="none" fo:min-height="19.75cm"/>
    </style:style>
    <style:style style:name="gr6" style:family="graphic" style:parent-style-name="standard">
      <style:graphic-properties draw:stroke="none" draw:fill="none" fo:min-height="16.822cm"/>
    </style:style>
    <style:style style:name="gr7" style:family="graphic" style:parent-style-name="standard">
      <style:graphic-properties draw:stroke="none" draw:fill="none" fo:min-height="29.194cm"/>
    </style:style>
    <style:style style:name="gr8" style:family="graphic" style:parent-style-name="standard">
      <style:graphic-properties draw:stroke="none" draw:fill="none" fo:min-height="16.651cm"/>
    </style:style>
    <style:style style:name="gr9" style:family="graphic" style:parent-style-name="standard">
      <style:graphic-properties draw:stroke="none" draw:fill="none" fo:min-height="17.75cm"/>
    </style:style>
    <style:style style:name="gr10" style:family="graphic" style:parent-style-name="standard">
      <style:graphic-properties draw:stroke="none" draw:fill="none" fo:min-height="20.301cm"/>
    </style:style>
    <style:style style:name="gr11" style:family="graphic" style:parent-style-name="standard">
      <style:graphic-properties draw:stroke="none" draw:fill="none" fo:min-height="18.75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subtitle">
      <style:graphic-properties draw:fill-color="#ffffff" fo:min-height="13.86cm"/>
    </style:style>
    <style:style style:name="pr4" style:family="presentation" style:parent-style-name="Predeterminado-notes">
      <style:graphic-properties draw:fill-color="#ffffff" draw:auto-grow-height="true" fo:min-height="13.364cm"/>
    </style:style>
    <style:style style:name="P1" style:family="paragraph">
      <style:paragraph-properties style:text-autospace="none"/>
    </style:style>
    <style:style style:name="P2" style:family="paragraph">
      <style:paragraph-properties style:text-autospace="none"/>
      <style:text-properties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P3"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P4" style:family="paragraph">
      <style:text-properties fo:font-size="32pt" style:font-size-asian="32pt" style:font-size-complex="32pt"/>
    </style:style>
    <style:style style:name="P5" style:family="paragraph">
      <style:paragraph-properties fo:text-align="start" style:text-autospace="none"/>
    </style:style>
    <style:style style:name="P6" style:family="paragraph">
      <style:paragraph-properties fo:text-align="start" style:text-autospace="none"/>
      <style:text-properties fo:font-size="15pt" style:font-size-asian="15pt" style:font-size-complex="15pt"/>
    </style:style>
    <style:style style:name="P7" style:family="paragraph">
      <style:text-properties fo:font-size="20pt"/>
    </style:style>
    <style:style style:name="P8" style:family="paragraph">
      <style:paragraph-properties fo:text-align="start" style:text-autospace="none"/>
      <style:text-properties fo:font-size="18pt" style:font-size-asian="18pt" style:font-size-complex="18pt"/>
    </style:style>
    <style:style style:name="P9" style:family="paragraph">
      <style:paragraph-properties fo:text-align="start"/>
      <style:text-properties fo:font-size="15pt" style:font-size-asian="15pt" style:font-size-complex="15pt"/>
    </style:style>
    <style:style style:name="P10" style:family="paragraph">
      <style:paragraph-properties fo:text-align="start"/>
      <style:text-properties fo:font-size="10pt" style:font-size-asian="10pt" style:font-size-complex="10pt"/>
    </style:style>
    <style:style style:name="P11" style:family="paragraph">
      <style:paragraph-properties fo:text-align="start"/>
      <style:text-properties fo:font-size="14pt" style:font-size-asian="14pt" style:font-size-complex="14pt"/>
    </style:style>
    <style:style style:name="P12" style:family="paragraph">
      <style:paragraph-properties fo:text-align="start"/>
      <style:text-properties fo:font-size="12pt" style:font-size-asian="12pt" style:font-size-complex="12pt"/>
    </style:style>
    <style:style style:name="P13" style:family="paragraph">
      <style:paragraph-properties fo:text-align="start"/>
      <style:text-properties fo:font-size="11pt" style:font-size-asian="11pt" style:font-size-complex="11pt"/>
    </style:style>
    <style:style style:name="P14" style:family="paragraph">
      <style:paragraph-properties style:text-autospace="none"/>
      <style:text-properties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P15" style:family="paragraph">
      <style:paragraph-properties style:text-autospace="none"/>
      <style:text-properties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8pt"/>
    </style:style>
    <style:style style:name="P16" style:family="paragraph">
      <style:paragraph-properties fo:text-align="center"/>
    </style:style>
    <style:style style:name="P17" style:family="paragraph">
      <style:paragraph-properties fo:text-align="center"/>
      <style:text-properties fo:font-size="32pt" style:font-size-asian="32pt" style:font-size-complex="32pt"/>
    </style:style>
    <style:style style:name="P18" style:family="paragraph">
      <style:paragraph-properties fo:text-align="start"/>
    </style:style>
    <style:style style:name="P19" style:family="paragraph">
      <style:paragraph-properties fo:text-align="start"/>
      <style:text-properties fo:font-size="16pt" style:font-size-asian="16pt" style:font-size-complex="16pt"/>
    </style:style>
    <style:style style:name="P20" style:family="paragraph">
      <style:text-properties fo:font-size="12pt" style:font-size-asian="12pt" style:font-size-complex="12pt"/>
    </style:style>
    <style:style style:name="P21" style:family="paragraph">
      <style:paragraph-properties fo:text-align="start"/>
      <style:text-properties fo:font-size="20pt" style:font-size-asian="20pt" style:font-size-complex="20pt"/>
    </style:style>
    <style:style style:name="P22" style:family="paragraph">
      <style:paragraph-properties style:text-autospace="none"/>
      <style:text-properties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P23"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24" style:family="paragraph">
      <style:paragraph-properties fo:text-align="start"/>
      <style:text-properties fo:font-size="13pt" style:font-size-asian="13pt" style:font-size-complex="13pt"/>
    </style:style>
    <style:style style:name="P25" style:family="paragraph">
      <style:paragraph-properties fo:text-align="start"/>
      <style:text-properties fo:font-size="18pt" style:font-size-asian="18pt" style:font-size-complex="18pt"/>
    </style:style>
    <style:style style:name="T1" style:family="text">
      <style:text-properties fo:color="#7f0055" fo:font-family="Consolas" style:font-family-generic="swiss" style:font-pitch="fixed" fo:font-size="14pt" fo:font-weight="bold"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style:style style:name="T2" style:family="text">
      <style:text-properties fo:color="#00000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3" style:family="text">
      <style:text-properties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4" style:family="text">
      <style:text-properties fo:color="#6a3e3e"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5" style:family="text">
      <style:text-properties fo:color="#3f5fb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6" style:family="text">
      <style:text-properties fo:color="#3f5fbf" fo:font-family="Consolas" style:font-family-generic="swiss" style:font-pitch="fixed" fo:font-size="14pt" style:text-underline-style="solid" style:text-underline-width="auto" style:text-underline-color="font-color" style:font-family-asian="Consolas" style:font-family-generic-asian="swiss" style:font-pitch-asian="fixed" style:font-size-asian="14pt" style:font-family-complex="Consolas" style:font-family-generic-complex="swiss" style:font-pitch-complex="fixed" style:font-size-complex="14pt"/>
    </style:style>
    <style:style style:name="T7" style:family="text">
      <style:text-properties fo:color="#0000c0" fo:font-family="Consolas" style:font-family-generic="swiss" style:font-pitch="fixed" fo:font-size="14pt" fo:font-style="italic" fo:font-weight="bold" style:font-family-asian="Consolas" style:font-family-generic-asian="swiss" style:font-pitch-asian="fixed" style:font-size-asian="14pt" style:font-style-asian="italic" style:font-weight-asian="bold" style:font-family-complex="Consolas" style:font-family-generic-complex="swiss" style:font-pitch-complex="fixed" style:font-size-complex="14pt" style:font-style-complex="italic" style:font-weight-complex="bold"/>
    </style:style>
    <style:style style:name="T8" style:family="text">
      <style:text-properties fo:color="#2a00f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9" style:family="text">
      <style:text-properties fo:color="#3f7f5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0" style:family="text">
      <style:text-properties fo:color="#3f7f5f" fo:font-family="Consolas" style:font-family-generic="swiss" style:font-pitch="fixed" fo:font-size="14pt" style:text-underline-style="solid" style:text-underline-width="auto" style:text-underline-color="font-color" style:font-family-asian="Consolas" style:font-family-generic-asian="swiss" style:font-pitch-asian="fixed" style:font-size-asian="14pt" style:font-family-complex="Consolas" style:font-family-generic-complex="swiss" style:font-pitch-complex="fixed" style:font-size-complex="14pt"/>
    </style:style>
    <style:style style:name="T11"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12"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3"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4" style:family="text">
      <style:text-properties fo:color="#6a3e3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5"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6" style:family="text">
      <style:text-properties fo:color="#7f9fbf"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17" style:family="text">
      <style:text-properties fo:color="#0000c0" fo:font-family="Consolas" style:font-family-generic="swiss" style:font-pitch="fixed" fo:font-size="12pt"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6.80000019073486pt" style:font-style-complex="italic" style:font-weight-complex="bold"/>
    </style:style>
    <style:style style:name="T18" style:family="text">
      <style:text-properties fo:color="#2a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9"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6.80000019073486pt" style:font-style-complex="italic"/>
    </style:style>
    <style:style style:name="T20" style:family="text">
      <style:text-properties fo:font-size="32pt" style:font-size-asian="32pt" style:font-size-complex="32pt"/>
    </style:style>
    <style:style style:name="T21" style:family="text">
      <style:text-properties fo:color="#7f0055" fo:font-family="Consolas" style:font-family-generic="swiss" style:font-pitch="fixed" fo:font-size="15pt" fo:font-weight="bold" style:font-family-asian="Consolas" style:font-family-generic-asian="swiss" style:font-pitch-asian="fixed" style:font-size-asian="15pt" style:font-weight-asian="bold" style:font-family-complex="Consolas" style:font-family-generic-complex="swiss" style:font-pitch-complex="fixed" style:font-size-complex="15pt" style:font-weight-complex="bold"/>
    </style:style>
    <style:style style:name="T22" style:family="text">
      <style:text-properties fo:color="#00000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23" style:family="text">
      <style:text-properties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24" style:family="text">
      <style:text-properties fo:color="#6a3e3e"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25" style:family="text">
      <style:text-properties fo:color="#0000c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26" style:family="text">
      <style:text-properties fo:color="#0000c0" fo:font-family="Consolas" style:font-family-generic="swiss" style:font-pitch="fixed" fo:font-size="15pt" fo:font-style="italic" fo:font-weight="bold" style:font-family-asian="Consolas" style:font-family-generic-asian="swiss" style:font-pitch-asian="fixed" style:font-size-asian="15pt" style:font-style-asian="italic" style:font-weight-asian="bold" style:font-family-complex="Consolas" style:font-family-generic-complex="swiss" style:font-pitch-complex="fixed" style:font-size-complex="15pt" style:font-style-complex="italic" style:font-weight-complex="bold"/>
    </style:style>
    <style:style style:name="T27" style:family="text">
      <style:text-properties fo:color="#2a00ff"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28" style:family="text">
      <style:text-properties fo:color="#7f0055" fo:font-family="Consolas" style:font-family-generic="swiss" style:font-pitch="fixed"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29"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0" style:family="text">
      <style:text-properties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1" style:family="text">
      <style:text-properties fo:color="#6a3e3e"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2" style:family="text">
      <style:text-properties fo:color="#0000c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33" style:family="text">
      <style:text-properties fo:color="#000000" style:text-outline="false" style:text-line-through-style="none" fo:font-family="Consolas" style:font-family-generic="swiss" style:font-pitch="fixed" fo:font-size="13pt" fo:text-shadow="none" style:text-underline-style="none" style:letter-kerning="true" style:font-family-asian="Consolas" style:font-family-generic-asian="swiss" style:font-pitch-asian="fixed" style:font-size-asian="13pt" style:font-family-complex="Consolas" style:font-family-generic-complex="swiss" style:font-pitch-complex="fixed" style:font-size-complex="13pt" style:text-emphasize="none" style:font-relief="none" style:text-overline-style="none" style:text-overline-color="font-color"/>
    </style:style>
    <style:style style:name="T34" style:family="text">
      <style:text-properties fo:color="#0000c0" style:text-outline="false" style:text-line-through-style="none" fo:font-family="Consolas" style:font-family-generic="swiss" style:font-pitch="fixed" fo:font-size="13pt" fo:font-style="italic" fo:text-shadow="none" style:text-underline-style="none" fo:font-weight="bold" style:letter-kerning="true" style:font-family-asian="Consolas" style:font-family-generic-asian="swiss" style:font-pitch-asian="fixed" style:font-size-asian="13pt" style:font-style-asian="italic" style:font-weight-asian="bold" style:font-family-complex="Consolas" style:font-family-generic-complex="swiss" style:font-pitch-complex="fixed" style:font-size-complex="13pt" style:font-style-complex="italic"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onsolas" style:font-family-generic="swiss" style:font-pitch="fixed" fo:font-size="13pt"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36" style:family="text">
      <style:text-properties fo:color="#2a00ff" style:text-outline="false" style:text-line-through-style="none" fo:font-family="Consolas" style:font-family-generic="swiss" style:font-pitch="fixed" fo:font-size="13pt"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37" style:family="text">
      <style:text-properties fo:color="#6a3e3e" style:text-outline="false" style:text-line-through-style="none" fo:font-family="Consolas" style:font-family-generic="swiss" style:font-pitch="fixed" fo:font-size="13pt"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38" style:family="text">
      <style:text-properties fo:color="#0000c0" fo:font-family="Consolas" style:font-family-generic="swiss" style:font-pitch="fixed" fo:font-size="18pt" fo:font-style="italic" fo:font-weight="bold" style:font-family-asian="Consolas" style:font-family-generic-asian="swiss" style:font-pitch-asian="fixed" style:font-size-asian="18pt" style:font-style-asian="italic" style:font-weight-asian="bold" style:font-family-complex="Consolas" style:font-family-generic-complex="swiss" style:font-pitch-complex="fixed" style:font-size-complex="18pt" style:font-style-complex="italic" style:font-weight-complex="bold"/>
    </style:style>
    <style:style style:name="T39" style:family="text">
      <style:text-properties fo:color="#2a00f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40" style:family="text">
      <style:text-properties fo:color="#3f7f5f" style:text-outline="false" style:text-line-through-style="none" fo:font-family="Consolas" style:font-family-generic="swiss" style:font-pitch="fixed" fo:font-size="14pt" fo:font-style="normal" fo:text-shadow="none" style:text-underline-style="none" style:letter-kerning="true" style:font-family-asian="Consolas" style:font-family-generic-asian="swiss" style:font-pitch-asian="fixed" style:font-size-asian="14pt" style:font-style-asian="normal" style:font-family-complex="Consolas" style:font-family-generic-complex="swiss" style:font-pitch-complex="fixed" style:font-size-complex="8pt" style:font-style-complex="normal" style:text-emphasize="none" style:font-relief="none" style:text-overline-style="none" style:text-overline-color="font-color"/>
    </style:style>
    <style:style style:name="T41" style:family="text">
      <style:text-properties fo:color="#7f9fbf" style:text-outline="false" style:text-line-through-style="none" fo:font-family="Consolas" style:font-family-generic="swiss" style:font-pitch="fixed" fo:font-size="14pt" fo:font-style="normal" fo:text-shadow="none" style:text-underline-style="none" fo:font-weight="bold" style:letter-kerning="true" style:font-family-asian="Consolas" style:font-family-generic-asian="swiss" style:font-pitch-asian="fixed" style:font-size-asian="14pt" style:font-style-asian="normal" style:font-weight-asian="bold" style:font-family-complex="Consolas" style:font-family-generic-complex="swiss" style:font-pitch-complex="fixed" style:font-size-complex="8pt" style:font-style-complex="normal" style:font-weight-complex="bold" style:text-emphasize="none" style:font-relief="none" style:text-overline-style="none" style:text-overline-color="font-color"/>
    </style:style>
    <style:style style:name="T42" style:family="text">
      <style:text-properties fo:color="#3f7f5f" style:text-outline="false" style:text-line-through-style="none" fo:font-family="Consolas" style:font-family-generic="swiss" style:font-pitch="fixed"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8pt" style:font-style-complex="normal" style:font-weight-complex="normal" style:text-emphasize="none" style:font-relief="none" style:text-overline-style="none" style:text-overline-color="font-color"/>
    </style:style>
    <style:style style:name="T43" style:family="text">
      <style:text-properties fo:color="#00000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8pt"/>
    </style:style>
    <style:style style:name="T44" style:family="text">
      <style:text-properties fo:color="#3f7f5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8pt"/>
    </style:style>
    <style:style style:name="T45" style:family="text">
      <style:text-properties fo:color="#7f0055" fo:font-family="Consolas" style:font-family-generic="swiss" style:font-pitch="fixed" fo:font-size="14pt" fo:font-weight="bold" style:font-family-asian="Consolas" style:font-family-generic-asian="swiss" style:font-pitch-asian="fixed" style:font-size-asian="14pt" style:font-weight-asian="bold" style:font-family-complex="Consolas" style:font-family-generic-complex="swiss" style:font-pitch-complex="fixed" style:font-size-complex="8pt" style:font-weight-complex="bold"/>
    </style:style>
    <style:style style:name="T46" style:family="text">
      <style:text-properties fo:color="#6a3e3e"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8pt"/>
    </style:style>
    <style:style style:name="T47" style:family="text">
      <style:text-properties fo:color="#3f7f5f" fo:font-family="Consolas" style:font-family-generic="swiss" style:font-pitch="fixed" fo:font-size="14pt" style:text-underline-style="solid" style:text-underline-width="auto" style:text-underline-color="font-color" style:font-family-asian="Consolas" style:font-family-generic-asian="swiss" style:font-pitch-asian="fixed" style:font-size-asian="14pt" style:font-family-complex="Consolas" style:font-family-generic-complex="swiss" style:font-pitch-complex="fixed" style:font-size-complex="8pt"/>
    </style:style>
    <style:style style:name="T48" style:family="text">
      <style:text-properties fo:color="#3f5fb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8pt"/>
    </style:style>
    <style:style style:name="T49" style:family="text">
      <style:text-properties fo:color="#0000c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8pt"/>
    </style:style>
    <style:style style:name="T50" style:family="text">
      <style:text-properties fo:color="#0000c0" fo:font-family="Consolas" style:font-family-generic="swiss" style:font-pitch="fixed" fo:font-size="14pt" fo:font-style="italic" fo:font-weight="bold" style:font-family-asian="Consolas" style:font-family-generic-asian="swiss" style:font-pitch-asian="fixed" style:font-size-asian="14pt" style:font-style-asian="italic" style:font-weight-asian="bold" style:font-family-complex="Consolas" style:font-family-generic-complex="swiss" style:font-pitch-complex="fixed" style:font-size-complex="8pt" style:font-style-complex="italic" style:font-weight-complex="bold"/>
    </style:style>
    <style:style style:name="T51" style:family="text">
      <style:text-properties fo:color="#2a00f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8pt"/>
    </style:style>
    <style:style style:name="T52" style:family="text">
      <style:text-properties fo:color="#3f7f5f"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53" style:family="text">
      <style:text-properties fo:color="#3f7f5f" fo:font-family="Consolas" style:font-family-generic="swiss" style:font-pitch="fixed" fo:font-size="15pt" style:text-underline-style="solid" style:text-underline-width="auto" style:text-underline-color="font-color" style:font-family-asian="Consolas" style:font-family-generic-asian="swiss" style:font-pitch-asian="fixed" style:font-size-asian="15pt" style:font-family-complex="Consolas" style:font-family-generic-complex="swiss" style:font-pitch-complex="fixed" style:font-size-complex="15pt"/>
    </style:style>
    <style:style style:name="T54"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55"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56"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5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58" style:family="text">
      <style:text-properties fo:color="#6a3e3e" fo:font-family="Consolas" style:font-family-generic="swiss" style:font-pitch="fixed"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59"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10pt" style:font-style-complex="italic" style:font-weight-complex="bold"/>
    </style:style>
    <style:style style:name="T60" style:family="text">
      <style:text-properties fo:color="#000000" fo:font-family="Consolas" style:font-family-generic="swiss" style:font-pitch="fixed"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61"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2"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3" style:family="text">
      <style:text-properties fo:color="#6a3e3e"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6.80000019073486pt"/>
    </style:style>
    <style:style style:name="T64"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65" style:family="text">
      <style:text-properties fo:color="#000000" fo:font-family="Consolas" style:font-family-generic="swiss" style:font-pitch="fixed" fo:font-size="14pt" fo:font-style="italic" style:font-family-asian="Consolas" style:font-family-generic-asian="swiss" style:font-pitch-asian="fixed" style:font-size-asian="14pt" style:font-style-asian="italic" style:font-family-complex="Consolas" style:font-family-generic-complex="swiss" style:font-pitch-complex="fixed" style:font-size-complex="14pt" style:font-style-complex="italic"/>
    </style:style>
    <style:style style:name="T66"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9" style:family="text">
      <style:text-properties fo:color="#6a3e3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70" style:family="text">
      <style:text-properties fo:color="#6a3e3e"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71"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72" style:family="text">
      <style:text-properties fo:color="#0000c0" fo:font-family="Consolas" style:font-family-generic="swiss" style:font-pitch="fixed" fo:font-size="12pt"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3" style:family="text">
      <style:text-properties fo:color="#2a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74"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75"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76"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77" style:family="text">
      <style:text-properties fo:color="#3f7f5f" fo:font-family="Consolas" style:font-family-generic="swiss" style:font-pitch="fixed" fo:font-size="12pt" style:text-underline-style="solid" style:text-underline-width="auto" style:text-underline-color="font-color" style:font-family-asian="Consolas" style:font-family-generic-asian="swiss" style:font-pitch-asian="fixed" style:font-size-asian="12pt" style:font-family-complex="Consolas" style:font-family-generic-complex="swiss" style:font-pitch-complex="fixed" style:font-size-complex="12pt"/>
    </style:style>
    <style:style style:name="T78" style:family="text">
      <style:text-properties fo:color="#7f0055" fo:font-family="Consolas" style:font-family-generic="swiss" style:font-pitch="fixed" fo:font-size="11pt" fo:font-weight="bold" style:font-family-asian="Consolas" style:font-family-generic-asian="swiss" style:font-pitch-asian="fixed" style:font-size-asian="11pt" style:font-weight-asian="bold" style:font-family-complex="Consolas" style:font-family-generic-complex="swiss" style:font-pitch-complex="fixed" style:font-size-complex="11pt" style:font-weight-complex="bold"/>
    </style:style>
    <style:style style:name="T79" style:family="text">
      <style:text-properties fo:color="#000000"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80" style:family="text">
      <style:text-properties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81" style:family="text">
      <style:text-properties fo:color="#6a3e3e"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82" style:family="text">
      <style:text-properties fo:color="#000000" fo:font-family="Consolas" style:font-family-generic="swiss" style:font-pitch="fixed" fo:font-size="11pt" style:text-underline-style="none" style:font-family-asian="Consolas" style:font-family-generic-asian="swiss" style:font-pitch-asian="fixed" style:font-size-asian="11pt" style:font-family-complex="Consolas" style:font-family-generic-complex="swiss" style:font-pitch-complex="fixed" style:font-size-complex="11pt"/>
    </style:style>
    <style:style style:name="T83" style:family="text">
      <style:text-properties fo:color="#6a3e3e" fo:font-family="Consolas" style:font-family-generic="swiss" style:font-pitch="fixed" fo:font-size="11pt" style:text-underline-style="none" style:font-family-asian="Consolas" style:font-family-generic-asian="swiss" style:font-pitch-asian="fixed" style:font-size-asian="11pt" style:font-family-complex="Consolas" style:font-family-generic-complex="swiss" style:font-pitch-complex="fixed" style:font-size-complex="11pt"/>
    </style:style>
    <style:style style:name="T84" style:family="text">
      <style:text-properties fo:color="#0000c0" fo:font-family="Consolas" style:font-family-generic="swiss" style:font-pitch="fixed" fo:font-size="11pt" fo:font-style="italic" fo:font-weight="bold" style:font-family-asian="Consolas" style:font-family-generic-asian="swiss" style:font-pitch-asian="fixed" style:font-size-asian="11pt" style:font-style-asian="italic" style:font-weight-asian="bold" style:font-family-complex="Consolas" style:font-family-generic-complex="swiss" style:font-pitch-complex="fixed" style:font-size-complex="11pt" style:font-style-complex="italic" style:font-weight-complex="bold"/>
    </style:style>
    <style:style style:name="T85" style:family="text">
      <style:text-properties fo:color="#2a00ff"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86" style:family="text">
      <style:text-properties fo:color="#0000c0"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87" style:family="text">
      <style:text-properties fo:color="#000000" fo:font-family="Consolas" style:font-family-generic="swiss" style:font-pitch="fixed" fo:font-size="11pt" fo:font-style="italic" style:font-family-asian="Consolas" style:font-family-generic-asian="swiss" style:font-pitch-asian="fixed" style:font-size-asian="11pt" style:font-style-asian="italic" style:font-family-complex="Consolas" style:font-family-generic-complex="swiss" style:font-pitch-complex="fixed" style:font-size-complex="11pt" style:font-style-complex="italic"/>
    </style:style>
    <style:style style:name="T88" style:family="text">
      <style:text-properties fo:color="#7f0055" fo:font-family="Consolas" style:font-family-generic="swiss" style:font-pitch="fixed" fo:font-size="13pt" fo:font-weight="bold" style:font-family-asian="Consolas" style:font-family-generic-asian="swiss" style:font-pitch-asian="fixed" style:font-size-asian="13pt" style:font-weight-asian="bold" style:font-family-complex="Consolas" style:font-family-generic-complex="swiss" style:font-pitch-complex="fixed" style:font-size-complex="13pt" style:font-weight-complex="bold"/>
    </style:style>
    <style:style style:name="T89" style:family="text">
      <style:text-properties fo:color="#7f0055" fo:font-family="Consolas" style:font-family-generic="swiss" style:font-pitch="fixed" fo:font-size="13pt" fo:font-weight="normal" style:font-family-asian="Consolas" style:font-family-generic-asian="swiss" style:font-pitch-asian="fixed" style:font-size-asian="13pt" style:font-weight-asian="normal" style:font-family-complex="Consolas" style:font-family-generic-complex="swiss" style:font-pitch-complex="fixed" style:font-size-complex="13pt" style:font-weight-complex="normal"/>
    </style:style>
    <style:style style:name="T90" style:family="text">
      <style:text-properties fo:color="#000000"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91" style:family="text">
      <style:text-properties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92" style:family="text">
      <style:text-properties fo:color="#6a3e3e"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93" style:family="text">
      <style:text-properties fo:color="#6a3e3e" fo:font-family="Consolas" style:font-family-generic="swiss" style:font-pitch="fixed" fo:font-size="13pt" style:text-underline-style="solid" style:text-underline-width="auto" style:text-underline-color="font-color" style:font-family-asian="Consolas" style:font-family-generic-asian="swiss" style:font-pitch-asian="fixed" style:font-size-asian="13pt" style:font-family-complex="Consolas" style:font-family-generic-complex="swiss" style:font-pitch-complex="fixed" style:font-size-complex="13pt"/>
    </style:style>
    <style:style style:name="T94" style:family="text">
      <style:text-properties fo:color="#0000c0" fo:font-family="Consolas" style:font-family-generic="swiss" style:font-pitch="fixed" fo:font-size="13pt" fo:font-style="italic" fo:font-weight="bold" style:font-family-asian="Consolas" style:font-family-generic-asian="swiss" style:font-pitch-asian="fixed" style:font-size-asian="13pt" style:font-style-asian="italic" style:font-weight-asian="bold" style:font-family-complex="Consolas" style:font-family-generic-complex="swiss" style:font-pitch-complex="fixed" style:font-size-complex="13pt" style:font-style-complex="italic" style:font-weight-complex="bold"/>
    </style:style>
    <style:style style:name="T95" style:family="text">
      <style:text-properties fo:color="#2a00ff"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96" style:family="text">
      <style:text-properties fo:color="#0000c0"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97" style:family="text">
      <style:text-properties fo:color="#000000" fo:font-family="Consolas" style:font-family-generic="swiss" style:font-pitch="fixed" fo:font-size="13pt" fo:font-style="italic" style:font-family-asian="Consolas" style:font-family-generic-asian="swiss" style:font-pitch-asian="fixed" style:font-size-asian="13pt" style:font-style-asian="italic" style:font-family-complex="Consolas" style:font-family-generic-complex="swiss" style:font-pitch-complex="fixed" style:font-size-complex="13pt" style:font-style-complex="italic"/>
    </style:style>
    <style:style style:name="T98" style:family="text">
      <style:text-properties fo:color="#3f7f5f" fo:font-family="Consolas" style:font-family-generic="swiss" style:font-pitch="fixed" fo:font-size="13pt" style:font-family-asian="Consolas" style:font-family-generic-asian="swiss" style:font-pitch-asian="fixed" style:font-size-asian="13pt" style:font-family-complex="Consolas" style:font-family-generic-complex="swiss" style:font-pitch-complex="fixed" style:font-size-complex="13pt"/>
    </style:style>
    <style:style style:name="T99" style:family="text">
      <style:text-properties fo:color="#3f7f5f" fo:font-family="Consolas" style:font-family-generic="swiss" style:font-pitch="fixed" fo:font-size="13pt" style:text-underline-style="solid" style:text-underline-width="auto" style:text-underline-color="font-color" style:font-family-asian="Consolas" style:font-family-generic-asian="swiss" style:font-pitch-asian="fixed" style:font-size-asian="13pt" style:font-family-complex="Consolas" style:font-family-generic-complex="swiss" style:font-pitch-complex="fixed" style:font-size-complex="13pt"/>
    </style:style>
    <style:style style:name="T100" style:family="text">
      <style:text-properties fo:color="#000000" style:text-outline="false" style:text-line-through-style="none" fo:font-family="Consolas" style:font-family-generic="swiss" style:font-pitch="fixed" fo:font-size="14pt" fo:font-style="normal" fo:text-shadow="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8pt" style:font-style-complex="normal" style:font-weight-complex="normal" style:text-emphasize="none" style:font-relief="none" style:text-overline-style="none" style:text-overline-color="font-color"/>
    </style:style>
    <style:style style:name="T101" style:family="text">
      <style:text-properties fo:color="#3f7f5f" style:text-outline="false" style:text-line-through-style="none" fo:font-family="Consolas" style:font-family-generic="swiss" style:font-pitch="fixed" fo:font-size="14pt" fo:font-style="normal" fo:text-shadow="none" style:text-underline-style="solid" style:text-underline-width="auto" style:text-underline-color="font-color"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8pt" style:font-style-complex="normal" style:font-weight-complex="normal" style:text-emphasize="none" style:font-relief="none" style:text-overline-style="none" style:text-overline-color="font-color"/>
    </style:style>
    <style:style style:name="T102" style:family="text">
      <style:text-properties fo:color="#000000" style:text-outline="false" style:text-line-through-style="none" fo:font-family="Consolas" style:font-family-generic="swiss" style:font-pitch="fixed"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8pt" style:font-style-complex="normal" style:font-weight-complex="normal" style:text-emphasize="none" style:font-relief="none" style:text-overline-style="none" style:text-overline-color="font-color"/>
    </style:style>
    <style:style style:name="T103" style:family="text">
      <style:text-properties fo:font-size="16pt" fo:font-weight="bold" style:font-size-asian="16pt" style:font-weight-asian="bold" style:font-size-complex="16pt" style:font-weight-complex="bold"/>
    </style:style>
    <style:style style:name="T104" style:family="text">
      <style:text-properties fo:font-size="16pt" style:font-size-asian="16pt" style:font-size-complex="16pt"/>
    </style:style>
    <style:style style:name="T105" style:family="text">
      <style:text-properties fo:font-size="12pt" style:font-size-asian="12pt" style:font-size-complex="12pt"/>
    </style:style>
    <style:style style:name="T106" style:family="text">
      <style:text-properties fo:font-size="12pt" fo:font-weight="bold" style:font-size-asian="12pt" style:font-weight-asian="bold" style:font-size-complex="12pt" style:font-weight-complex="bold"/>
    </style:style>
    <style:style style:name="T107" style:family="text">
      <style:text-properties fo:font-size="20pt" style:font-size-asian="20pt" style:font-size-complex="20pt"/>
    </style:style>
    <style:style style:name="T108" style:family="text">
      <style:text-properties fo:font-size="20pt" fo:font-weight="bold" style:font-size-asian="20pt" style:font-weight-asian="bold" style:font-size-complex="20pt" style:font-weight-complex="bold"/>
    </style:style>
    <style:style style:name="T109" style:family="text">
      <style:text-properties fo:color="#7f0055" style:text-outline="false" style:text-line-through-style="none" fo:font-family="Consolas" style:font-family-generic="swiss" style:font-pitch="fixed" fo:font-size="14pt" fo:font-style="normal" fo:text-shadow="none" style:text-underline-style="none" fo:font-weight="bold" style:letter-kerning="true" style:font-family-asian="Consolas" style:font-family-generic-asian="swiss" style:font-pitch-asian="fixed" style:font-size-asian="14pt" style:font-style-asian="normal" style:font-weight-asian="bold" style:font-family-complex="Consolas" style:font-family-generic-complex="swiss" style:font-pitch-complex="fixed" style:font-size-complex="8pt" style:font-style-complex="normal" style:font-weight-complex="bold" style:text-emphasize="none" style:font-relief="none" style:text-overline-style="none" style:text-overline-color="font-color"/>
    </style:style>
    <style:style style:name="T110" style:family="text">
      <style:text-properties fo:color="#6a3e3e" style:text-outline="false" style:text-line-through-style="none" fo:font-family="Consolas" style:font-family-generic="swiss" style:font-pitch="fixed"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8pt" style:font-style-complex="normal" style:font-weight-complex="normal" style:text-emphasize="none" style:font-relief="none" style:text-overline-style="none" style:text-overline-color="font-color"/>
    </style:style>
    <style:style style:name="T111" style:family="text">
      <style:text-properties fo:color="#3f5fb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12" style:family="text">
      <style:text-properties fo:color="#3f7f5f"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13" style:family="text">
      <style:text-properties fo:color="#3f5fbf" fo:font-family="Consolas" style:font-family-generic="swiss" style:font-pitch="fixed" fo:font-size="12pt" style:text-underline-style="solid" style:text-underline-width="auto" style:text-underline-color="font-color" style:font-family-asian="Consolas" style:font-family-generic-asian="swiss" style:font-pitch-asian="fixed" style:font-size-asian="12pt" style:font-family-complex="Consolas" style:font-family-generic-complex="swiss" style:font-pitch-complex="fixed" style:font-size-complex="12pt"/>
    </style:style>
    <style:style style:name="T114" style:family="text">
      <style:text-properties fo:font-size="13pt" style:font-size-asian="13pt" style:font-size-complex="13pt"/>
    </style:style>
    <style:style style:name="T115" style:family="text">
      <style:text-properties fo:font-size="13pt" fo:font-weight="bold" style:font-size-asian="13pt" style:font-weight-asian="bold" style:font-size-complex="13pt" style:font-weight-complex="bold"/>
    </style:style>
    <style:style style:name="T116" style:family="text">
      <style:text-properties fo:font-size="16pt" fo:font-weight="normal" style:font-size-asian="16pt" style:font-weight-asian="normal" style:font-size-complex="16pt" style:font-weight-complex="normal"/>
    </style:style>
    <style:style style:name="T117" style:family="text">
      <style:text-properties fo:font-size="18pt" style:font-size-asian="18pt" style:font-size-complex="18pt"/>
    </style:style>
    <style:style style:name="T118"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draw:frame draw:style-name="gr1" draw:text-style-name="P2" draw:layer="layout" svg:width="22.5cm" svg:height="15cm" svg:x="2.5cm" svg:y="2.5cm">
          <draw:text-box>
            <text:p text:style-name="P1"><text:span text:style-name="T1">package</text:span><text:span text:style-name="T2"> Swapping;</text:span></text:p>
            <text:p text:style-name="P1"><text:span text:style-name="T3"/></text:p>
            <text:p text:style-name="P1"><text:span text:style-name="T1">public</text:span><text:span text:style-name="T2"> </text:span><text:span text:style-name="T1">class</text:span><text:span text:style-name="T2"> SwappingIntercambios {</text:span></text:p>
            <text:p text:style-name="P1"><text:span text:style-name="T3"/></text:p>
            <text:p text:style-name="P1"><text:span text:style-name="T1"><text:tab/></text:span><text:span text:style-name="T1">public</text:span><text:span text:style-name="T2"> </text:span><text:span text:style-name="T1">static</text:span><text:span text:style-name="T2"> </text:span><text:span text:style-name="T1">void</text:span><text:span text:style-name="T2"> main(String[] </text:span><text:span text:style-name="T4">args</text:span><text:span text:style-name="T2">) {</text:span></text:p>
            <text:p text:style-name="P1"><text:span text:style-name="T2"/></text:p>
            <text:p text:style-name="P1"><text:span text:style-name="T5"><text:tab/></text:span><text:span text:style-name="T5"><text:tab/></text:span><text:span text:style-name="T5">/**</text:span><text:span text:style-name="T6">Declaracion</text:span><text:span text:style-name="T5"> </text:span><text:span text:style-name="T6">de</text:span><text:span text:style-name="T5"> variables**/</text:span></text:p>
            <text:p text:style-name="P1"><text:span text:style-name="T1"><text:tab/></text:span><text:span text:style-name="T1"><text:tab/></text:span><text:span text:style-name="T1">int</text:span><text:span text:style-name="T2"> </text:span><text:span text:style-name="T4">num1</text:span><text:span text:style-name="T2"> = 10;</text:span></text:p>
            <text:p text:style-name="P1"><text:span text:style-name="T1"><text:tab/></text:span><text:span text:style-name="T1"><text:tab/></text:span><text:span text:style-name="T1">int</text:span><text:span text:style-name="T2"> </text:span><text:span text:style-name="T4">num2</text:span><text:span text:style-name="T2"> = 20;</text:span></text:p>
            <text:p text:style-name="P1"><text:span text:style-name="T1"><text:tab/></text:span><text:span text:style-name="T1"><text:tab/></text:span><text:span text:style-name="T1">int</text:span><text:span text:style-name="T2"> </text:span><text:span text:style-name="T4">temp</text:span><text:span text:style-name="T2">;</text:span></text:p>
            <text:p text:style-name="P1"><text:span text:style-name="T2"/></text:p>
            <text:p text:style-name="P1"><text:span text:style-name="T2"><text:tab/></text:span><text:span text:style-name="T2">System.</text:span><text:span text:style-name="T7">out</text:span><text:span text:style-name="T2">.printf(</text:span><text:span text:style-name="T8">"Sin ningun Intercambio num1: %d y num2: %d\n"</text:span><text:span text:style-name="T2">,</text:span><text:span text:style-name="T4">num1</text:span><text:span text:style-name="T2">,</text:span><text:span text:style-name="T4">num2</text:span><text:span text:style-name="T2">);</text:span></text:p>
            <text:p text:style-name="P1"><text:span text:style-name="T2"/></text:p>
            <text:p text:style-name="P1"><text:span text:style-name="T5"><text:tab/></text:span><text:span text:style-name="T5"><text:tab/></text:span><text:span text:style-name="T5">/**</text:span><text:span text:style-name="T6">Intercambio</text:span><text:span text:style-name="T5"> o Swapping**/</text:span></text:p>
            <text:p text:style-name="P1"><text:span text:style-name="T4"><text:tab/></text:span><text:span text:style-name="T4"><text:tab/></text:span><text:span text:style-name="T4">temp</text:span><text:span text:style-name="T2"> = </text:span><text:span text:style-name="T4">num1</text:span><text:span text:style-name="T2">; <text:s text:c="2"/></text:span><text:span text:style-name="T9">//</text:span><text:span text:style-name="T10">ahora</text:span><text:span text:style-name="T9"> </text:span><text:span text:style-name="T10">temp</text:span><text:span text:style-name="T9"> = 10</text:span></text:p>
            <text:p text:style-name="P1"><text:span text:style-name="T4"><text:tab/></text:span><text:span text:style-name="T4"><text:tab/></text:span><text:span text:style-name="T4">num1</text:span><text:span text:style-name="T2"> = </text:span><text:span text:style-name="T4">num2</text:span><text:span text:style-name="T2">; <text:s text:c="2"/></text:span><text:span text:style-name="T9">//</text:span><text:span text:style-name="T10">ahora</text:span><text:span text:style-name="T9"> num1 = 20</text:span></text:p>
            <text:p text:style-name="P1"><text:span text:style-name="T4"><text:tab/></text:span><text:span text:style-name="T4"><text:tab/></text:span><text:span text:style-name="T4">num2</text:span><text:span text:style-name="T2"> = </text:span><text:span text:style-name="T4">temp</text:span><text:span text:style-name="T2">; <text:s text:c="2"/></text:span><text:span text:style-name="T9">//</text:span><text:span text:style-name="T10">ahora</text:span><text:span text:style-name="T9"> num2 = 10</text:span></text:p>
            <text:p text:style-name="P1"><text:span text:style-name="T2"/></text:p>
            <text:p text:style-name="P1"><text:span text:style-name="T2"><text:tab/></text:span><text:span text:style-name="T2">System.</text:span><text:span text:style-name="T7">out</text:span><text:span text:style-name="T2">.printf(</text:span><text:span text:style-name="T8">"Con Intercambio Actual num1: %d y num2: %d"</text:span><text:span text:style-name="T2">,</text:span><text:span text:style-name="T4">num1</text:span><text:span text:style-name="T2">,</text:span><text:span text:style-name="T4">num2</text:span><text:span text:style-name="T2">);</text:span></text:p>
            <text:p text:style-name="P1"><text:span text:style-name="T3"/></text:p>
            <text:p text:style-name="P1"><text:span text:style-name="T2"><text:tab/></text:span><text:span text:style-name="T2">}</text:span></text:p>
            <text:p text:style-name="P1"><text:span text:style-name="T3"/></text:p>
            <text:p text:style-name="P1"><text:span text:style-name="T2">}</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draw:frame draw:style-name="gr3" draw:text-style-name="P3" draw:layer="layout" svg:width="21.5cm" svg:height="16cm" svg:x="3cm" svg:y="2.5cm">
          <draw:text-box>
            <text:p text:style-name="P1"><text:span text:style-name="T11">package</text:span><text:span text:style-name="T12"> Swapping;</text:span></text:p>
            <text:p text:style-name="P1"><text:span text:style-name="T13"/></text:p>
            <text:p text:style-name="P1"><text:span text:style-name="T11">public</text:span><text:span text:style-name="T12"> </text:span><text:span text:style-name="T11">class</text:span><text:span text:style-name="T12"> SwapingDemostracion {</text:span></text:p>
            <text:p text:style-name="P1"><text:span text:style-name="T13"/></text:p>
            <text:p text:style-name="P1"><text:span text:style-name="T11"><text:tab/></text:span><text:span text:style-name="T11">public</text:span><text:span text:style-name="T12"> </text:span><text:span text:style-name="T11">static</text:span><text:span text:style-name="T12"> </text:span><text:span text:style-name="T11">void</text:span><text:span text:style-name="T12"> main(String[] </text:span><text:span text:style-name="T14">args</text:span><text:span text:style-name="T12">) {</text:span></text:p>
            <text:p text:style-name="P1"><text:span text:style-name="T15"><text:tab/></text:span><text:span text:style-name="T15"><text:tab/></text:span><text:span text:style-name="T15">// </text:span><text:span text:style-name="T16">TODO</text:span><text:span text:style-name="T15"> Auto-generated method stub</text:span></text:p>
            <text:p text:style-name="P1"><text:span text:style-name="T12"/></text:p>
            <text:p text:style-name="P1"><text:span text:style-name="T11"><text:tab/></text:span><text:span text:style-name="T11"><text:tab/></text:span><text:span text:style-name="T11">int</text:span><text:span text:style-name="T12"> </text:span><text:span text:style-name="T14">num1</text:span><text:span text:style-name="T12"> = 10;</text:span></text:p>
            <text:p text:style-name="P1"><text:span text:style-name="T11"><text:tab/></text:span><text:span text:style-name="T11"><text:tab/></text:span><text:span text:style-name="T11">int</text:span><text:span text:style-name="T12"> </text:span><text:span text:style-name="T14">num2</text:span><text:span text:style-name="T12"> = 20;</text:span></text:p>
            <text:p text:style-name="P1"><text:span text:style-name="T12"/></text:p>
            <text:p text:style-name="P1"><text:span text:style-name="T12"><text:tab/></text:span><text:span text:style-name="T12"><text:tab/></text:span><text:span text:style-name="T12">System.</text:span><text:span text:style-name="T17">out</text:span><text:span text:style-name="T12">.printf(</text:span><text:span text:style-name="T18">"Sin ningun Intercambio: %d y %d\n"</text:span><text:span text:style-name="T12">,</text:span><text:span text:style-name="T14">num1</text:span><text:span text:style-name="T12">,</text:span><text:span text:style-name="T14">num2</text:span><text:span text:style-name="T12">);</text:span></text:p>
            <text:p text:style-name="P1"><text:span text:style-name="T19"><text:tab/></text:span><text:span text:style-name="T19"><text:tab/></text:span><text:span text:style-name="T19">Intercambio</text:span><text:span text:style-name="T12">(</text:span><text:span text:style-name="T14">num1</text:span><text:span text:style-name="T12">,</text:span><text:span text:style-name="T14">num2</text:span><text:span text:style-name="T12">);</text:span></text:p>
            <text:p text:style-name="P1"><text:span text:style-name="T12"><text:tab/></text:span><text:span text:style-name="T12">}</text:span></text:p>
            <text:p text:style-name="P1"><text:span text:style-name="T12"/></text:p>
            <text:p text:style-name="P1"><text:span text:style-name="T11"><text:tab/></text:span><text:span text:style-name="T11">public</text:span><text:span text:style-name="T12"> </text:span><text:span text:style-name="T11">static</text:span><text:span text:style-name="T12"> </text:span><text:span text:style-name="T11">void</text:span><text:span text:style-name="T12"> Intercambio(</text:span><text:span text:style-name="T11">int</text:span><text:span text:style-name="T12"> </text:span><text:span text:style-name="T14">num1</text:span><text:span text:style-name="T12">, </text:span><text:span text:style-name="T11">int</text:span><text:span text:style-name="T12"> </text:span><text:span text:style-name="T14">num2</text:span><text:span text:style-name="T12">){ <text:s/>//metodo u funcion</text:span></text:p>
            <text:p text:style-name="P1"><text:span text:style-name="T12"/></text:p>
            <text:p text:style-name="P1"><text:span text:style-name="T11"><text:tab/></text:span><text:span text:style-name="T11"><text:tab/></text:span><text:span text:style-name="T11">int</text:span><text:span text:style-name="T12"> </text:span><text:span text:style-name="T14">temp</text:span><text:span text:style-name="T12">;</text:span></text:p>
            <text:p text:style-name="P1"><text:span text:style-name="T14"><text:tab/></text:span><text:span text:style-name="T14"><text:tab/></text:span><text:span text:style-name="T14">temp</text:span><text:span text:style-name="T12"> = </text:span><text:span text:style-name="T14">num1</text:span><text:span text:style-name="T12">;</text:span></text:p>
            <text:p text:style-name="P1"><text:span text:style-name="T14"><text:tab/></text:span><text:span text:style-name="T14"><text:tab/></text:span><text:span text:style-name="T14">num1</text:span><text:span text:style-name="T12"> = </text:span><text:span text:style-name="T14">num2</text:span><text:span text:style-name="T12">;</text:span></text:p>
            <text:p text:style-name="P1"><text:span text:style-name="T14"><text:tab/></text:span><text:span text:style-name="T14"><text:tab/></text:span><text:span text:style-name="T14">num2</text:span><text:span text:style-name="T12"> = </text:span><text:span text:style-name="T14">temp</text:span><text:span text:style-name="T12">;</text:span></text:p>
            <text:p text:style-name="P1"><text:span text:style-name="T12"/></text:p>
            <text:p text:style-name="P1"><text:span text:style-name="T12"><text:tab/></text:span><text:span text:style-name="T12"><text:tab/></text:span><text:span text:style-name="T12">System.</text:span><text:span text:style-name="T17">out</text:span><text:span text:style-name="T12">.printf(</text:span><text:span text:style-name="T18">"Con Intercambio Actual: %d y %d"</text:span><text:span text:style-name="T12">,</text:span><text:span text:style-name="T14">num1</text:span><text:span text:style-name="T12">,</text:span><text:span text:style-name="T14">num2</text:span><text:span text:style-name="T12">);</text:span></text:p>
            <text:p text:style-name="P1"><text:span text:style-name="T12"/></text:p>
            <text:p text:style-name="P1"><text:span text:style-name="T12"><text:tab/></text:span><text:span text:style-name="T12">}</text:span></text:p>
            <text:p text:style-name="P1"><text:span text:style-name="T13"/></text:p>
            <text:p text:style-name="P1"><text:span text:style-name="T12">}</text:span></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2" draw:text-style-name="P4" draw:layer="layout" svg:width="25.199cm" svg:height="3.506cm" svg:x="1.4cm" svg:y="0.837cm" presentation:class="title">
          <draw:text-box>
            <text:p><text:span text:style-name="T20">Mayor y Menor de un Vector de numeros</text:span></text:p>
          </draw:text-box>
        </draw:frame>
        <draw:frame presentation:style-name="pr3" draw:text-style-name="P6" draw:layer="layout" svg:width="25.199cm" svg:height="15.451cm" svg:x="1.4cm" svg:y="4.127cm" presentation:class="subtitle" presentation:user-transformed="true">
          <draw:text-box>
            <text:p text:style-name="P5"><text:span text:style-name="T21">public</text:span><text:span text:style-name="T22"> </text:span><text:span text:style-name="T21">class</text:span><text:span text:style-name="T22"> MayorMenor {</text:span></text:p>
            <text:p text:style-name="P5"><text:span text:style-name="T23"/></text:p>
            <text:p text:style-name="P5"><text:span text:style-name="T22"><text:tab/></text:span><text:span text:style-name="T21">public</text:span><text:span text:style-name="T22"> </text:span><text:span text:style-name="T21">static</text:span><text:span text:style-name="T22"> </text:span><text:span text:style-name="T21">void</text:span><text:span text:style-name="T22"> main(String[] </text:span><text:span text:style-name="T24">args</text:span><text:span text:style-name="T22">) {</text:span></text:p>
            <text:p text:style-name="P5"><text:span text:style-name="T22"><text:tab/></text:span><text:span text:style-name="T22"><text:tab/></text:span></text:p>
            <text:p text:style-name="P5"><text:span text:style-name="T22"><text:tab/></text:span><text:span text:style-name="T22"><text:tab/></text:span><text:span text:style-name="T21">int</text:span><text:span text:style-name="T22"> </text:span><text:span text:style-name="T24">num</text:span><text:span text:style-name="T22">[] = {5, 8, 9, 10, 2};</text:span></text:p>
            <text:p text:style-name="P5"><text:span text:style-name="T22"><text:tab/></text:span><text:span text:style-name="T22"><text:tab/></text:span></text:p>
            <text:p text:style-name="P5"><text:span text:style-name="T22"><text:tab/></text:span><text:span text:style-name="T22"><text:tab/></text:span><text:span text:style-name="T21">int</text:span><text:span text:style-name="T22"> </text:span><text:span text:style-name="T24">mayor</text:span><text:span text:style-name="T22"> = </text:span><text:span text:style-name="T24">num</text:span><text:span text:style-name="T22">[0]; //el numero de la posicion cero [0] = 5 pasa a mayor</text:span></text:p>
            <text:p text:style-name="P5"><text:span text:style-name="T22"><text:tab/></text:span><text:span text:style-name="T22"><text:tab/></text:span><text:span text:style-name="T21">int</text:span><text:span text:style-name="T22"> </text:span><text:span text:style-name="T24">menor</text:span><text:span text:style-name="T22"> = </text:span><text:span text:style-name="T24">num</text:span><text:span text:style-name="T22">[0]; //el numero de la posicion cero [0] = 5 pasa a menor</text:span></text:p>
            <text:p text:style-name="P5"><text:span text:style-name="T22"><text:tab/></text:span><text:span text:style-name="T22"><text:tab/></text:span></text:p>
            <text:p text:style-name="P5"><text:span text:style-name="T22"><text:tab/></text:span><text:span text:style-name="T22"><text:tab/></text:span><text:span text:style-name="T21">for</text:span><text:span text:style-name="T22">(</text:span><text:span text:style-name="T21">int</text:span><text:span text:style-name="T22"> </text:span><text:span text:style-name="T24">i</text:span><text:span text:style-name="T22"> = 0; </text:span><text:span text:style-name="T24">i</text:span><text:span text:style-name="T22"> &lt; </text:span><text:span text:style-name="T24">num</text:span><text:span text:style-name="T22">.</text:span><text:span text:style-name="T25">length</text:span><text:span text:style-name="T22">;</text:span><text:span text:style-name="T24">i</text:span><text:span text:style-name="T22">++){</text:span></text:p>
            <text:p text:style-name="P5"><text:span text:style-name="T22"><text:tab/></text:span><text:span text:style-name="T22"><text:tab/></text:span><text:span text:style-name="T22"><text:tab/></text:span></text:p>
            <text:p text:style-name="P5"><text:span text:style-name="T22"><text:tab/></text:span><text:span text:style-name="T22"><text:tab/></text:span><text:span text:style-name="T22"><text:tab/></text:span><text:span text:style-name="T21">if</text:span><text:span text:style-name="T22">(</text:span><text:span text:style-name="T24">num</text:span><text:span text:style-name="T22">[</text:span><text:span text:style-name="T24">i</text:span><text:span text:style-name="T22">]&gt; </text:span><text:span text:style-name="T24">mayor</text:span><text:span text:style-name="T22">){ //(([0]=5)&gt; 5); (([1]=8)&gt;5);(([2]=9)&gt;8); (([3]=10)&gt;9) </text:span></text:p>
            <text:p text:style-name="P5"><text:span text:style-name="T22"><text:tab/></text:span><text:span text:style-name="T22"><text:tab/></text:span><text:span text:style-name="T22"><text:tab/></text:span><text:span text:style-name="T22"><text:tab/></text:span></text:p>
            <text:p text:style-name="P5"><text:span text:style-name="T22"><text:tab/></text:span><text:span text:style-name="T22"><text:tab/></text:span><text:span text:style-name="T22"><text:tab/></text:span><text:span text:style-name="T22"><text:tab/></text:span><text:span text:style-name="T24">mayor</text:span><text:span text:style-name="T22"> = </text:span><text:span text:style-name="T24">num</text:span><text:span text:style-name="T22">[</text:span><text:span text:style-name="T24">i</text:span><text:span text:style-name="T22">]; //mayor=5; mayor=8; mayor=9; mayor=10</text:span></text:p>
            <text:p text:style-name="P5"><text:span text:style-name="T22"><text:tab/></text:span><text:span text:style-name="T22"><text:tab/></text:span><text:span text:style-name="T22"><text:tab/></text:span><text:span text:style-name="T22">}</text:span></text:p>
            <text:p text:style-name="P5"><text:span text:style-name="T22"><text:tab/></text:span><text:span text:style-name="T22"><text:tab/></text:span><text:span text:style-name="T22"><text:tab/></text:span></text:p>
            <text:p text:style-name="P5"><text:span text:style-name="T22"><text:tab/></text:span><text:span text:style-name="T22"><text:tab/></text:span><text:span text:style-name="T22"><text:tab/></text:span><text:span text:style-name="T21">if</text:span><text:span text:style-name="T22">(</text:span><text:span text:style-name="T24">num</text:span><text:span text:style-name="T22">[</text:span><text:span text:style-name="T24">i</text:span><text:span text:style-name="T22">]&lt;</text:span><text:span text:style-name="T24">menor</text:span><text:span text:style-name="T22">){</text:span></text:p>
            <text:p text:style-name="P5"><text:span text:style-name="T22"><text:tab/></text:span><text:span text:style-name="T22"><text:tab/></text:span><text:span text:style-name="T22"><text:tab/></text:span><text:span text:style-name="T22"><text:tab/></text:span></text:p>
            <text:p text:style-name="P5"><text:span text:style-name="T22"><text:tab/></text:span><text:span text:style-name="T22"><text:tab/></text:span><text:span text:style-name="T22"><text:tab/></text:span><text:span text:style-name="T22"><text:tab/></text:span><text:span text:style-name="T24">menor</text:span><text:span text:style-name="T22"> = </text:span><text:span text:style-name="T24">num</text:span><text:span text:style-name="T22">[</text:span><text:span text:style-name="T24">i</text:span><text:span text:style-name="T22">];</text:span><text:span text:style-name="T22"><text:tab/></text:span></text:p>
            <text:p text:style-name="P5"><text:span text:style-name="T22"><text:tab/></text:span><text:span text:style-name="T22"><text:tab/></text:span><text:span text:style-name="T22"><text:tab/></text:span><text:span text:style-name="T22">}</text:span><text:span text:style-name="T22"><text:tab/></text:span></text:p>
            <text:p text:style-name="P5"><text:span text:style-name="T22"><text:tab/></text:span><text:span text:style-name="T22"><text:tab/></text:span><text:span text:style-name="T22">}</text:span></text:p>
            <text:p text:style-name="P5"><text:span text:style-name="T22"><text:tab/></text:span><text:span text:style-name="T22"><text:tab/></text:span><text:span text:style-name="T22">System.</text:span><text:span text:style-name="T26">out</text:span><text:span text:style-name="T22">.println(</text:span><text:span text:style-name="T27">"El numero mayor en el vector es: "</text:span><text:span text:style-name="T22">+</text:span><text:span text:style-name="T24">mayor</text:span><text:span text:style-name="T22">);</text:span></text:p>
            <text:p text:style-name="P5"><text:span text:style-name="T22"><text:tab/></text:span><text:span text:style-name="T22"><text:tab/></text:span><text:span text:style-name="T22">System.</text:span><text:span text:style-name="T26">out</text:span><text:span text:style-name="T22">.println(</text:span><text:span text:style-name="T27">"\nEl numero menor en el vector es: "</text:span><text:span text:style-name="T22">+</text:span><text:span text:style-name="T24">menor</text:span><text:span text:style-name="T22">);</text:span></text:p>
            <text:p text:style-name="P5"><text:span text:style-name="T23"><text:tab/></text:span><text:span text:style-name="T23">}</text:span></text:p>
            <text:p text:style-name="P5"><text:span text:style-name="T22">}</text:span></text:p>
          </draw:text-box>
        </draw:frame>
        <presentation:notes draw:style-name="dp2">
          <draw:page-thumbnail draw:style-name="gr2"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presentation:style-name="pr2" draw:text-style-name="P4" draw:layer="layout" svg:width="25.199cm" svg:height="3.506cm" svg:x="1.4cm" svg:y="0.837cm" presentation:class="title" presentation:user-transformed="true">
          <draw:text-box>
            <text:p><text:span text:style-name="T20">Busqueda de la posicion del Mayor</text:span></text:p>
          </draw:text-box>
        </draw:frame>
        <draw:frame presentation:style-name="pr3" draw:text-style-name="P8" draw:layer="layout" svg:width="25.199cm" svg:height="14.477cm" svg:x="1.4cm" svg:y="4.606cm" presentation:class="subtitle" presentation:user-transformed="true">
          <draw:text-box>
            <text:p text:style-name="P5"><text:span text:style-name="T28">public</text:span><text:span text:style-name="T29"> </text:span><text:span text:style-name="T28">class</text:span><text:span text:style-name="T29"> PosicionMayor {</text:span></text:p>
            <text:p text:style-name="P5"><text:span text:style-name="T30"/></text:p>
            <text:p text:style-name="P5"><text:span text:style-name="T29"><text:tab/></text:span><text:span text:style-name="T28">public</text:span><text:span text:style-name="T29"> </text:span><text:span text:style-name="T28">static</text:span><text:span text:style-name="T29"> </text:span><text:span text:style-name="T28">void</text:span><text:span text:style-name="T29"> main(String[] </text:span><text:span text:style-name="T31">args</text:span><text:span text:style-name="T29">) {</text:span></text:p>
            <text:p text:style-name="P5"><text:span text:style-name="T29"><text:tab/></text:span></text:p>
            <text:p text:style-name="P5"><text:span text:style-name="T29"><text:tab/></text:span><text:span text:style-name="T29"><text:tab/></text:span><text:span text:style-name="T28">int</text:span><text:span text:style-name="T29"> </text:span><text:span text:style-name="T31">VECTOR</text:span><text:span text:style-name="T29">[] = {34, 78, 36, 23, 141, 11};</text:span></text:p>
            <text:p text:style-name="P5"><text:span text:style-name="T29"><text:tab/></text:span><text:span text:style-name="T29"><text:tab/></text:span><text:span text:style-name="T28">int</text:span><text:span text:style-name="T29"> </text:span><text:span text:style-name="T31">POSMAYOR</text:span><text:span text:style-name="T29"> = 0;</text:span></text:p>
            <text:p text:style-name="P5"><text:span text:style-name="T29"><text:tab/></text:span><text:span text:style-name="T29"><text:tab/></text:span></text:p>
            <text:p text:style-name="P5"><text:span text:style-name="T29"><text:tab/></text:span><text:span text:style-name="T29"><text:tab/></text:span><text:span text:style-name="T28">for</text:span><text:span text:style-name="T29">(</text:span><text:span text:style-name="T28">int</text:span><text:span text:style-name="T29"> </text:span><text:span text:style-name="T31">i</text:span><text:span text:style-name="T29"> = 0; </text:span><text:span text:style-name="T31">i</text:span><text:span text:style-name="T29"> &lt;</text:span><text:span text:style-name="T31">VECTOR</text:span><text:span text:style-name="T29">.</text:span><text:span text:style-name="T32">length</text:span><text:span text:style-name="T29">;</text:span><text:span text:style-name="T31">i</text:span><text:span text:style-name="T29">++){</text:span></text:p>
            <text:p text:style-name="P5"><text:span text:style-name="T29"><text:tab/></text:span><text:span text:style-name="T29"><text:tab/></text:span><text:span text:style-name="T29"><text:tab/></text:span></text:p>
            <text:p text:style-name="P5"><text:span text:style-name="T29"><text:tab/></text:span><text:span text:style-name="T29"><text:tab/></text:span><text:span text:style-name="T29"><text:tab/></text:span><text:span text:style-name="T28">if</text:span><text:span text:style-name="T29">(</text:span><text:span text:style-name="T31">VECTOR</text:span><text:span text:style-name="T29">[</text:span><text:span text:style-name="T31">i</text:span><text:span text:style-name="T29">] &gt; </text:span><text:span text:style-name="T31">VECTOR</text:span><text:span text:style-name="T29">[</text:span><text:span text:style-name="T31">POSMAYOR</text:span><text:span text:style-name="T29">])</text:span></text:p>
            <text:p text:style-name="P5"><text:span text:style-name="T29"><text:tab/></text:span><text:span text:style-name="T29"><text:tab/></text:span><text:span text:style-name="T29"><text:tab/></text:span></text:p>
            <text:p text:style-name="P5"><text:span text:style-name="T31"><text:s text:c="21"/></text:span><text:span text:style-name="T31">POSMAYOR</text:span><text:span text:style-name="T29"> = </text:span><text:span text:style-name="T31">i</text:span><text:span text:style-name="T29">;</text:span></text:p>
            <text:p text:style-name="P1"><text:span text:style-name="T29"/></text:p>
            <text:p text:style-name="P5"><text:span text:style-name="T33">System.</text:span><text:span text:style-name="T34">out</text:span><text:span text:style-name="T35">.println(</text:span><text:span text:style-name="T36">"la posicion del mayor es: ["</text:span><text:span text:style-name="T35">+</text:span><text:span text:style-name="T37">POSMAYOR</text:span><text:span text:style-name="T35">+</text:span><text:span text:style-name="T36">"] y numero:["</text:span><text:span text:style-name="T35">+</text:span><text:span text:style-name="T37">VECTOR</text:span><text:span text:style-name="T35">[</text:span><text:span text:style-name="T37">POSMAYOR</text:span><text:span text:style-name="T35">]+</text:span><text:span text:style-name="T36">"]"</text:span><text:span text:style-name="T35">);</text:span></text:p>
            <text:p text:style-name="P5"><text:span text:style-name="T35"/></text:p>
            <text:p text:style-name="P5"><text:span text:style-name="T29"><text:tab/></text:span><text:span text:style-name="T29"> <text:s text:c="3"/></text:span><text:span text:style-name="T29">}</text:span></text:p>
            <text:p text:style-name="P5"><text:span text:style-name="T29"><text:tab/></text:span><text:span text:style-name="T29"><text:tab/></text:span></text:p>
            <text:p text:style-name="P5"><text:span text:style-name="T29"><text:tab/></text:span><text:span text:style-name="T29"><text:tab/></text:span><text:span text:style-name="T29">System.</text:span><text:span text:style-name="T38">out</text:span><text:span text:style-name="T29">.println(</text:span><text:span text:style-name="T39">"\nla posicion del mayor es: ["</text:span><text:span text:style-name="T29">+</text:span><text:span text:style-name="T31">POSMAYOR</text:span><text:span text:style-name="T29">+</text:span><text:span text:style-name="T39">"]"</text:span><text:span text:style-name="T29">);</text:span></text:p>
            <text:p text:style-name="P5"><text:span text:style-name="T30"><text:tab/></text:span><text:span text:style-name="T30">}</text:span></text:p>
            <text:p text:style-name="P5"><text:span text:style-name="T29">}</text:span></text:p>
          </draw:text-box>
        </draw:frame>
        <presentation:notes draw:style-name="dp2">
          <draw:page-thumbnail draw:style-name="gr2"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presentation:style-name="pr2" draw:text-style-name="P4" draw:layer="layout" svg:width="25.199cm" svg:height="3.506cm" svg:x="1.4cm" svg:y="0.837cm" presentation:class="title">
          <draw:text-box>
            <text:p><text:span text:style-name="T20">Busqueda de la posicion del Menor</text:span></text:p>
          </draw:text-box>
        </draw:frame>
        <draw:frame presentation:style-name="pr3" draw:text-style-name="P8" draw:layer="layout" svg:width="25.199cm" svg:height="16.151cm" svg:x="1.4cm" svg:y="3.769cm" presentation:class="subtitle" presentation:user-transformed="true">
          <draw:text-box>
            <text:p text:style-name="P5"><text:span text:style-name="T28">public</text:span><text:span text:style-name="T29"> </text:span><text:span text:style-name="T28">class</text:span><text:span text:style-name="T29"> PosicionMenor{ <text:s/>//OJO ES LA POSICION</text:span></text:p>
            <text:p text:style-name="P5"><text:span text:style-name="T30"/></text:p>
            <text:p text:style-name="P5"><text:span text:style-name="T29"><text:tab/></text:span><text:span text:style-name="T28">public</text:span><text:span text:style-name="T29"> </text:span><text:span text:style-name="T28">static</text:span><text:span text:style-name="T29"> </text:span><text:span text:style-name="T28">void</text:span><text:span text:style-name="T29"> main(String[] </text:span><text:span text:style-name="T31">args</text:span><text:span text:style-name="T29">) {</text:span></text:p>
            <text:p text:style-name="P5"><text:span text:style-name="T29"><text:tab/></text:span><text:span text:style-name="T29"><text:tab/></text:span><text:span text:style-name="T40">// </text:span><text:span text:style-name="T41">TODO</text:span><text:span text:style-name="T42"> Auto-generated method stub</text:span></text:p>
            <text:p text:style-name="P5"><text:span text:style-name="T43"><text:tab/></text:span><text:span text:style-name="T43"><text:tab/></text:span><text:span text:style-name="T43"> <text:s text:c="11"/></text:span><text:span text:style-name="T44">// [0][1][2] [3][4]</text:span></text:p>
            <text:p text:style-name="P5"><text:span text:style-name="T43"><text:tab/></text:span><text:span text:style-name="T43"><text:tab/></text:span><text:span text:style-name="T45">int</text:span><text:span text:style-name="T43"> </text:span><text:span text:style-name="T46">VECTOR</text:span><text:span text:style-name="T43">[] = {6, 8, 9, 11, 2};</text:span></text:p>
            <text:p text:style-name="P5"><text:span text:style-name="T43"><text:tab/></text:span><text:span text:style-name="T43"><text:tab/></text:span><text:span text:style-name="T45">int</text:span><text:span text:style-name="T43"> </text:span><text:span text:style-name="T46">POSMIN</text:span><text:span text:style-name="T43"> = 0; </text:span><text:span text:style-name="T44">//</text:span><text:span text:style-name="T47">comienza</text:span><text:span text:style-name="T44"> </text:span><text:span text:style-name="T47">en</text:span><text:span text:style-name="T44"> </text:span><text:span text:style-name="T47">posicion</text:span><text:span text:style-name="T44"> </text:span><text:span text:style-name="T47">cero</text:span><text:span text:style-name="T44"> </text:span><text:span text:style-name="T47">luego</text:span><text:span text:style-name="T44"> </text:span><text:span text:style-name="T47">incrementa</text:span><text:span text:style-name="T44"> </text:span><text:span text:style-name="T47">con</text:span><text:span text:style-name="T44"> "i"</text:span></text:p>
            <text:p text:style-name="P5"><text:span text:style-name="T43"><text:tab/></text:span><text:span text:style-name="T43"><text:tab/></text:span><text:span text:style-name="T45">int</text:span><text:span text:style-name="T43"> </text:span><text:span text:style-name="T46">MINIMO</text:span><text:span text:style-name="T43">=0;</text:span></text:p>
            <text:p text:style-name="P5"><text:span text:style-name="T43"><text:tab/></text:span><text:span text:style-name="T43"><text:tab/></text:span><text:span text:style-name="T48">/**EL NUMERO QUE ESTA EN LA POSICION "i" DETERMINA SI ES EL MINIMO**/</text:span></text:p>
            <text:p text:style-name="P5"><text:span text:style-name="T29"><text:tab/></text:span><text:span text:style-name="T29"><text:tab/></text:span></text:p>
            <text:p text:style-name="P5"><text:span text:style-name="T43"><text:tab/></text:span><text:span text:style-name="T43"><text:tab/></text:span><text:span text:style-name="T45">for</text:span><text:span text:style-name="T43"> (</text:span><text:span text:style-name="T45">int</text:span><text:span text:style-name="T43"> </text:span><text:span text:style-name="T46">i</text:span><text:span text:style-name="T43"> = 0; </text:span><text:span text:style-name="T46">i</text:span><text:span text:style-name="T43"> &lt; </text:span><text:span text:style-name="T46">VECTOR</text:span><text:span text:style-name="T43">.</text:span><text:span text:style-name="T49">length</text:span><text:span text:style-name="T43">; </text:span><text:span text:style-name="T46">i</text:span><text:span text:style-name="T43">++) {</text:span><text:span text:style-name="T44">//</text:span><text:span text:style-name="T47">bucle</text:span><text:span text:style-name="T44"> </text:span><text:span text:style-name="T47">de</text:span><text:span text:style-name="T44"> 0 a 4</text:span></text:p>
            <text:p text:style-name="P5"><text:span text:style-name="T43"><text:tab/></text:span><text:span text:style-name="T43"><text:tab/></text:span><text:span text:style-name="T43"><text:tab/></text:span><text:span text:style-name="T45">if</text:span><text:span text:style-name="T43"> (</text:span><text:span text:style-name="T46">VECTOR</text:span><text:span text:style-name="T43">[</text:span><text:span text:style-name="T46">i</text:span><text:span text:style-name="T43">] &lt; </text:span><text:span text:style-name="T46">VECTOR</text:span><text:span text:style-name="T43">[</text:span><text:span text:style-name="T46">POSMIN</text:span><text:span text:style-name="T43">]) { <text:s/></text:span><text:span text:style-name="T44">//</text:span><text:span text:style-name="T47">si</text:span><text:span text:style-name="T44"> </text:span><text:span text:style-name="T47">se</text:span><text:span text:style-name="T44"> </text:span><text:span text:style-name="T47">cumple</text:span><text:span text:style-name="T44"> </text:span><text:span text:style-name="T47">da</text:span><text:span text:style-name="T44"> </text:span><text:span text:style-name="T47">la</text:span><text:span text:style-name="T44"> </text:span><text:span text:style-name="T47">posicion</text:span><text:span text:style-name="T44"> </text:span><text:span text:style-name="T47">del</text:span><text:span text:style-name="T44"> </text:span><text:span text:style-name="T47">menor</text:span></text:p>
            <text:p text:style-name="P5"><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4">//6&lt;6 no </text:span><text:span text:style-name="T47">posmin</text:span><text:span text:style-name="T44">=0 o 6; 8&lt;6 no </text:span><text:span text:style-name="T47">posmin</text:span><text:span text:style-name="T44">=0 o 6</text:span></text:p>
            <text:p text:style-name="P5"><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4">//1&lt;6 </text:span><text:span text:style-name="T47">si</text:span><text:span text:style-name="T44"> </text:span><text:span text:style-name="T47">posmin</text:span><text:span text:style-name="T44">=2 o 1; 10&lt;1 no </text:span><text:span text:style-name="T47">posmin</text:span><text:span text:style-name="T44">=2 o 1</text:span></text:p>
            <text:p text:style-name="P5"><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4">//2&lt;1 no </text:span><text:span text:style-name="T47">posmin</text:span><text:span text:style-name="T44">=2 o 1;</text:span></text:p>
            <text:p text:style-name="P5"><text:span text:style-name="T43"><text:tab/></text:span><text:span text:style-name="T43"><text:tab/></text:span><text:span text:style-name="T43"><text:tab/></text:span><text:span text:style-name="T43"><text:tab/></text:span><text:span text:style-name="T46">POSMIN</text:span><text:span text:style-name="T43">=</text:span><text:span text:style-name="T46">i</text:span><text:span text:style-name="T43">; <text:s/></text:span><text:span text:style-name="T44">//i: REGRESA LA POSICION DEL MINIMO ES 2</text:span></text:p>
            <text:p text:style-name="P5"><text:span text:style-name="T43"><text:tab/></text:span><text:span text:style-name="T43"><text:tab/></text:span><text:span text:style-name="T43"><text:tab/></text:span><text:span text:style-name="T43"><text:tab/></text:span><text:span text:style-name="T46">MINIMO</text:span><text:span text:style-name="T43">=</text:span><text:span text:style-name="T46">VECTOR</text:span><text:span text:style-name="T43">[</text:span><text:span text:style-name="T46">i</text:span><text:span text:style-name="T43">]; </text:span><text:span text:style-name="T44">//VECTOR[i]: REGRESA EL VALOR DE ESA POSICION</text:span></text:p>
            <text:p text:style-name="P5"><text:span text:style-name="T29"><text:tab/></text:span><text:span text:style-name="T29"><text:tab/></text:span><text:span text:style-name="T29"><text:tab/></text:span><text:span text:style-name="T29">}</text:span></text:p>
            <text:p text:style-name="P5"><text:span text:style-name="T29"><text:tab/></text:span><text:span text:style-name="T29"><text:tab/></text:span><text:span text:style-name="T29"><text:tab/></text:span></text:p>
            <text:p text:style-name="P5"><text:span text:style-name="T29"><text:tab/></text:span><text:span text:style-name="T29"><text:tab/></text:span><text:span text:style-name="T29">}</text:span></text:p>
            <text:p text:style-name="P5"><text:span text:style-name="T43"><text:tab/></text:span><text:span text:style-name="T43"> <text:s text:c="3"/></text:span><text:span text:style-name="T48">/**DOY DOS COSAS LA POSICION Y EL VALOR**/</text:span></text:p>
            <text:p text:style-name="P5"><text:span text:style-name="T43"><text:tab/></text:span><text:span text:style-name="T43"><text:tab/></text:span><text:span text:style-name="T43">System.</text:span><text:span text:style-name="T50">out</text:span><text:span text:style-name="T43">.println(</text:span><text:span text:style-name="T51">"Posicion del minimo: "</text:span><text:span text:style-name="T43">+</text:span><text:span text:style-name="T46">POSMIN</text:span><text:span text:style-name="T43">+</text:span><text:span text:style-name="T51">" y el valor del minimo es: "</text:span><text:span text:style-name="T43">+</text:span><text:span text:style-name="T46">MINIMO</text:span><text:span text:style-name="T43">);</text:span></text:p>
            <text:p text:style-name="P5"><text:span text:style-name="T30"><text:tab/></text:span><text:span text:style-name="T30">}</text:span></text:p>
            <text:p text:style-name="P5"><text:span text:style-name="T29">}</text:span></text:p>
          </draw:text-box>
        </draw:frame>
        <presentation:notes draw:style-name="dp2">
          <draw:page-thumbnail draw:style-name="gr2" draw:layer="layout" svg:width="14.848cm" svg:height="11.136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frame presentation:style-name="pr2" draw:layer="layout" svg:width="25.199cm" svg:height="3.506cm" svg:x="1.4cm" svg:y="0.837cm" presentation:class="title">
          <draw:text-box>
            <text:p>Busqueda Lineal o Secuencial </text:p>
          </draw:text-box>
        </draw:frame>
        <draw:frame presentation:style-name="pr3" draw:text-style-name="P9" draw:layer="layout" svg:width="25.199cm" svg:height="14.215cm" svg:x="1.4cm" svg:y="4.737cm" presentation:class="subtitle" presentation:user-transformed="true">
          <draw:text-box>
            <text:p text:style-name="P5"><text:span text:style-name="T23"/></text:p>
            <text:p text:style-name="P5"><text:span text:style-name="T21">public</text:span><text:span text:style-name="T22"> </text:span><text:span text:style-name="T21">class</text:span><text:span text:style-name="T22"> BusquedaLineal {</text:span></text:p>
            <text:p text:style-name="P5"><text:span text:style-name="T23"/></text:p>
            <text:p text:style-name="P5"><text:span text:style-name="T22"><text:tab/></text:span><text:span text:style-name="T21">public</text:span><text:span text:style-name="T22"> </text:span><text:span text:style-name="T21">static</text:span><text:span text:style-name="T22"> </text:span><text:span text:style-name="T21">void</text:span><text:span text:style-name="T22"> main(String[] </text:span><text:span text:style-name="T24">args</text:span><text:span text:style-name="T22">) {</text:span></text:p>
            <text:p text:style-name="P5"><text:span text:style-name="T22"><text:tab/></text:span><text:span text:style-name="T22"><text:tab/></text:span></text:p>
            <text:p text:style-name="P5"><text:span text:style-name="T22"><text:tab/></text:span><text:span text:style-name="T22"><text:tab/></text:span><text:span text:style-name="T52">//</text:span><text:span text:style-name="T53">arreglos</text:span><text:span text:style-name="T52"> </text:span><text:span text:style-name="T53">enteros</text:span><text:span text:style-name="T52"> y </text:span><text:span text:style-name="T53">sus</text:span><text:span text:style-name="T52"> </text:span><text:span text:style-name="T53">posiciones</text:span></text:p>
            <text:p text:style-name="P5"><text:span text:style-name="T22"><text:tab/></text:span><text:span text:style-name="T22"><text:tab/></text:span><text:span text:style-name="T21">int</text:span><text:span text:style-name="T22"> </text:span><text:span text:style-name="T24">VECTOR</text:span><text:span text:style-name="T22">[] = { 5, 6, 8, 9, 3, 2, 4};</text:span></text:p>
            <text:p text:style-name="P5"><text:span text:style-name="T22"><text:tab/></text:span><text:span text:style-name="T22"><text:tab/></text:span><text:span text:style-name="T22"> <text:s text:c="14"/></text:span><text:span text:style-name="T52">//[0][1][2][3][4][5][6]</text:span></text:p>
            <text:p text:style-name="P5"><text:span text:style-name="T22"><text:tab/></text:span><text:span text:style-name="T22"><text:tab/></text:span><text:span text:style-name="T52">//</text:span><text:span text:style-name="T53">Busqueda</text:span><text:span text:style-name="T52"> </text:span><text:span text:style-name="T53">Lineal</text:span></text:p>
            <text:p text:style-name="P5"><text:span text:style-name="T22"><text:tab/></text:span><text:span text:style-name="T22"><text:tab/></text:span><text:span text:style-name="T21">int</text:span><text:span text:style-name="T22"> </text:span><text:span text:style-name="T24">VALOR</text:span><text:span text:style-name="T22"> = 3; </text:span><text:span text:style-name="T52">//el </text:span><text:span text:style-name="T53">numero</text:span><text:span text:style-name="T52"> 3 </text:span><text:span text:style-name="T53">esta</text:span><text:span text:style-name="T52"> </text:span><text:span text:style-name="T53">en</text:span><text:span text:style-name="T52"> </text:span><text:span text:style-name="T53">la</text:span><text:span text:style-name="T52"> </text:span><text:span text:style-name="T53">posicion</text:span><text:span text:style-name="T52"> [4]</text:span></text:p>
            <text:p text:style-name="P5"><text:span text:style-name="T22"><text:tab/></text:span><text:span text:style-name="T22"><text:tab/></text:span></text:p>
            <text:p text:style-name="P5"><text:span text:style-name="T22"><text:tab/></text:span><text:span text:style-name="T22"><text:tab/></text:span><text:span text:style-name="T21">for</text:span><text:span text:style-name="T22">(</text:span><text:span text:style-name="T21">int</text:span><text:span text:style-name="T22"> </text:span><text:span text:style-name="T24">i</text:span><text:span text:style-name="T22"> = 0; </text:span><text:span text:style-name="T24">i</text:span><text:span text:style-name="T22"> &lt; </text:span><text:span text:style-name="T24">VECTOR</text:span><text:span text:style-name="T22">.</text:span><text:span text:style-name="T25">length</text:span><text:span text:style-name="T22">; </text:span><text:span text:style-name="T24">i</text:span><text:span text:style-name="T22">++){</text:span></text:p>
            <text:p text:style-name="P5"><text:span text:style-name="T22"><text:tab/></text:span><text:span text:style-name="T22"><text:tab/></text:span><text:span text:style-name="T22"><text:tab/></text:span></text:p>
            <text:p text:style-name="P5"><text:span text:style-name="T22"><text:tab/></text:span><text:span text:style-name="T22"><text:tab/></text:span><text:span text:style-name="T22"><text:tab/></text:span><text:span text:style-name="T22"> <text:s text:c="5"/></text:span><text:span text:style-name="T21">if</text:span><text:span text:style-name="T22">(</text:span><text:span text:style-name="T24">VECTOR</text:span><text:span text:style-name="T22">[</text:span><text:span text:style-name="T24">i</text:span><text:span text:style-name="T22">] == </text:span><text:span text:style-name="T24">VALOR</text:span><text:span text:style-name="T22">){</text:span></text:p>
            <text:p text:style-name="P5"><text:span text:style-name="T22"><text:tab/></text:span><text:span text:style-name="T22"><text:tab/></text:span><text:span text:style-name="T22"><text:tab/></text:span><text:span text:style-name="T22"> <text:s text:c="3"/></text:span><text:span text:style-name="T22"><text:tab/></text:span><text:span text:style-name="T22"> <text:s/></text:span></text:p>
            <text:p text:style-name="P5"><text:span text:style-name="T22">System.</text:span><text:span text:style-name="T26">out</text:span><text:span text:style-name="T22">.println(</text:span><text:span text:style-name="T27">"El numero "</text:span><text:span text:style-name="T22">+</text:span><text:span text:style-name="T24">VECTOR</text:span><text:span text:style-name="T22">[</text:span><text:span text:style-name="T24">i</text:span><text:span text:style-name="T22">]+</text:span><text:span text:style-name="T27">" se en cuentra en la posicion ["</text:span><text:span text:style-name="T22">+</text:span><text:span text:style-name="T24">i</text:span><text:span text:style-name="T22">+</text:span><text:span text:style-name="T27">"]"</text:span><text:span text:style-name="T22">);</text:span></text:p>
            <text:p text:style-name="P5"><text:span text:style-name="T22"><text:tab/></text:span><text:span text:style-name="T22"><text:tab/></text:span><text:span text:style-name="T22"><text:tab/></text:span><text:span text:style-name="T22"> <text:s text:c="5"/></text:span></text:p>
            <text:p text:style-name="P5"><text:span text:style-name="T22"><text:s text:c="15"/></text:span><text:span text:style-name="T22">}</text:span></text:p>
            <text:p text:style-name="P5"><text:span text:style-name="T22"><text:tab/></text:span><text:span text:style-name="T22"><text:tab/></text:span><text:span text:style-name="T22">}</text:span></text:p>
            <text:p text:style-name="P5"><text:span text:style-name="T23"/></text:p>
            <text:p text:style-name="P5"><text:span text:style-name="T22"><text:tab/></text:span><text:span text:style-name="T22">}</text:span></text:p>
            <text:p text:style-name="P5"><text:span text:style-name="T23"/></text:p>
            <text:p text:style-name="P5"><text:span text:style-name="T22">}</text:span></text:p>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frame presentation:style-name="pr2" draw:layer="layout" svg:width="25.199cm" svg:height="3.506cm" svg:x="1.4cm" svg:y="0.837cm" presentation:class="title" presentation:user-transformed="true">
          <draw:text-box>
            <text:p>Busqueda Secuencial Scanner</text:p>
          </draw:text-box>
        </draw:frame>
        <draw:frame presentation:style-name="pr3" draw:text-style-name="P10" draw:layer="layout" svg:width="25.199cm" svg:height="15.208cm" svg:x="1.4cm" svg:y="4.239cm" presentation:class="subtitle" presentation:user-transformed="true">
          <draw:text-box>
            <text:p text:style-name="P5"><text:span text:style-name="T54">import</text:span><text:span text:style-name="T55"> java.util.*;</text:span></text:p>
            <text:p text:style-name="P5"><text:span text:style-name="T56"/></text:p>
            <text:p text:style-name="P5"><text:span text:style-name="T54">public</text:span><text:span text:style-name="T55"> </text:span><text:span text:style-name="T54">class</text:span><text:span text:style-name="T55"> BusquedaSecuencial {</text:span></text:p>
            <text:p text:style-name="P5"><text:span text:style-name="T56"/></text:p>
            <text:p text:style-name="P5"><text:span text:style-name="T55"><text:tab/></text:span><text:span text:style-name="T54">public</text:span><text:span text:style-name="T55"> </text:span><text:span text:style-name="T54">static</text:span><text:span text:style-name="T55"> </text:span><text:span text:style-name="T54">void</text:span><text:span text:style-name="T55"> main(String[] </text:span><text:span text:style-name="T57">args</text:span><text:span text:style-name="T55">) {</text:span></text:p>
            <text:p text:style-name="P5"><text:span text:style-name="T55"><text:tab/></text:span><text:span text:style-name="T55"><text:tab/></text:span></text:p>
            <text:p text:style-name="P5"><text:span text:style-name="T55"><text:tab/></text:span><text:span text:style-name="T55"><text:tab/></text:span><text:span text:style-name="T55">Scanner </text:span><text:span text:style-name="T58">sc</text:span><text:span text:style-name="T55"> = </text:span><text:span text:style-name="T54">new</text:span><text:span text:style-name="T55"> Scanner(System.</text:span><text:span text:style-name="T59">in</text:span><text:span text:style-name="T55">);</text:span></text:p>
            <text:p text:style-name="P5"><text:span text:style-name="T55"><text:tab/></text:span><text:span text:style-name="T55"><text:tab/></text:span><text:span text:style-name="T55">Scanner</text:span><text:span text:style-name="T60"> </text:span><text:span text:style-name="T58">sc1</text:span><text:span text:style-name="T60"> </text:span><text:span text:style-name="T55">= </text:span><text:span text:style-name="T54">new</text:span><text:span text:style-name="T55"> Scanner(System.</text:span><text:span text:style-name="T59">in</text:span><text:span text:style-name="T55">);</text:span></text:p>
            <text:p text:style-name="P5"><text:span text:style-name="T55"><text:tab/></text:span><text:span text:style-name="T55"><text:tab/></text:span><text:span text:style-name="T55">Scanner</text:span><text:span text:style-name="T60"> </text:span><text:span text:style-name="T58">sc2</text:span><text:span text:style-name="T55"> = </text:span><text:span text:style-name="T54">new</text:span><text:span text:style-name="T55"> Scanner(System.</text:span><text:span text:style-name="T59">in</text:span><text:span text:style-name="T55">);</text:span></text:p>
            <text:p text:style-name="P5"><text:span text:style-name="T55"><text:tab/></text:span><text:span text:style-name="T55"><text:tab/></text:span></text:p>
            <text:p text:style-name="P5"><text:span text:style-name="T55"><text:tab/></text:span><text:span text:style-name="T55"><text:tab/></text:span><text:span text:style-name="T55">System.</text:span><text:span text:style-name="T59">out</text:span><text:span text:style-name="T55">.print(</text:span><text:span text:style-name="T61">"Ingrese largo vector: "</text:span><text:span text:style-name="T55">);</text:span></text:p>
            <text:p text:style-name="P5"><text:span text:style-name="T55"><text:tab/></text:span><text:span text:style-name="T55"><text:tab/></text:span><text:span text:style-name="T54">int</text:span><text:span text:style-name="T55"> </text:span><text:span text:style-name="T57">n</text:span><text:span text:style-name="T55"> = </text:span><text:span text:style-name="T57">sc</text:span><text:span text:style-name="T55">.nextInt();</text:span></text:p>
            <text:p text:style-name="P5"><text:span text:style-name="T55"><text:tab/></text:span><text:span text:style-name="T55"><text:tab/></text:span></text:p>
            <text:p text:style-name="P5"><text:span text:style-name="T55"><text:tab/></text:span><text:span text:style-name="T55"><text:tab/></text:span><text:span text:style-name="T54">int</text:span><text:span text:style-name="T55"> </text:span><text:span text:style-name="T57">VECTOR</text:span><text:span text:style-name="T55">[] = </text:span><text:span text:style-name="T54">new</text:span><text:span text:style-name="T55"> </text:span><text:span text:style-name="T54">int</text:span><text:span text:style-name="T55">[</text:span><text:span text:style-name="T57">n</text:span><text:span text:style-name="T55">];</text:span></text:p>
            <text:p text:style-name="P5"><text:span text:style-name="T55"><text:tab/></text:span><text:span text:style-name="T55"><text:tab/></text:span></text:p>
            <text:p text:style-name="P5"><text:span text:style-name="T55"><text:tab/></text:span><text:span text:style-name="T55"><text:tab/></text:span><text:span text:style-name="T54">for</text:span><text:span text:style-name="T55">(</text:span><text:span text:style-name="T54">int</text:span><text:span text:style-name="T55"> </text:span><text:span text:style-name="T57">i</text:span><text:span text:style-name="T55"> = 0; </text:span><text:span text:style-name="T57">i</text:span><text:span text:style-name="T55"> &lt; </text:span><text:span text:style-name="T57">VECTOR</text:span><text:span text:style-name="T55">.</text:span><text:span text:style-name="T62">length</text:span><text:span text:style-name="T55">; </text:span><text:span text:style-name="T57">i</text:span><text:span text:style-name="T55">++){</text:span></text:p>
            <text:p text:style-name="P5"><text:span text:style-name="T55"><text:tab/></text:span><text:span text:style-name="T55"><text:tab/></text:span><text:span text:style-name="T55"><text:tab/></text:span></text:p>
            <text:p text:style-name="P5"><text:span text:style-name="T55"><text:tab/></text:span><text:span text:style-name="T55"><text:tab/></text:span><text:span text:style-name="T55"> <text:s/></text:span><text:span text:style-name="T55"><text:tab/></text:span><text:span text:style-name="T55">System.</text:span><text:span text:style-name="T59">out</text:span><text:span text:style-name="T55">.print(</text:span><text:span text:style-name="T61">"Ingrese "</text:span><text:span text:style-name="T55">+</text:span><text:span text:style-name="T57">n</text:span><text:span text:style-name="T55">+</text:span><text:span text:style-name="T61">" numeros ["</text:span><text:span text:style-name="T55">+</text:span><text:span text:style-name="T57">i</text:span><text:span text:style-name="T55">+</text:span><text:span text:style-name="T61">"] ="</text:span><text:span text:style-name="T55">);</text:span></text:p>
            <text:p text:style-name="P5"><text:span text:style-name="T55"><text:tab/></text:span><text:span text:style-name="T55"> <text:s text:c="2"/></text:span><text:span text:style-name="T55"><text:tab/></text:span><text:span text:style-name="T55"><text:tab/></text:span><text:span text:style-name="T57">VECTOR</text:span><text:span text:style-name="T55">[</text:span><text:span text:style-name="T57">i</text:span><text:span text:style-name="T55">] = </text:span><text:span text:style-name="T57">sc1</text:span><text:span text:style-name="T55">.nextInt();</text:span><text:span text:style-name="T55"><text:tab/></text:span></text:p>
            <text:p text:style-name="P5"><text:span text:style-name="T55"><text:tab/></text:span><text:span text:style-name="T55"><text:tab/></text:span><text:span text:style-name="T55">}</text:span></text:p>
            <text:p text:style-name="P5"><text:span text:style-name="T55"><text:tab/></text:span><text:span text:style-name="T55"><text:tab/></text:span></text:p>
            <text:p text:style-name="P5"><text:span text:style-name="T55"><text:tab/></text:span><text:span text:style-name="T55"><text:tab/></text:span><text:span text:style-name="T55">System.</text:span><text:span text:style-name="T59">out</text:span><text:span text:style-name="T55">.println(</text:span><text:span text:style-name="T61">"Ingrese Valor a encontrar: "</text:span><text:span text:style-name="T55">);</text:span></text:p>
            <text:p text:style-name="P5"><text:span text:style-name="T55"><text:tab/></text:span><text:span text:style-name="T55"><text:tab/></text:span><text:span text:style-name="T54">int</text:span><text:span text:style-name="T55"> </text:span><text:span text:style-name="T57">VALOR</text:span><text:span text:style-name="T55"> = </text:span><text:span text:style-name="T57">sc2</text:span><text:span text:style-name="T55">.nextInt();</text:span></text:p>
            <text:p text:style-name="P5"><text:span text:style-name="T55"><text:tab/></text:span><text:span text:style-name="T55"><text:tab/></text:span></text:p>
            <text:p text:style-name="P5"><text:span text:style-name="T55"><text:tab/></text:span><text:span text:style-name="T55"><text:tab/></text:span><text:span text:style-name="T54">for</text:span><text:span text:style-name="T55">(</text:span><text:span text:style-name="T54">int</text:span><text:span text:style-name="T55"> </text:span><text:span text:style-name="T57">i</text:span><text:span text:style-name="T55"> = 0 ; </text:span><text:span text:style-name="T57">i</text:span><text:span text:style-name="T55"> &lt; </text:span><text:span text:style-name="T57">VECTOR</text:span><text:span text:style-name="T55">.</text:span><text:span text:style-name="T62">length</text:span><text:span text:style-name="T55"> ; </text:span><text:span text:style-name="T57">i</text:span><text:span text:style-name="T55">++){</text:span></text:p>
            <text:p text:style-name="P5"><text:span text:style-name="T55"><text:tab/></text:span><text:span text:style-name="T55"><text:tab/></text:span><text:span text:style-name="T55"><text:tab/></text:span></text:p>
            <text:p text:style-name="P5"><text:span text:style-name="T55"><text:tab/></text:span><text:span text:style-name="T55"><text:tab/></text:span><text:span text:style-name="T55"><text:tab/></text:span><text:span text:style-name="T54">if</text:span><text:span text:style-name="T55">(</text:span><text:span text:style-name="T57">VECTOR</text:span><text:span text:style-name="T55">[</text:span><text:span text:style-name="T57">i</text:span><text:span text:style-name="T55">] == </text:span><text:span text:style-name="T57">VALOR</text:span><text:span text:style-name="T55">){</text:span></text:p>
            <text:p text:style-name="P5"><text:span text:style-name="T55"><text:tab/></text:span><text:span text:style-name="T55"><text:tab/></text:span><text:span text:style-name="T55"><text:tab/></text:span><text:span text:style-name="T55"><text:tab/></text:span></text:p>
            <text:p text:style-name="P5"><text:span text:style-name="T55"><text:tab/></text:span><text:span text:style-name="T55"><text:tab/></text:span><text:span text:style-name="T55"><text:tab/></text:span><text:span text:style-name="T55"><text:tab/></text:span><text:span text:style-name="T54">int</text:span><text:span text:style-name="T55"> </text:span><text:span text:style-name="T57">POS</text:span><text:span text:style-name="T55"> = </text:span><text:span text:style-name="T57">i</text:span><text:span text:style-name="T55">;</text:span></text:p>
            <text:p text:style-name="P5"><text:span text:style-name="T55"><text:tab/></text:span><text:span text:style-name="T55"><text:tab/></text:span><text:span text:style-name="T55"><text:tab/></text:span><text:span text:style-name="T55"><text:tab/></text:span></text:p>
            <text:p text:style-name="P5"><text:span text:style-name="T55"><text:tab/></text:span><text:span text:style-name="T55"><text:tab/></text:span><text:span text:style-name="T55"><text:tab/></text:span><text:span text:style-name="T55"><text:tab/></text:span><text:span text:style-name="T55">System.</text:span><text:span text:style-name="T59">out</text:span><text:span text:style-name="T55">.println(</text:span><text:span text:style-name="T61">"El numero que buscamos esta en la posicion: ["</text:span><text:span text:style-name="T55">+</text:span><text:span text:style-name="T57">POS</text:span><text:span text:style-name="T55">+</text:span><text:span text:style-name="T61">"]"</text:span><text:span text:style-name="T55">);</text:span></text:p>
            <text:p text:style-name="P5"><text:span text:style-name="T55"><text:tab/></text:span><text:span text:style-name="T55"><text:tab/></text:span><text:span text:style-name="T55"><text:tab/></text:span><text:span text:style-name="T55">}</text:span></text:p>
            <text:p text:style-name="P5"><text:span text:style-name="T55"><text:tab/></text:span><text:span text:style-name="T55"><text:tab/></text:span><text:span text:style-name="T55"><text:tab/></text:span></text:p>
            <text:p text:style-name="P5"><text:span text:style-name="T55"><text:tab/></text:span><text:span text:style-name="T55"><text:tab/></text:span><text:span text:style-name="T55">}</text:span></text:p>
            <text:p text:style-name="P5"><text:span text:style-name="T56"/></text:p>
            <text:p text:style-name="P5"><text:span text:style-name="T56"><text:tab/></text:span><text:span text:style-name="T56">}</text:span></text:p>
            <text:p text:style-name="P5"><text:span text:style-name="T55">}</text:span></text:p>
          </draw:text-box>
        </draw:fram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frame draw:style-name="gr4" draw:text-style-name="P3" draw:layer="layout" svg:width="26.5cm" svg:height="20.547cm" svg:x="1cm" svg:y="0.184cm">
          <draw:text-box>
            <text:p text:style-name="P1"><text:span text:style-name="T13"/></text:p>
            <text:p text:style-name="P1"><text:span text:style-name="T11">import</text:span><text:span text:style-name="T12"> java.util.*;</text:span></text:p>
            <text:p text:style-name="P1"><text:span text:style-name="T13"/></text:p>
            <text:p text:style-name="P1"><text:span text:style-name="T11">public</text:span><text:span text:style-name="T12"> </text:span><text:span text:style-name="T11">class</text:span><text:span text:style-name="T12"> BusquedaSecuencial {</text:span></text:p>
            <text:p text:style-name="P1"><text:span text:style-name="T13"/></text:p>
            <text:p text:style-name="P1"><text:span text:style-name="T11"><text:s text:c="7"/></text:span><text:span text:style-name="T11">public</text:span><text:span text:style-name="T12"> </text:span><text:span text:style-name="T11">static</text:span><text:span text:style-name="T12"> </text:span><text:span text:style-name="T11">void</text:span><text:span text:style-name="T12"> main(String[] </text:span><text:span text:style-name="T14">args</text:span><text:span text:style-name="T12">) {</text:span></text:p>
            <text:p text:style-name="P1"><text:span text:style-name="T12"/></text:p>
            <text:p text:style-name="P1"><text:span text:style-name="T12"><text:s text:c="11"/></text:span><text:span text:style-name="T12">Scanner </text:span><text:span text:style-name="T63">sc</text:span><text:span text:style-name="T12"> = </text:span><text:span text:style-name="T11">new</text:span><text:span text:style-name="T12"> Scanner(System.</text:span><text:span text:style-name="T17">in</text:span><text:span text:style-name="T12">);</text:span></text:p>
            <text:p text:style-name="P1"><text:span text:style-name="T12"><text:s text:c="11"/></text:span><text:span text:style-name="T12">Scanner </text:span><text:span text:style-name="T63">sc1</text:span><text:span text:style-name="T12"> = </text:span><text:span text:style-name="T11">new</text:span><text:span text:style-name="T12"> Scanner(System.</text:span><text:span text:style-name="T17">in</text:span><text:span text:style-name="T12">);</text:span></text:p>
            <text:p text:style-name="P1"><text:span text:style-name="T12"><text:s text:c="11"/></text:span><text:span text:style-name="T12">Scanner </text:span><text:span text:style-name="T63">sc2</text:span><text:span text:style-name="T12"> = </text:span><text:span text:style-name="T11">new</text:span><text:span text:style-name="T12"> Scanner(System.</text:span><text:span text:style-name="T17">in</text:span><text:span text:style-name="T12">);</text:span></text:p>
            <text:p text:style-name="P1"><text:span text:style-name="T12"/></text:p>
            <text:p text:style-name="P1"><text:span text:style-name="T12"><text:s text:c="11"/></text:span><text:span text:style-name="T12">System.</text:span><text:span text:style-name="T17">out</text:span><text:span text:style-name="T12">.print(</text:span><text:span text:style-name="T18">"Ingrese largo vector: "</text:span><text:span text:style-name="T12">);</text:span></text:p>
            <text:p text:style-name="P1"><text:span text:style-name="T11"><text:s text:c="11"/></text:span><text:span text:style-name="T11">int</text:span><text:span text:style-name="T12"> </text:span><text:span text:style-name="T14">n</text:span><text:span text:style-name="T12"> = </text:span><text:span text:style-name="T14">sc</text:span><text:span text:style-name="T12">.nextInt();</text:span></text:p>
            <text:p text:style-name="P1"><text:span text:style-name="T12"/></text:p>
            <text:p text:style-name="P1"><text:span text:style-name="T11"><text:s text:c="11"/></text:span><text:span text:style-name="T11">int</text:span><text:span text:style-name="T12"> </text:span><text:span text:style-name="T14">VECTOR</text:span><text:span text:style-name="T12">[] = </text:span><text:span text:style-name="T11">new</text:span><text:span text:style-name="T12"> </text:span><text:span text:style-name="T11">int</text:span><text:span text:style-name="T12">[</text:span><text:span text:style-name="T14">n</text:span><text:span text:style-name="T12">];</text:span></text:p>
            <text:p text:style-name="P1"><text:span text:style-name="T12"/></text:p>
            <text:p text:style-name="P1"><text:span text:style-name="T11"><text:s text:c="11"/></text:span><text:span text:style-name="T11">for</text:span><text:span text:style-name="T12">(</text:span><text:span text:style-name="T11">int</text:span><text:span text:style-name="T12"> </text:span><text:span text:style-name="T14">i</text:span><text:span text:style-name="T12"> = 0; </text:span><text:span text:style-name="T14">i</text:span><text:span text:style-name="T12"> &lt; </text:span><text:span text:style-name="T14">VECTOR</text:span><text:span text:style-name="T12">.</text:span><text:span text:style-name="T64">length</text:span><text:span text:style-name="T12">; </text:span><text:span text:style-name="T14">i</text:span><text:span text:style-name="T12">++){</text:span></text:p>
            <text:p text:style-name="P1"><text:span text:style-name="T12"/></text:p>
            <text:p text:style-name="P1"><text:span text:style-name="T12"><text:s text:c="13"/></text:span><text:span text:style-name="T12">System.</text:span><text:span text:style-name="T17">out</text:span><text:span text:style-name="T12">.print(</text:span><text:span text:style-name="T18">"Ingrese "</text:span><text:span text:style-name="T12">+</text:span><text:span text:style-name="T14">n</text:span><text:span text:style-name="T12">+</text:span><text:span text:style-name="T18">" numero ["</text:span><text:span text:style-name="T12">+</text:span><text:span text:style-name="T14">i</text:span><text:span text:style-name="T12">+</text:span><text:span text:style-name="T18">"] ="</text:span><text:span text:style-name="T12">);</text:span></text:p>
            <text:p text:style-name="P1"><text:span text:style-name="T14"><text:s text:c="13"/></text:span><text:span text:style-name="T14">VECTOR</text:span><text:span text:style-name="T12">[</text:span><text:span text:style-name="T14">i</text:span><text:span text:style-name="T12">] = </text:span><text:span text:style-name="T14">sc1</text:span><text:span text:style-name="T12">.nextInt();</text:span></text:p>
            <text:p text:style-name="P1"><text:span text:style-name="T12"/></text:p>
            <text:p text:style-name="P1"><text:span text:style-name="T12"><text:s text:c="13"/></text:span><text:span text:style-name="T12">System.</text:span><text:span text:style-name="T17">out</text:span><text:span text:style-name="T12">.println(</text:span><text:span text:style-name="T18">"El numero ingresado es: "</text:span><text:span text:style-name="T12">+</text:span><text:span text:style-name="T14">VECTOR</text:span><text:span text:style-name="T12">[</text:span><text:span text:style-name="T14">i</text:span><text:span text:style-name="T12">]);</text:span></text:p>
            <text:p text:style-name="P1"><text:span text:style-name="T12"><text:s text:c="11"/></text:span><text:span text:style-name="T12">}</text:span></text:p>
            <text:p text:style-name="P1"><text:span text:style-name="T12"/></text:p>
            <text:p text:style-name="P1"><text:span text:style-name="T12"><text:s text:c="12"/></text:span><text:span text:style-name="T12">System.</text:span><text:span text:style-name="T17">out</text:span><text:span text:style-name="T12">.println(</text:span><text:span text:style-name="T18">"Ingrese Valor a encontrar: "</text:span><text:span text:style-name="T12">);</text:span></text:p>
            <text:p text:style-name="P1"><text:span text:style-name="T11"><text:s text:c="12"/></text:span><text:span text:style-name="T11">int</text:span><text:span text:style-name="T12"> </text:span><text:span text:style-name="T14">VALOR</text:span><text:span text:style-name="T12"> = </text:span><text:span text:style-name="T14">sc2</text:span><text:span text:style-name="T12">.nextInt();</text:span></text:p>
            <text:p text:style-name="P1"><text:span text:style-name="T12"/></text:p>
            <text:p text:style-name="P1"><text:span text:style-name="T11"><text:s text:c="12"/></text:span><text:span text:style-name="T11">for</text:span><text:span text:style-name="T12">(</text:span><text:span text:style-name="T11">int</text:span><text:span text:style-name="T12"> </text:span><text:span text:style-name="T14">i</text:span><text:span text:style-name="T12"> = 0 ; </text:span><text:span text:style-name="T14">i</text:span><text:span text:style-name="T12"> &lt; </text:span><text:span text:style-name="T14">VECTOR</text:span><text:span text:style-name="T12">.</text:span><text:span text:style-name="T64">length</text:span><text:span text:style-name="T12"> ; </text:span><text:span text:style-name="T14">i</text:span><text:span text:style-name="T12">++){</text:span></text:p>
            <text:p text:style-name="P1"><text:span text:style-name="T12"/></text:p>
            <text:p text:style-name="P1"><text:span text:style-name="T11"><text:s text:c="20"/></text:span><text:span text:style-name="T11">if</text:span><text:span text:style-name="T12">(</text:span><text:span text:style-name="T14">VECTOR</text:span><text:span text:style-name="T12">[</text:span><text:span text:style-name="T14">i</text:span><text:span text:style-name="T12">] == </text:span><text:span text:style-name="T14">VALOR</text:span><text:span text:style-name="T12">){</text:span></text:p>
            <text:p text:style-name="P1"><text:span text:style-name="T12"/></text:p>
            <text:p text:style-name="P1"><text:span text:style-name="T11"><text:s text:c="25"/></text:span><text:span text:style-name="T11">int</text:span><text:span text:style-name="T12"> </text:span><text:span text:style-name="T14">POS</text:span><text:span text:style-name="T12"> = </text:span><text:span text:style-name="T14">i</text:span><text:span text:style-name="T12">;</text:span></text:p>
            <text:p text:style-name="P1"><text:span text:style-name="T12"/></text:p>
            <text:p text:style-name="P1"><text:span text:style-name="T12"><text:s text:c="13"/></text:span><text:span text:style-name="T12">System.</text:span><text:span text:style-name="T17">out</text:span><text:span text:style-name="T12">.println(</text:span><text:span text:style-name="T18">"El numero que buscamos esta en la posicion: ["</text:span><text:span text:style-name="T12">+</text:span><text:span text:style-name="T14">POS</text:span><text:span text:style-name="T12">+</text:span><text:span text:style-name="T18">"]"</text:span><text:span text:style-name="T12">);</text:span></text:p>
            <text:p text:style-name="P1"><text:span text:style-name="T12"><text:s text:c="13"/></text:span><text:span text:style-name="T12">}</text:span></text:p>
            <text:p text:style-name="P1"><text:span text:style-name="T12"/></text:p>
            <text:p text:style-name="P1"><text:span text:style-name="T12"><text:s text:c="10"/></text:span><text:span text:style-name="T12">}</text:span></text:p>
            <text:p text:style-name="P1"><text:span text:style-name="T13"/></text:p>
            <text:p text:style-name="P1"><text:span text:style-name="T12"><text:s text:c="4"/></text:span><text:span text:style-name="T12">}</text:span></text:p>
            <text:p text:style-name="P1"><text:span text:style-name="T13"/></text:p>
            <text:p text:style-name="P1"><text:span text:style-name="T12">}</text:span></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2" draw:text-style-name="P4" draw:layer="layout" svg:width="25.199cm" svg:height="3.506cm" svg:x="1.4cm" svg:y="0.837cm" presentation:class="title">
          <draw:text-box>
            <text:p><text:span text:style-name="T20">Busqueda Binaria con Metodo java </text:span></text:p>
          </draw:text-box>
        </draw:frame>
        <draw:frame presentation:style-name="pr3" draw:text-style-name="P11" draw:layer="layout" svg:width="25.199cm" svg:height="13.86cm" svg:x="1.4cm" svg:y="4.914cm" presentation:class="subtitle" presentation:user-transformed="true">
          <draw:text-box>
            <text:p text:style-name="P5"><text:span text:style-name="T1">import</text:span><text:span text:style-name="T2"> java.util.Arrays;</text:span></text:p>
            <text:p text:style-name="P5"><text:span text:style-name="T1">public</text:span><text:span text:style-name="T2"> </text:span><text:span text:style-name="T1">class</text:span><text:span text:style-name="T2"> BusquedaBynaria {</text:span></text:p>
            <text:p text:style-name="P5"><text:span text:style-name="T3"/></text:p>
            <text:p text:style-name="P5"><text:span text:style-name="T2"><text:tab/></text:span><text:span text:style-name="T1">public</text:span><text:span text:style-name="T2"> </text:span><text:span text:style-name="T1">static</text:span><text:span text:style-name="T2"> </text:span><text:span text:style-name="T1">void</text:span><text:span text:style-name="T2"> main(String[] </text:span><text:span text:style-name="T4">args</text:span><text:span text:style-name="T2">) {</text:span></text:p>
            <text:p text:style-name="P5"><text:span text:style-name="T2"><text:tab/></text:span><text:span text:style-name="T2"><text:tab/></text:span></text:p>
            <text:p text:style-name="P5"><text:span text:style-name="T2"><text:tab/></text:span><text:span text:style-name="T2"><text:tab/></text:span><text:span text:style-name="T1">int</text:span><text:span text:style-name="T2"> </text:span><text:span text:style-name="T4">VECTOR</text:span><text:span text:style-name="T2">[] = {5, 6, 8, 9, 4, 3, 2, 1};</text:span></text:p>
            <text:p text:style-name="P5"><text:span text:style-name="T2"><text:tab/></text:span><text:span text:style-name="T2"><text:tab/></text:span></text:p>
            <text:p text:style-name="P5"><text:span text:style-name="T2"><text:tab/></text:span><text:span text:style-name="T2"><text:tab/></text:span><text:span text:style-name="T1">int</text:span><text:span text:style-name="T2"> </text:span><text:span text:style-name="T4">POSICION</text:span><text:span text:style-name="T2">, </text:span><text:span text:style-name="T4">BUSCAR</text:span><text:span text:style-name="T2"> = 9;</text:span></text:p>
            <text:p text:style-name="P5"><text:span text:style-name="T2"><text:tab/></text:span><text:span text:style-name="T2"><text:tab/></text:span></text:p>
            <text:p text:style-name="P5"><text:span text:style-name="T2"><text:tab/></text:span><text:span text:style-name="T2"><text:tab/></text:span><text:span text:style-name="T2">Arrays.</text:span><text:span text:style-name="T65">sort</text:span><text:span text:style-name="T2">(</text:span><text:span text:style-name="T4">VECTOR</text:span><text:span text:style-name="T2">); </text:span><text:span text:style-name="T9">//</text:span><text:span text:style-name="T10">ordena</text:span><text:span text:style-name="T9"> el vector ( 1, 2, 3, 4, 5, 6, 8, 9)</text:span></text:p>
            <text:p text:style-name="P5"><text:span text:style-name="T2"><text:tab/></text:span><text:span text:style-name="T2"><text:tab/></text:span><text:span text:style-name="T2"> <text:s text:c="38"/></text:span><text:span text:style-name="T9">//[0][1][2][3][4][5][6][7]</text:span></text:p>
            <text:p text:style-name="P5"><text:span text:style-name="T2"><text:tab/></text:span><text:span text:style-name="T2"><text:tab/></text:span><text:span text:style-name="T1">for</text:span><text:span text:style-name="T2"> (</text:span><text:span text:style-name="T1">int</text:span><text:span text:style-name="T2"> </text:span><text:span text:style-name="T4">num</text:span><text:span text:style-name="T2"> : </text:span><text:span text:style-name="T4">VECTOR</text:span><text:span text:style-name="T2">) {</text:span></text:p>
            <text:p text:style-name="P5"><text:span text:style-name="T2"><text:s text:c="12"/></text:span><text:span text:style-name="T2">System.</text:span><text:span text:style-name="T7">out</text:span><text:span text:style-name="T2">.print(</text:span><text:span text:style-name="T4">num</text:span><text:span text:style-name="T2"> + </text:span><text:span text:style-name="T8">", "</text:span><text:span text:style-name="T2">);</text:span></text:p>
            <text:p text:style-name="P5"><text:span text:style-name="T2"><text:s text:c="8"/></text:span><text:span text:style-name="T2">}</text:span></text:p>
            <text:p text:style-name="P5"><text:span text:style-name="T2"><text:tab/></text:span><text:span text:style-name="T2"><text:tab/></text:span></text:p>
            <text:p text:style-name="P5"><text:span text:style-name="T2"><text:tab/></text:span><text:span text:style-name="T2"><text:tab/></text:span><text:span text:style-name="T2">System.</text:span><text:span text:style-name="T7">out</text:span><text:span text:style-name="T2">.println(</text:span><text:span text:style-name="T8">"Elementos Ordenados... "</text:span><text:span text:style-name="T2">);</text:span></text:p>
            <text:p text:style-name="P5"><text:span text:style-name="T2"><text:tab/></text:span><text:span text:style-name="T2"><text:tab/></text:span></text:p>
            <text:p text:style-name="P5"><text:span text:style-name="T2"><text:tab/></text:span><text:span text:style-name="T2"><text:tab/></text:span><text:span text:style-name="T4">POSICION</text:span><text:span text:style-name="T2"> = Arrays.</text:span><text:span text:style-name="T65">binarySearch</text:span><text:span text:style-name="T2">(</text:span><text:span text:style-name="T4">VECTOR</text:span><text:span text:style-name="T2">, </text:span><text:span text:style-name="T4">BUSCAR</text:span><text:span text:style-name="T2">);</text:span></text:p>
            <text:p text:style-name="P5"><text:span text:style-name="T2"><text:tab/></text:span><text:span text:style-name="T2"><text:tab/></text:span></text:p>
            <text:p text:style-name="P5"><text:span text:style-name="T2"><text:tab/></text:span><text:span text:style-name="T2"><text:tab/></text:span><text:span text:style-name="T2">System.</text:span><text:span text:style-name="T7">out</text:span><text:span text:style-name="T2">.println(</text:span><text:span text:style-name="T8">"El elemento se encuentra en la posicion: "</text:span><text:span text:style-name="T2">+</text:span><text:span text:style-name="T4">POSICION</text:span><text:span text:style-name="T2">);</text:span></text:p>
            <text:p text:style-name="P5"><text:span text:style-name="T3"><text:tab/></text:span><text:span text:style-name="T3">}</text:span></text:p>
            <text:p text:style-name="P5"><text:span text:style-name="T2">}</text:span></text:p>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presentation:style-name="pr2" draw:text-style-name="P4" draw:layer="layout" svg:width="25.199cm" svg:height="3.506cm" svg:x="1.4cm" svg:y="0.837cm" presentation:class="title">
          <draw:text-box>
            <text:p><text:span text:style-name="T20">Busqueda Binaria Ordenada con Scanner </text:span></text:p>
          </draw:text-box>
        </draw:frame>
        <draw:frame presentation:style-name="pr3" draw:text-style-name="P12" draw:layer="layout" svg:width="25.199cm" svg:height="15.346cm" svg:x="1.4cm" svg:y="4.16cm" presentation:class="subtitle" presentation:user-transformed="true">
          <draw:text-box>
            <text:p text:style-name="P5"><text:span text:style-name="T66">import</text:span><text:span text:style-name="T67"> java.util.Arrays;</text:span></text:p>
            <text:p text:style-name="P5"><text:span text:style-name="T66">import</text:span><text:span text:style-name="T67"> java.util.Scanner;</text:span></text:p>
            <text:p text:style-name="P5"><text:span text:style-name="T66">public</text:span><text:span text:style-name="T67"> </text:span><text:span text:style-name="T66">class</text:span><text:span text:style-name="T67"> BusquedaBynariaScanner {</text:span></text:p>
            <text:p text:style-name="P5"><text:span text:style-name="T68"/></text:p>
            <text:p text:style-name="P5"><text:span text:style-name="T67"><text:tab/></text:span><text:span text:style-name="T66">public</text:span><text:span text:style-name="T67"> </text:span><text:span text:style-name="T66">static</text:span><text:span text:style-name="T67"> </text:span><text:span text:style-name="T66">void</text:span><text:span text:style-name="T67"> main(String[] </text:span><text:span text:style-name="T69">args</text:span><text:span text:style-name="T67">) {</text:span></text:p>
            <text:p text:style-name="P5"><text:span text:style-name="T67"><text:tab/></text:span><text:span text:style-name="T67"><text:tab/></text:span></text:p>
            <text:p text:style-name="P5"><text:span text:style-name="T67"><text:tab/></text:span><text:span text:style-name="T67"><text:tab/></text:span><text:span text:style-name="T67">Scanner </text:span><text:span text:style-name="T70">scn</text:span><text:span text:style-name="T71"> </text:span><text:span text:style-name="T67">= </text:span><text:span text:style-name="T66">new</text:span><text:span text:style-name="T67"> Scanner(System.</text:span><text:span text:style-name="T72">in</text:span><text:span text:style-name="T67">);</text:span></text:p>
            <text:p text:style-name="P5"><text:span text:style-name="T67"><text:tab/></text:span><text:span text:style-name="T67"><text:tab/></text:span><text:span text:style-name="T67">Scanner </text:span><text:span text:style-name="T70">scn1</text:span><text:span text:style-name="T67"> = </text:span><text:span text:style-name="T66">new</text:span><text:span text:style-name="T67"> Scanner(System.</text:span><text:span text:style-name="T72">in</text:span><text:span text:style-name="T67">);</text:span></text:p>
            <text:p text:style-name="P5"><text:span text:style-name="T67"><text:tab/></text:span><text:span text:style-name="T67"><text:tab/></text:span></text:p>
            <text:p text:style-name="P5"><text:span text:style-name="T67"><text:tab/></text:span><text:span text:style-name="T67"><text:tab/></text:span><text:span text:style-name="T67">System.</text:span><text:span text:style-name="T72">out</text:span><text:span text:style-name="T67">.println(</text:span><text:span text:style-name="T73">"Ingrese el largo del vector: "</text:span><text:span text:style-name="T67">);</text:span></text:p>
            <text:p text:style-name="P5"><text:span text:style-name="T67"><text:tab/></text:span><text:span text:style-name="T67"><text:tab/></text:span><text:span text:style-name="T66">int</text:span><text:span text:style-name="T67"> </text:span><text:span text:style-name="T69">n</text:span><text:span text:style-name="T67"> = </text:span><text:span text:style-name="T69">scn</text:span><text:span text:style-name="T67">.nextInt();</text:span></text:p>
            <text:p text:style-name="P5"><text:span text:style-name="T67"><text:tab/></text:span><text:span text:style-name="T67"><text:tab/></text:span></text:p>
            <text:p text:style-name="P5"><text:span text:style-name="T67"><text:s text:c="8"/></text:span><text:span text:style-name="T66">int</text:span><text:span text:style-name="T67"> </text:span><text:span text:style-name="T69">VECTOR</text:span><text:span text:style-name="T67">[] = </text:span><text:span text:style-name="T66">new</text:span><text:span text:style-name="T67"> </text:span><text:span text:style-name="T66">int</text:span><text:span text:style-name="T67">[</text:span><text:span text:style-name="T69">n</text:span><text:span text:style-name="T67">];</text:span></text:p>
            <text:p text:style-name="P5"><text:span text:style-name="T67"><text:tab/></text:span><text:span text:style-name="T67"><text:tab/></text:span><text:span text:style-name="T67">int POSICION, </text:span><text:span text:style-name="T69">BUSCAR</text:span><text:span text:style-name="T67">;</text:span></text:p>
            <text:p text:style-name="P5"><text:span text:style-name="T67"><text:tab/></text:span><text:span text:style-name="T67"><text:tab/></text:span></text:p>
            <text:p text:style-name="P5"><text:span text:style-name="T67"><text:s text:c="8"/></text:span><text:span text:style-name="T66">for</text:span><text:span text:style-name="T67">(</text:span><text:span text:style-name="T66">int</text:span><text:span text:style-name="T67"> </text:span><text:span text:style-name="T69">i</text:span><text:span text:style-name="T67"> = 0; </text:span><text:span text:style-name="T69">i</text:span><text:span text:style-name="T67"> &lt; </text:span><text:span text:style-name="T69">VECTOR</text:span><text:span text:style-name="T67">.</text:span><text:span text:style-name="T74">length</text:span><text:span text:style-name="T67">; </text:span><text:span text:style-name="T69">i</text:span><text:span text:style-name="T67">++){</text:span><text:span text:style-name="T67"><text:tab/></text:span></text:p>
            <text:p text:style-name="P5"><text:span text:style-name="T67"><text:s text:c="8"/></text:span><text:span text:style-name="T67"><text:tab/></text:span><text:span text:style-name="T67">System.</text:span><text:span text:style-name="T72">out</text:span><text:span text:style-name="T67">.print(</text:span><text:span text:style-name="T73">"Introduzca datos en el vector: ["</text:span><text:span text:style-name="T67">+</text:span><text:span text:style-name="T69">i</text:span><text:span text:style-name="T67">+</text:span><text:span text:style-name="T73">"] = "</text:span><text:span text:style-name="T67">);</text:span></text:p>
            <text:p text:style-name="P5"><text:span text:style-name="T67"><text:s text:c="8"/></text:span><text:span text:style-name="T67"><text:tab/></text:span><text:span text:style-name="T69">VECTOR</text:span><text:span text:style-name="T67">[</text:span><text:span text:style-name="T69">i</text:span><text:span text:style-name="T67">] = </text:span><text:span text:style-name="T69">scn1</text:span><text:span text:style-name="T67">.nextInt();</text:span></text:p>
            <text:p text:style-name="P5"><text:span text:style-name="T67"><text:s text:c="8"/></text:span><text:span text:style-name="T67">} </text:span></text:p>
            <text:p text:style-name="P5"><text:span text:style-name="T67"><text:tab/></text:span><text:span text:style-name="T67"><text:tab/></text:span><text:span text:style-name="T67">Arrays.</text:span><text:span text:style-name="T75">sort</text:span><text:span text:style-name="T67">(</text:span><text:span text:style-name="T69">VECTOR</text:span><text:span text:style-name="T67">); </text:span><text:span text:style-name="T76">//</text:span><text:span text:style-name="T77">ordena</text:span><text:span text:style-name="T76"> el vector ( 1, 2, 3, 4, 5, 6, 8, 9)</text:span></text:p>
            <text:p text:style-name="P5"><text:span text:style-name="T67"><text:tab/></text:span><text:span text:style-name="T67"><text:tab/></text:span><text:span text:style-name="T67"> <text:s text:c="38"/></text:span><text:span text:style-name="T67">/</text:span><text:span text:style-name="T76">/[0][1][2][3][4][5][6][7]</text:span></text:p>
            <text:p text:style-name="P5"><text:span text:style-name="T67"><text:tab/></text:span><text:span text:style-name="T67"><text:tab/></text:span><text:span text:style-name="T67">System.</text:span><text:span text:style-name="T72">out</text:span><text:span text:style-name="T67">.println(</text:span><text:span text:style-name="T73">"Ingrese numero a buscar: "</text:span><text:span text:style-name="T67">);</text:span></text:p>
            <text:p text:style-name="P5"><text:span text:style-name="T67"><text:tab/></text:span><text:span text:style-name="T67"><text:tab/></text:span><text:span text:style-name="T69">BUSCAR</text:span><text:span text:style-name="T67"> = </text:span><text:span text:style-name="T69">scn1</text:span><text:span text:style-name="T67">.nextInt();</text:span></text:p>
            <text:p text:style-name="P5"><text:span text:style-name="T67"><text:tab/></text:span><text:span text:style-name="T67"><text:tab/></text:span></text:p>
            <text:p text:style-name="P5"><text:span text:style-name="T67"><text:tab/></text:span><text:span text:style-name="T67"><text:tab/></text:span><text:span text:style-name="T66">for</text:span><text:span text:style-name="T67"> (</text:span><text:span text:style-name="T66">int</text:span><text:span text:style-name="T67"> </text:span><text:span text:style-name="T69">num</text:span><text:span text:style-name="T67"> : </text:span><text:span text:style-name="T69">VECTOR</text:span><text:span text:style-name="T67">) {</text:span></text:p>
            <text:p text:style-name="P5"><text:span text:style-name="T67"><text:s text:c="12"/></text:span><text:span text:style-name="T67">System.</text:span><text:span text:style-name="T72">out</text:span><text:span text:style-name="T67">.print(</text:span><text:span text:style-name="T69">num</text:span><text:span text:style-name="T67"> + </text:span><text:span text:style-name="T73">", "</text:span><text:span text:style-name="T67">);</text:span></text:p>
            <text:p text:style-name="P5"><text:span text:style-name="T67"><text:s text:c="8"/></text:span><text:span text:style-name="T67">}</text:span></text:p>
            <text:p text:style-name="P5"><text:span text:style-name="T67"><text:tab/></text:span><text:span text:style-name="T67"><text:tab/></text:span><text:span text:style-name="T69">POSICION</text:span><text:span text:style-name="T67"> = Arrays.</text:span><text:span text:style-name="T75">binarySearch</text:span><text:span text:style-name="T67">(</text:span><text:span text:style-name="T69">VECTOR</text:span><text:span text:style-name="T67">, </text:span><text:span text:style-name="T69">BUSCAR</text:span><text:span text:style-name="T67">);</text:span><text:span text:style-name="T67"><text:tab/></text:span></text:p>
            <text:p text:style-name="P5"><text:span text:style-name="T67"><text:tab/></text:span><text:span text:style-name="T67"><text:tab/></text:span><text:span text:style-name="T67">System.</text:span><text:span text:style-name="T72">out</text:span><text:span text:style-name="T67">.println(</text:span><text:span text:style-name="T73">"El elemento se encuentra en la posicion: ["</text:span><text:span text:style-name="T67">+</text:span><text:span text:style-name="T69">POSICION</text:span><text:span text:style-name="T67">+</text:span><text:span text:style-name="T73">"]"</text:span><text:span text:style-name="T67">);</text:span></text:p>
            <text:p text:style-name="P5"><text:span text:style-name="T68"><text:tab/></text:span><text:span text:style-name="T68">}</text:span></text:p>
            <text:p text:style-name="P5"><text:span text:style-name="T67">}</text:span></text:p>
          </draw:text-box>
        </draw:frame>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2" draw:layer="layout" svg:width="25.199cm" svg:height="3.506cm" svg:x="1.4cm" svg:y="0.837cm" presentation:class="title">
          <draw:text-box>
            <text:p>Busqueda Binaria Sort y Scanner</text:p>
          </draw:text-box>
        </draw:frame>
        <draw:frame presentation:style-name="pr3" draw:layer="layout" svg:width="25.199cm" svg:height="13.86cm" svg:x="1.4cm" svg:y="4.914cm" presentation:class="subtitle">
          <draw:text-box>
            <text:p>Hacer el ejercicio anterior sin los elementos ordenados</text:p>
          </draw:text-box>
        </draw:frame>
        <presentation:notes draw:style-name="dp2">
          <draw:page-thumbnail draw:style-name="gr2"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presentation:style-name="pr2" draw:layer="layout" svg:width="25.199cm" svg:height="3.506cm" svg:x="1.4cm" svg:y="0.837cm" presentation:class="title">
          <draw:text-box>
            <text:p>Busqueda Binaria sin Ordenar</text:p>
          </draw:text-box>
        </draw:frame>
        <draw:frame presentation:style-name="pr3" draw:text-style-name="P13" draw:layer="layout" svg:width="25.199cm" svg:height="14.625cm" svg:x="1.4cm" svg:y="4.521cm" presentation:class="subtitle" presentation:user-transformed="true">
          <draw:text-box>
            <text:p text:style-name="P5"><text:span text:style-name="T78">import</text:span><text:span text:style-name="T79"> java.util.Arrays;</text:span></text:p>
            <text:p text:style-name="P5"><text:span text:style-name="T78">import</text:span><text:span text:style-name="T79"> java.util.Scanner;</text:span></text:p>
            <text:p text:style-name="P5"><text:span text:style-name="T78">public</text:span><text:span text:style-name="T79"> </text:span><text:span text:style-name="T78">class</text:span><text:span text:style-name="T79"> BusquedaBinarySortScanner {</text:span></text:p>
            <text:p text:style-name="P5"><text:span text:style-name="T80"/></text:p>
            <text:p text:style-name="P5"><text:span text:style-name="T79"><text:tab/></text:span><text:span text:style-name="T78">public</text:span><text:span text:style-name="T79"> </text:span><text:span text:style-name="T78">static</text:span><text:span text:style-name="T79"> </text:span><text:span text:style-name="T78">void</text:span><text:span text:style-name="T79"> main(String[] </text:span><text:span text:style-name="T81">args</text:span><text:span text:style-name="T79">) {</text:span></text:p>
            <text:p text:style-name="P5"><text:span text:style-name="T79"><text:tab/></text:span><text:span text:style-name="T79"><text:tab/></text:span></text:p>
            <text:p text:style-name="P5"><text:span text:style-name="T79"><text:tab/></text:span><text:span text:style-name="T79"><text:tab/></text:span><text:span text:style-name="T79">Scanner</text:span><text:span text:style-name="T82"> </text:span><text:span text:style-name="T83">scn</text:span><text:span text:style-name="T79"> = </text:span><text:span text:style-name="T78">new</text:span><text:span text:style-name="T79"> Scanner(System.</text:span><text:span text:style-name="T84">in</text:span><text:span text:style-name="T79">);</text:span></text:p>
            <text:p text:style-name="P5"><text:span text:style-name="T79"><text:tab/></text:span><text:span text:style-name="T79"><text:tab/></text:span><text:span text:style-name="T79">Scanner </text:span><text:span text:style-name="T83">scn1</text:span><text:span text:style-name="T82"> </text:span><text:span text:style-name="T79">= </text:span><text:span text:style-name="T78">new</text:span><text:span text:style-name="T79"> Scanner(System.</text:span><text:span text:style-name="T84">in</text:span><text:span text:style-name="T79">);</text:span></text:p>
            <text:p text:style-name="P5"><text:span text:style-name="T79"><text:tab/></text:span><text:span text:style-name="T79"><text:tab/></text:span></text:p>
            <text:p text:style-name="P5"><text:span text:style-name="T79"><text:tab/></text:span><text:span text:style-name="T79"><text:tab/></text:span><text:span text:style-name="T79">System.</text:span><text:span text:style-name="T84">out</text:span><text:span text:style-name="T79">.println(</text:span><text:span text:style-name="T85">"Ingrese el largo del vector: "</text:span><text:span text:style-name="T79">);</text:span></text:p>
            <text:p text:style-name="P5"><text:span text:style-name="T79"><text:tab/></text:span><text:span text:style-name="T79"><text:tab/></text:span><text:span text:style-name="T78">int</text:span><text:span text:style-name="T79"> </text:span><text:span text:style-name="T81">n</text:span><text:span text:style-name="T79"> = </text:span><text:span text:style-name="T81">scn</text:span><text:span text:style-name="T79">.nextInt();</text:span></text:p>
            <text:p text:style-name="P5"><text:span text:style-name="T79"><text:tab/></text:span><text:span text:style-name="T79"><text:tab/></text:span></text:p>
            <text:p text:style-name="P5"><text:span text:style-name="T79"><text:s text:c="8"/></text:span><text:span text:style-name="T78">int</text:span><text:span text:style-name="T79"> </text:span><text:span text:style-name="T81">VECTOR</text:span><text:span text:style-name="T79">[] = </text:span><text:span text:style-name="T78">new</text:span><text:span text:style-name="T79"> </text:span><text:span text:style-name="T78">int</text:span><text:span text:style-name="T79">[</text:span><text:span text:style-name="T81">n</text:span><text:span text:style-name="T79">];</text:span></text:p>
            <text:p text:style-name="P5"><text:span text:style-name="T79"><text:s text:c="8"/></text:span></text:p>
            <text:p text:style-name="P5"><text:span text:style-name="T79"><text:s text:c="8"/></text:span><text:span text:style-name="T78">int</text:span><text:span text:style-name="T79"> </text:span><text:span text:style-name="T81">POSICION,</text:span><text:span text:style-name="T79"> </text:span><text:span text:style-name="T81">BUSCAR</text:span><text:span text:style-name="T79">;</text:span></text:p>
            <text:p text:style-name="P5"><text:span text:style-name="T79"><text:tab/></text:span><text:span text:style-name="T79"><text:tab/></text:span></text:p>
            <text:p text:style-name="P5"><text:span text:style-name="T79"><text:s text:c="8"/></text:span><text:span text:style-name="T78">for</text:span><text:span text:style-name="T79">(</text:span><text:span text:style-name="T78">int</text:span><text:span text:style-name="T79"> </text:span><text:span text:style-name="T81">i</text:span><text:span text:style-name="T79"> = 0; </text:span><text:span text:style-name="T81">i</text:span><text:span text:style-name="T79"> &lt; </text:span><text:span text:style-name="T81">VECTOR</text:span><text:span text:style-name="T79">.</text:span><text:span text:style-name="T86">length</text:span><text:span text:style-name="T79">; </text:span><text:span text:style-name="T81">i</text:span><text:span text:style-name="T79">++){ <text:s text:c="5"/></text:span><text:span text:style-name="T79"><text:tab/></text:span></text:p>
            <text:p text:style-name="P5"><text:span text:style-name="T79"><text:s text:c="8"/></text:span><text:span text:style-name="T79"><text:tab/></text:span><text:span text:style-name="T79">System.</text:span><text:span text:style-name="T84">out</text:span><text:span text:style-name="T79">.print(</text:span><text:span text:style-name="T85">"Introduzca datos en el vector: ["</text:span><text:span text:style-name="T79">+</text:span><text:span text:style-name="T81">i</text:span><text:span text:style-name="T79">+</text:span><text:span text:style-name="T85">"] = "</text:span><text:span text:style-name="T79">);</text:span></text:p>
            <text:p text:style-name="P5"><text:span text:style-name="T79"><text:s text:c="8"/></text:span><text:span text:style-name="T79"><text:tab/></text:span><text:span text:style-name="T81">VECTOR</text:span><text:span text:style-name="T79">[</text:span><text:span text:style-name="T81">i</text:span><text:span text:style-name="T79">] = </text:span><text:span text:style-name="T81">scn1</text:span><text:span text:style-name="T79">.nextInt();</text:span></text:p>
            <text:p text:style-name="P5"><text:span text:style-name="T79"><text:s text:c="8"/></text:span><text:span text:style-name="T79">}</text:span></text:p>
            <text:p text:style-name="P5"><text:span text:style-name="T79"><text:s text:c="8"/></text:span></text:p>
            <text:p text:style-name="P5"><text:span text:style-name="T79"><text:s text:c="8"/></text:span><text:span text:style-name="T79">System.</text:span><text:span text:style-name="T84">out</text:span><text:span text:style-name="T79">.println(</text:span><text:span text:style-name="T85">"Ingrese numero a buscar: "</text:span><text:span text:style-name="T79">);</text:span></text:p>
            <text:p text:style-name="P5"><text:span text:style-name="T79"><text:tab/></text:span><text:span text:style-name="T79"><text:tab/></text:span><text:span text:style-name="T81">BUSCAR</text:span><text:span text:style-name="T79"> = </text:span><text:span text:style-name="T81">scn1</text:span><text:span text:style-name="T79">.nextInt();</text:span></text:p>
            <text:p text:style-name="P5"><text:span text:style-name="T79"><text:tab/></text:span><text:span text:style-name="T79"><text:tab/></text:span></text:p>
            <text:p text:style-name="P5"><text:span text:style-name="T79"><text:tab/></text:span><text:span text:style-name="T79"><text:tab/></text:span><text:span text:style-name="T78">for</text:span><text:span text:style-name="T79"> (</text:span><text:span text:style-name="T78">int</text:span><text:span text:style-name="T79"> </text:span><text:span text:style-name="T81">num</text:span><text:span text:style-name="T79"> : </text:span><text:span text:style-name="T81">VECTOR</text:span><text:span text:style-name="T79">) {</text:span></text:p>
            <text:p text:style-name="P5"><text:span text:style-name="T79"><text:s text:c="12"/></text:span><text:span text:style-name="T79">System.</text:span><text:span text:style-name="T84">out</text:span><text:span text:style-name="T79">.print(</text:span><text:span text:style-name="T81">num</text:span><text:span text:style-name="T79"> + </text:span><text:span text:style-name="T85">", "</text:span><text:span text:style-name="T79">);</text:span></text:p>
            <text:p text:style-name="P5"><text:span text:style-name="T79"><text:s text:c="12"/></text:span><text:span text:style-name="T79">}</text:span></text:p>
            <text:p text:style-name="P5"><text:span text:style-name="T79"><text:tab/></text:span><text:span text:style-name="T79"><text:tab/></text:span></text:p>
            <text:p text:style-name="P5"><text:span text:style-name="T79"><text:tab/></text:span><text:span text:style-name="T79"><text:tab/></text:span><text:span text:style-name="T81">POSICION</text:span><text:span text:style-name="T79"> = Arrays.</text:span><text:span text:style-name="T87">binarySearch</text:span><text:span text:style-name="T79">(</text:span><text:span text:style-name="T81">VECTOR</text:span><text:span text:style-name="T79">, </text:span><text:span text:style-name="T81">BUSCAR</text:span><text:span text:style-name="T79">);</text:span><text:span text:style-name="T79"><text:tab/></text:span></text:p>
            <text:p text:style-name="P5"><text:span text:style-name="T79"><text:tab/></text:span><text:span text:style-name="T79"><text:tab/></text:span><text:span text:style-name="T79">System.</text:span><text:span text:style-name="T84">out</text:span><text:span text:style-name="T79">.println(</text:span><text:span text:style-name="T85">"El elemento se encuentra en la posicion: ["</text:span><text:span text:style-name="T79">+</text:span><text:span text:style-name="T81">POSICION</text:span><text:span text:style-name="T79">+</text:span><text:span text:style-name="T85">"]"</text:span><text:span text:style-name="T79">);</text:span></text:p>
            <text:p text:style-name="P5"><text:span text:style-name="T80"><text:tab/></text:span><text:span text:style-name="T80">}</text:span></text:p>
            <text:p text:style-name="P5"><text:span text:style-name="T79">}</text:span></text:p>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draw:frame draw:style-name="gr5" draw:text-style-name="P14" draw:layer="layout" svg:width="25.5cm" svg:height="20cm" svg:x="1.5cm" svg:y="0.5cm">
          <draw:text-box>
            <text:p text:style-name="P1"><text:span text:style-name="T88">Import </text:span><text:span text:style-name="T89">java.util.Scanner;</text:span></text:p>
            <text:p text:style-name="P1"><text:span text:style-name="T89">Import Java.util.Arrays;</text:span></text:p>
            <text:p text:style-name="P1"><text:span text:style-name="T89"/></text:p>
            <text:p text:style-name="P1"><text:span text:style-name="T88">public</text:span><text:span text:style-name="T90"> </text:span><text:span text:style-name="T88">class</text:span><text:span text:style-name="T90"> BusquedaBinaria {</text:span></text:p>
            <text:p text:style-name="P1"><text:span text:style-name="T91"/></text:p>
            <text:p text:style-name="P1"><text:span text:style-name="T88">public</text:span><text:span text:style-name="T90"> </text:span><text:span text:style-name="T88">static</text:span><text:span text:style-name="T90"> </text:span><text:span text:style-name="T88">void</text:span><text:span text:style-name="T90"> main(String[] </text:span><text:span text:style-name="T92">args</text:span><text:span text:style-name="T90">) {</text:span></text:p>
            <text:p text:style-name="P1"><text:span text:style-name="T90"/></text:p>
            <text:p text:style-name="P1"><text:span text:style-name="T90">Scanner </text:span><text:span text:style-name="T93">scn</text:span><text:span text:style-name="T90"> = </text:span><text:span text:style-name="T88">new</text:span><text:span text:style-name="T90"> Scanner(System.</text:span><text:span text:style-name="T94">in</text:span><text:span text:style-name="T90">);</text:span></text:p>
            <text:p text:style-name="P1"><text:span text:style-name="T90">Scanner </text:span><text:span text:style-name="T93">scn1</text:span><text:span text:style-name="T90"> = </text:span><text:span text:style-name="T88">new</text:span><text:span text:style-name="T90"> Scanner(System.</text:span><text:span text:style-name="T94">in</text:span><text:span text:style-name="T90">);</text:span></text:p>
            <text:p text:style-name="P1"><text:span text:style-name="T90">Scanner </text:span><text:span text:style-name="T93">scn2</text:span><text:span text:style-name="T90"> = </text:span><text:span text:style-name="T88">new</text:span><text:span text:style-name="T90"> Scanner(System.</text:span><text:span text:style-name="T94">in</text:span><text:span text:style-name="T90">);</text:span></text:p>
            <text:p text:style-name="P1"><text:span text:style-name="T90">Scanner </text:span><text:span text:style-name="T93">scn3</text:span><text:span text:style-name="T90"> = </text:span><text:span text:style-name="T88">new</text:span><text:span text:style-name="T90"> Scanner(System.</text:span><text:span text:style-name="T94">in</text:span><text:span text:style-name="T90">);</text:span></text:p>
            <text:p text:style-name="P1"><text:span text:style-name="T90"/></text:p>
            <text:p text:style-name="P1"><text:span text:style-name="T90">System.</text:span><text:span text:style-name="T94">out</text:span><text:span text:style-name="T90">.println(</text:span><text:span text:style-name="T95">"Ingrese el largo del vector: "</text:span><text:span text:style-name="T90">);</text:span></text:p>
            <text:p text:style-name="P1"><text:span text:style-name="T88">int</text:span><text:span text:style-name="T90"> </text:span><text:span text:style-name="T92">n</text:span><text:span text:style-name="T90"> = </text:span><text:span text:style-name="T92">scn</text:span><text:span text:style-name="T90">.nextInt();</text:span></text:p>
            <text:p text:style-name="P1"><text:span text:style-name="T90"/></text:p>
            <text:p text:style-name="P1"><text:span text:style-name="T88">int</text:span><text:span text:style-name="T90"> </text:span><text:span text:style-name="T92">VECTOR</text:span><text:span text:style-name="T90">[] = </text:span><text:span text:style-name="T88">new</text:span><text:span text:style-name="T90"> </text:span><text:span text:style-name="T88">int</text:span><text:span text:style-name="T90">[</text:span><text:span text:style-name="T92">n</text:span><text:span text:style-name="T90">];</text:span></text:p>
            <text:p text:style-name="P1"><text:span text:style-name="T90"/></text:p>
            <text:p text:style-name="P1"><text:span text:style-name="T90"><text:s text:c="8"/></text:span><text:span text:style-name="T88">boolean</text:span><text:span text:style-name="T90"> </text:span><text:span text:style-name="T92">ENCONTRADO</text:span><text:span text:style-name="T90"> = </text:span><text:span text:style-name="T88">false</text:span><text:span text:style-name="T90">;</text:span></text:p>
            <text:p text:style-name="P1"><text:span text:style-name="T90"><text:s text:c="8"/></text:span><text:span text:style-name="T88">int</text:span><text:span text:style-name="T90"> </text:span><text:span text:style-name="T92">INICIO</text:span><text:span text:style-name="T90"> = 0;</text:span></text:p>
            <text:p text:style-name="P1"><text:span text:style-name="T90"><text:s text:c="8"/></text:span><text:span text:style-name="T88">int</text:span><text:span text:style-name="T90"> </text:span><text:span text:style-name="T92">FINAL</text:span><text:span text:style-name="T90"> = </text:span><text:span text:style-name="T92">VECTOR</text:span><text:span text:style-name="T90">.</text:span><text:span text:style-name="T96">length</text:span><text:span text:style-name="T90">-1;</text:span></text:p>
            <text:p text:style-name="P1"><text:span text:style-name="T90"><text:s text:c="8"/></text:span><text:span text:style-name="T88">int</text:span><text:span text:style-name="T90"> </text:span><text:span text:style-name="T92">MEDIO</text:span><text:span text:style-name="T90"> = 0;</text:span></text:p>
            <text:p text:style-name="P1"><text:span text:style-name="T90"><text:s text:c="8"/></text:span></text:p>
            <text:p text:style-name="P1"><text:span text:style-name="T90"><text:s text:c="8"/></text:span><text:span text:style-name="T88">for</text:span><text:span text:style-name="T90">(</text:span><text:span text:style-name="T88">int</text:span><text:span text:style-name="T90"> </text:span><text:span text:style-name="T92">i</text:span><text:span text:style-name="T90"> = 0; </text:span><text:span text:style-name="T92">i</text:span><text:span text:style-name="T90"> &lt; </text:span><text:span text:style-name="T92">VECTOR</text:span><text:span text:style-name="T90">.</text:span><text:span text:style-name="T96">length</text:span><text:span text:style-name="T90">; </text:span><text:span text:style-name="T92">i</text:span><text:span text:style-name="T90">++){</text:span></text:p>
            <text:p text:style-name="P1"><text:span text:style-name="T90"><text:s text:c="8"/></text:span><text:span text:style-name="T90"><text:tab/></text:span></text:p>
            <text:p text:style-name="P1"><text:span text:style-name="T90"><text:s text:c="8"/></text:span><text:span text:style-name="T90"><text:tab/></text:span><text:span text:style-name="T90">System.</text:span><text:span text:style-name="T94">out</text:span><text:span text:style-name="T90">.print(</text:span><text:span text:style-name="T95">"Introduzca datos en el vector: ["</text:span><text:span text:style-name="T90">+</text:span><text:span text:style-name="T92">i</text:span><text:span text:style-name="T90">+</text:span><text:span text:style-name="T95">"] = "</text:span><text:span text:style-name="T90">);</text:span></text:p>
            <text:p text:style-name="P1"><text:span text:style-name="T90"><text:s text:c="8"/></text:span><text:span text:style-name="T90"><text:tab/></text:span><text:span text:style-name="T92">VECTOR</text:span><text:span text:style-name="T90">[</text:span><text:span text:style-name="T92">i</text:span><text:span text:style-name="T90">] = </text:span><text:span text:style-name="T92">scn1</text:span><text:span text:style-name="T90">.nextInt();</text:span></text:p>
            <text:p text:style-name="P1"><text:span text:style-name="T90"><text:s text:c="8"/></text:span><text:span text:style-name="T90">}</text:span></text:p>
            <text:p text:style-name="P1"><text:span text:style-name="T90"/></text:p>
            <text:p text:style-name="P1"><text:span text:style-name="T90">Arrays.</text:span><text:span text:style-name="T97">sort</text:span><text:span text:style-name="T90">(</text:span><text:span text:style-name="T92">VECTOR</text:span><text:span text:style-name="T90">); </text:span><text:span text:style-name="T98">// el vector </text:span><text:span text:style-name="T99">ordenado</text:span><text:span text:style-name="T98"> ( 1, 2, 3, 4, 5, 6, 8, 9)</text:span></text:p>
            <text:p text:style-name="P1"><text:span text:style-name="T90"><text:s text:c="39"/></text:span><text:span text:style-name="T98">//[0][1][2][3][4][5][6][7]</text:span></text:p>
            <text:p text:style-name="P1"><text:span text:style-name="T90">System.</text:span><text:span text:style-name="T94">out</text:span><text:span text:style-name="T90">.println(</text:span><text:span text:style-name="T95">"Digite el dato a buscar en el vector: "</text:span><text:span text:style-name="T90">);</text:span></text:p>
            <text:p text:style-name="P1"><text:span text:style-name="T88">int</text:span><text:span text:style-name="T90"> </text:span><text:span text:style-name="T92">BUSCAR</text:span><text:span text:style-name="T90"> = </text:span><text:span text:style-name="T92">scn2</text:span><text:span text:style-name="T90">.nextInt();</text:span></text:p>
            <text:p text:style-name="P1"><text:span text:style-name="T90"/></text:p>
            <text:p text:style-name="P1"><text:span text:style-name="T88">for</text:span><text:span text:style-name="T90">(</text:span><text:span text:style-name="T88">int</text:span><text:span text:style-name="T90"> </text:span><text:span text:style-name="T92">i</text:span><text:span text:style-name="T90"> = 0; </text:span><text:span text:style-name="T92">i</text:span><text:span text:style-name="T90"> &lt; </text:span><text:span text:style-name="T92">VECTOR</text:span><text:span text:style-name="T90">.</text:span><text:span text:style-name="T96">length</text:span><text:span text:style-name="T90">; </text:span><text:span text:style-name="T92">i</text:span><text:span text:style-name="T90">++){</text:span></text:p>
            <text:p text:style-name="P1"><text:span text:style-name="T90"/></text:p>
            <text:p text:style-name="P1"><text:span text:style-name="T90">System.</text:span><text:span text:style-name="T94">out</text:span><text:span text:style-name="T90">.print(</text:span><text:span text:style-name="T95">"Posicion ["</text:span><text:span text:style-name="T90">+</text:span><text:span text:style-name="T92">i</text:span><text:span text:style-name="T90">+</text:span><text:span text:style-name="T95">"] = "</text:span><text:span text:style-name="T90">+</text:span><text:span text:style-name="T92">VECTOR</text:span><text:span text:style-name="T90">[</text:span><text:span text:style-name="T92">i</text:span><text:span text:style-name="T90">]+</text:span><text:span text:style-name="T95">"\n"</text:span><text:span text:style-name="T90">);</text:span></text:p>
            <text:p text:style-name="P1"><text:span text:style-name="T90">}</text:span></text:p>
          </draw:text-box>
        </draw:frame>
        <presentation:notes draw:style-name="dp2">
          <draw:page-thumbnail draw:style-name="gr2"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draw:frame draw:style-name="gr6" draw:text-style-name="P15" draw:layer="layout" svg:width="25cm" svg:height="17.651cm" svg:x="1.5cm" svg:y="2cm">
          <draw:text-box>
            <text:p text:style-name="P1"><text:span text:style-name="T45">while</text:span><text:span text:style-name="T43">(!</text:span><text:span text:style-name="T46">ENCONTRADO</text:span><text:span text:style-name="T43"> &amp;&amp; </text:span><text:span text:style-name="T46">INICIO</text:span><text:span text:style-name="T43"> &lt;= </text:span><text:span text:style-name="T46">FINAL</text:span><text:span text:style-name="T43">){ </text:span><text:span text:style-name="T100">//</text:span><text:span text:style-name="T101">mientras</text:span><text:span text:style-name="T100"> no </text:span><text:span text:style-name="T101">lo</text:span><text:span text:style-name="T100"> </text:span><text:span text:style-name="T101">hallas</text:span><text:span text:style-name="T102"> ENCONTRADO y el INICIO</text:span></text:p>
            <text:p text:style-name="P1"><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4">//sea </text:span><text:span text:style-name="T47">menor</text:span><text:span text:style-name="T44"> o </text:span><text:span text:style-name="T47">igual</text:span><text:span text:style-name="T44"> </text:span><text:span text:style-name="T47">que</text:span><text:span text:style-name="T44"> el FIN </text:span><text:span text:style-name="T47">calculo</text:span><text:span text:style-name="T44"> el </text:span><text:span text:style-name="T47">punto</text:span><text:span text:style-name="T44"> </text:span><text:span text:style-name="T47">medio</text:span></text:p>
            <text:p text:style-name="P1"><text:span text:style-name="T43"/></text:p>
            <text:p text:style-name="P1"><text:span text:style-name="T46">MEDIO</text:span><text:span text:style-name="T43"> = </text:span><text:span text:style-name="T46">INICIO</text:span><text:span text:style-name="T43"> + (</text:span><text:span text:style-name="T46">FINAL</text:span><text:span text:style-name="T43"> – </text:span><text:span text:style-name="T46">INICIO</text:span><text:span text:style-name="T43">)/2; </text:span><text:span text:style-name="T102">//40+(50-40)/2 = 40+(10/2)=45 valor entre 40 y 50</text:span></text:p>
            <text:p text:style-name="P1"><text:span text:style-name="T43"/></text:p>
            <text:p text:style-name="P1"><text:span text:style-name="T45">if</text:span><text:span text:style-name="T43">(</text:span><text:span text:style-name="T46">BUSCAR</text:span><text:span text:style-name="T43"> == </text:span><text:span text:style-name="T46">VECTOR</text:span><text:span text:style-name="T43">[</text:span><text:span text:style-name="T46">MEDIO</text:span><text:span text:style-name="T43">]){</text:span></text:p>
            <text:p text:style-name="P1"><text:span text:style-name="T43"/></text:p>
            <text:p text:style-name="P1"><text:span text:style-name="T46">ENCONTRADO</text:span><text:span text:style-name="T43"> = </text:span><text:span text:style-name="T45">true</text:span><text:span text:style-name="T43">;</text:span></text:p>
            <text:p text:style-name="P1"><text:span text:style-name="T43"/></text:p>
            <text:p text:style-name="P1"><text:span text:style-name="T43">}</text:span><text:span text:style-name="T45">else</text:span><text:span text:style-name="T43"> </text:span><text:span text:style-name="T45">if</text:span><text:span text:style-name="T43">(</text:span><text:span text:style-name="T46">BUSCAR</text:span><text:span text:style-name="T43"> &gt; </text:span><text:span text:style-name="T46">VECTOR</text:span><text:span text:style-name="T43">[</text:span><text:span text:style-name="T46">MEDIO</text:span><text:span text:style-name="T43">]){</text:span></text:p>
            <text:p text:style-name="P1"><text:span text:style-name="T43"/></text:p>
            <text:p text:style-name="P1"><text:span text:style-name="T46">INICIO</text:span><text:span text:style-name="T43"> = </text:span><text:span text:style-name="T46">MEDIO</text:span><text:span text:style-name="T43"> + 1;</text:span></text:p>
            <text:p text:style-name="P1"><text:span text:style-name="T43">}</text:span><text:span text:style-name="T45">else</text:span><text:span text:style-name="T43">{</text:span></text:p>
            <text:p text:style-name="P1"><text:span text:style-name="T43"/></text:p>
            <text:p text:style-name="P1"><text:span text:style-name="T46">FINAL</text:span><text:span text:style-name="T43"> = </text:span><text:span text:style-name="T46">MEDIO</text:span><text:span text:style-name="T43"> - 1;</text:span></text:p>
            <text:p text:style-name="P1"><text:span text:style-name="T43">}</text:span></text:p>
            <text:p text:style-name="P1"><text:span text:style-name="T43"/></text:p>
            <text:p text:style-name="P1"><text:span text:style-name="T43">}</text:span><text:span text:style-name="T44">//fin while</text:span></text:p>
            <text:p text:style-name="P1"><text:span text:style-name="T43"/></text:p>
            <text:p text:style-name="P1"><text:span text:style-name="T45">if</text:span><text:span text:style-name="T43">(</text:span><text:span text:style-name="T46">ENCONTRADO</text:span><text:span text:style-name="T43">){</text:span></text:p>
            <text:p text:style-name="P1"><text:span text:style-name="T43"/></text:p>
            <text:p text:style-name="P1"><text:span text:style-name="T43">System.</text:span><text:span text:style-name="T50">out</text:span><text:span text:style-name="T43">.println(</text:span><text:span text:style-name="T51">"El numero se encuentra en la posicion: ["</text:span><text:span text:style-name="T43">+</text:span><text:span text:style-name="T46">MEDIO</text:span><text:span text:style-name="T43">+</text:span><text:span text:style-name="T51">"]"</text:span><text:span text:style-name="T43">);</text:span></text:p>
            <text:p text:style-name="P1"><text:span text:style-name="T43">}</text:span><text:span text:style-name="T45">else</text:span><text:span text:style-name="T43">{</text:span></text:p>
            <text:p text:style-name="P1"><text:span text:style-name="T43"/></text:p>
            <text:p text:style-name="P1"><text:span text:style-name="T43">System.</text:span><text:span text:style-name="T50">out</text:span><text:span text:style-name="T43">.println(</text:span><text:span text:style-name="T51">"El numero no se encuentra..."</text:span><text:span text:style-name="T43">);</text:span></text:p>
            <text:p text:style-name="P1"><text:span text:style-name="T43">}</text:span><text:span text:style-name="T43"><text:tab/></text:span></text:p>
            <text:p text:style-name="P1"><text:span text:style-name="T43"/></text:p>
            <text:p text:style-name="P1"><text:span text:style-name="T43"><text:s text:c="2"/></text:span><text:span text:style-name="T43">}</text:span></text:p>
            <text:p text:style-name="P1"><text:span text:style-name="T43"/></text:p>
            <text:p text:style-name="P1"><text:span text:style-name="T43">}</text:span></text:p>
          </draw:text-box>
        </draw:frame>
        <presentation:notes draw:style-name="dp2">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presentation:style-name="pr2" draw:text-style-name="P17" draw:layer="layout" svg:width="25.199cm" svg:height="3.506cm" svg:x="1.4cm" svg:y="0.837cm" presentation:class="title">
          <draw:text-box>
            <text:p text:style-name="P16"><text:span text:style-name="T20">Metodos de Ordenamiento Lineal java</text:span></text:p>
          </draw:text-box>
        </draw:frame>
        <draw:frame presentation:style-name="pr3" draw:text-style-name="P19" draw:layer="layout" svg:width="25.199cm" svg:height="13.86cm" svg:x="1.4cm" svg:y="4.915cm" presentation:class="subtitle" presentation:user-transformed="true">
          <draw:text-box>
            <text:p text:style-name="P18"><text:span text:style-name="T103">¿Que es ordenar?</text:span><text:span text:style-name="T104">Por ordenar se entiende el proceso de reorganizar un conjunto de objetos en una cierta secuencia de acuerdo a un criterio especificado. En general, el objetivo de este proceso es facilitar la posterior búsqueda de elementos en el conjunto ordenado.</text:span></text:p>
            <text:p text:style-name="P18"><text:span text:style-name="T104"/></text:p>
            <text:p text:style-name="P18"><text:span text:style-name="T104">Existen múltiples ejemplos reales de conjuntos que requieren ser ordenados: la guía telefónica, índices de libros, ficheros de bibliotecas, diccionarios, ficheros de diverso tipo en oficinas, actas de exámenes, etc.</text:span></text:p>
            <text:p text:style-name="P18"><text:span text:style-name="T104"/></text:p>
            <text:p text:style-name="P18"><text:span text:style-name="T103">Metodos conocidos: </text:span><text:span text:style-name="T104">metodo burbuja, metodo de selección, metodo de insercion, metodo shell.</text:span></text:p>
            <text:p text:style-name="P18"><text:span text:style-name="T104"/></text:p>
            <text:p text:style-name="P18"><text:span text:style-name="T104">El ordenamiento de un vector se logra intercambiando las componentes de manera que:</text:span></text:p>
            <text:p text:style-name="P18"><text:span text:style-name="T104"/></text:p>
            <text:p text:style-name="P18"><text:span text:style-name="T104">vec[0] &lt;= vec[1] &lt;= vec[2] etc.</text:span></text:p>
            <text:p text:style-name="P18"><text:span text:style-name="T104"/></text:p>
            <text:p text:style-name="P18"><text:span text:style-name="T104">El contenido de la componente vec[0] sea menor o igual al contenido de la componente vec[1] y así sucesivamente.</text:span></text:p>
            <text:p text:style-name="P18"><text:span text:style-name="T104"/></text:p>
            <text:p text:style-name="P18"><text:span text:style-name="T104">Si se cumple lo dicho anteriormente decimos que el vector está ordenado de menor a mayor. Igualmente podemos ordenar un vector de mayor a menor.</text:span></text:p>
            <text:p text:style-name="P18"><text:span text:style-name="T104">Se puede ordenar tanto vectores con componentes de tipo int, float como String. En este último caso el ordenamiento es alfabético.</text:span></text:p>
          </draw:text-box>
        </draw:frame>
        <presentation:notes draw:style-name="dp2">
          <draw:page-thumbnail draw:style-name="gr2" draw:layer="layout" svg:width="14.848cm" svg:height="11.136cm" svg:x="3.075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1" draw:master-page-name="Predeterminado">
        <draw:frame draw:style-name="gr7" draw:text-style-name="P20" draw:layer="layout" svg:width="25cm" svg:height="29.444cm" svg:x="1.5cm" svg:y="0.556cm">
          <draw:text-box>
            <text:p><text:span text:style-name="T105">import java.util.Scanner;</text:span></text:p>
            <text:p><text:span text:style-name="T106">public class PruebaVector13 {</text:span></text:p>
            <text:p><text:span text:style-name="T105"><text:s text:c="4"/></text:span><text:span text:style-name="T105">private Scanner teclado;</text:span></text:p>
            <text:p><text:span text:style-name="T105"><text:s text:c="4"/></text:span><text:span text:style-name="T105">private int[] sueldos;</text:span></text:p>
            <text:p><text:span text:style-name="T105"/></text:p>
            <text:p><text:span text:style-name="T105"><text:s text:c="4"/></text:span><text:span text:style-name="T106">public void cargar() {</text:span></text:p>
            <text:p><text:span text:style-name="T105"><text:s text:c="8"/></text:span><text:span text:style-name="T105">teclado=new Scanner(System.in);</text:span></text:p>
            <text:p><text:span text:style-name="T105"><text:s text:c="8"/></text:span><text:span text:style-name="T105">sueldos=new int[5];</text:span></text:p>
            <text:p><text:span text:style-name="T105"><text:s text:c="8"/></text:span><text:span text:style-name="T105">for(int f=0;f&lt;sueldos.length;f++) {</text:span></text:p>
            <text:p><text:span text:style-name="T105"><text:s text:c="12"/></text:span><text:span text:style-name="T105">System.out.print("Ingrese el sueldo:");</text:span></text:p>
            <text:p><text:span text:style-name="T105"><text:s text:c="12"/></text:span><text:span text:style-name="T105">sueldos[f]=teclado.nextInt();</text:span></text:p>
            <text:p><text:span text:style-name="T105"><text:s text:c="8"/></text:span><text:span text:style-name="T105">}</text:span></text:p>
            <text:p><text:span text:style-name="T105"><text:s text:c="3"/></text:span><text:span text:style-name="T106"><text:s/></text:span><text:span text:style-name="T106">}</text:span></text:p>
            <text:p><text:span text:style-name="T105"><text:tab/></text:span></text:p>
            <text:p><text:span text:style-name="T105"><text:s text:c="3"/></text:span><text:span text:style-name="T106"><text:s/></text:span><text:span text:style-name="T106">public void ordenar() {</text:span></text:p>
            <text:p><text:span text:style-name="T105"><text:s text:c="8"/></text:span><text:span text:style-name="T105">for(int k=0;k&lt;4;k++) {</text:span></text:p>
            <text:p><text:span text:style-name="T105"><text:s text:c="12"/></text:span><text:span text:style-name="T105">for(int f=0;f&lt;4-k;f++) {</text:span></text:p>
            <text:p><text:span text:style-name="T105"><text:s text:c="16"/></text:span><text:span text:style-name="T105">if (sueldos[f]&gt;sueldos[f+1]) {</text:span></text:p>
            <text:p><text:span text:style-name="T105"><text:s text:c="20"/></text:span><text:span text:style-name="T105">int aux;</text:span></text:p>
            <text:p><text:span text:style-name="T105"><text:s text:c="20"/></text:span><text:span text:style-name="T105">aux=sueldos[f];</text:span></text:p>
            <text:p><text:span text:style-name="T105"><text:s text:c="20"/></text:span><text:span text:style-name="T105">sueldos[f]=sueldos[f+1];</text:span></text:p>
            <text:p><text:span text:style-name="T105"><text:s text:c="20"/></text:span><text:span text:style-name="T105">sueldos[f+1]=aux;</text:span></text:p>
            <text:p><text:span text:style-name="T105"><text:s text:c="16"/></text:span><text:span text:style-name="T105">}</text:span></text:p>
            <text:p><text:span text:style-name="T105"><text:s text:c="12"/></text:span><text:span text:style-name="T105">}</text:span></text:p>
            <text:p><text:span text:style-name="T105"><text:s text:c="8"/></text:span><text:span text:style-name="T105">}</text:span></text:p>
            <text:p><text:span text:style-name="T105"><text:s text:c="2"/></text:span><text:span text:style-name="T106"><text:s text:c="2"/></text:span><text:span text:style-name="T106">}</text:span></text:p>
            <text:p><text:span text:style-name="T105"><text:tab/></text:span></text:p>
            <text:p><text:span text:style-name="T105"><text:s text:c="4"/></text:span><text:span text:style-name="T106">public void imprimir() {</text:span></text:p>
            <text:p><text:span text:style-name="T105"><text:s text:c="8"/></text:span><text:span text:style-name="T105">System.out.println("Sueldos ordenados de menor a mayor.");</text:span></text:p>
            <text:p><text:span text:style-name="T105"><text:s text:c="8"/></text:span><text:span text:style-name="T105">for(int f=0;f&lt;sueldos.length;f++) {</text:span></text:p>
            <text:p><text:span text:style-name="T105"><text:s text:c="12"/></text:span><text:span text:style-name="T105">System.out.println(sueldos[f]);</text:span></text:p>
            <text:p><text:span text:style-name="T105"><text:s text:c="8"/></text:span><text:span text:style-name="T105">}</text:span></text:p>
            <text:p><text:span text:style-name="T105"><text:s text:c="3"/></text:span><text:span text:style-name="T106"><text:s/></text:span><text:span text:style-name="T106">}</text:span></text:p>
            <text:p><text:span text:style-name="T105"><text:tab/></text:span></text:p>
            <text:p><text:span text:style-name="T105"><text:s text:c="4"/></text:span><text:span text:style-name="T106">public static void main(String[] ar) {</text:span></text:p>
            <text:p><text:span text:style-name="T105"><text:s text:c="8"/></text:span><text:span text:style-name="T105">PruebaVector13 pv=new PruebaVector13();</text:span></text:p>
            <text:p><text:span text:style-name="T105"><text:s text:c="8"/></text:span><text:span text:style-name="T105">pv.cargar();</text:span></text:p>
            <text:p><text:span text:style-name="T105"><text:s text:c="8"/></text:span><text:span text:style-name="T105">pv.ordenar();</text:span></text:p>
            <text:p><text:span text:style-name="T105"><text:s text:c="8"/></text:span><text:span text:style-name="T105">pv.imprimir();</text:span></text:p>
            <text:p><text:span text:style-name="T105"><text:s text:c="2"/></text:span><text:span text:style-name="T106"><text:s text:c="2"/></text:span><text:span text:style-name="T106">}</text:span></text:p>
            <text:p><text:span text:style-name="T106">}</text:span></text:p>
          </draw:text-box>
        </draw:frame>
        <presentation:notes draw:style-name="dp2">
          <draw:page-thumbnail draw:style-name="gr2" draw:layer="layout" svg:width="14.848cm" svg:height="11.136cm" svg:x="3.075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presentation:style-name="pr2" draw:layer="layout" svg:width="25.199cm" svg:height="3.506cm" svg:x="1.4cm" svg:y="0.837cm" presentation:class="title">
          <draw:text-box>
            <text:p>Ordenamiento de datos</text:p>
          </draw:text-box>
        </draw:frame>
        <draw:frame presentation:style-name="pr3" draw:text-style-name="P21" draw:layer="layout" svg:width="25.199cm" svg:height="13.86cm" svg:x="1.4cm" svg:y="4.914cm" presentation:class="subtitle" presentation:user-transformed="true">
          <draw:text-box>
            <text:p text:style-name="P18"><text:span text:style-name="T107">También podemos ordenar vectores cuyas componentes sean de tipo String. Para esto no podemos utilizar el operador &gt; sino debemos utilizar un método de la clase String:</text:span></text:p>
            <text:p text:style-name="P18"><text:span text:style-name="T107"/></text:p>
            <text:p text:style-name="P18"><text:span text:style-name="T108">String cad1="juan";</text:span></text:p>
            <text:p text:style-name="P18"><text:span text:style-name="T108">String cad2="analia";</text:span></text:p>
            <text:p text:style-name="P18"><text:span text:style-name="T108">if (cad1.compareTo(cad2)&gt;0)</text:span></text:p>
            <text:p text:style-name="P18"><text:span text:style-name="T108">{</text:span></text:p>
            <text:p text:style-name="P18"><text:span text:style-name="T108"><text:s text:c="2"/></text:span><text:span text:style-name="T108">System.out.println(cad1 + " es mayor alfabéticamente que " + cad2);</text:span></text:p>
            <text:p text:style-name="P18"><text:span text:style-name="T108">}</text:span></text:p>
            <text:p text:style-name="P18"><text:span text:style-name="T107"/></text:p>
            <text:p text:style-name="P18"><text:span text:style-name="T107">El método compareTo retorna un valor mayor a cero si cad1 es mayor alfabéticamente. En este ejemplo cad1 tiene un valor alfabéticamente mayor a cad2, luego el compareTo retorna un valor mayor a cero.</text:span></text:p>
            <text:p text:style-name="P18"><text:span text:style-name="T107">Si los dos String son exactamente iguales el método compareTo retorna un cero, y finalmente si cad1 es menor alfabeticamente retorna un valor menor a cero.</text:span></text:p>
          </draw:text-box>
        </draw:frame>
        <presentation:notes draw:style-name="dp2">
          <draw:page-thumbnail draw:style-name="gr2" draw:layer="layout" svg:width="14.848cm" svg:height="11.136cm" svg:x="3.075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1" draw:master-page-name="Predeterminado">
        <draw:frame draw:style-name="gr8" draw:text-style-name="P22" draw:layer="layout" svg:width="24.5cm" svg:height="18.791cm" svg:x="1cm" svg:y="1cm">
          <draw:text-box>
            <text:p text:style-name="P1"><text:span text:style-name="T21">public</text:span><text:span text:style-name="T22"> </text:span><text:span text:style-name="T21">class</text:span><text:span text:style-name="T22"> Burbuja1 {</text:span></text:p>
            <text:p text:style-name="P1"><text:span text:style-name="T23"/></text:p>
            <text:p text:style-name="P1"><text:span text:style-name="T21">public</text:span><text:span text:style-name="T22"> </text:span><text:span text:style-name="T21">static</text:span><text:span text:style-name="T22"> </text:span><text:span text:style-name="T21">void</text:span><text:span text:style-name="T22"> main(String[] </text:span><text:span text:style-name="T24">args</text:span><text:span text:style-name="T22">) {</text:span></text:p>
            <text:p text:style-name="P1"><text:span text:style-name="T22"/></text:p>
            <text:p text:style-name="P1"><text:span text:style-name="T21"><text:s text:c="7"/></text:span><text:span text:style-name="T21">int</text:span><text:span text:style-name="T22"> </text:span><text:span text:style-name="T24">VECTOR</text:span><text:span text:style-name="T22">[] = {34, 78, 36, 23, 14, 11};</text:span></text:p>
            <text:p text:style-name="P1"><text:span text:style-name="T21"><text:s text:c="7"/></text:span><text:span text:style-name="T21">int</text:span><text:span text:style-name="T22"> </text:span><text:span text:style-name="T24">i</text:span><text:span text:style-name="T22">,</text:span><text:span text:style-name="T24">j</text:span><text:span text:style-name="T22"> = 0;</text:span></text:p>
            <text:p text:style-name="P1"><text:span text:style-name="T21"><text:s text:c="7"/></text:span><text:span text:style-name="T21">int</text:span><text:span text:style-name="T22"> </text:span><text:span text:style-name="T24">AUX</text:span><text:span text:style-name="T22"> = 0;</text:span></text:p>
            <text:p text:style-name="P1"><text:span text:style-name="T22"/></text:p>
            <text:p text:style-name="P1"><text:span text:style-name="T21"><text:s text:c="7"/></text:span><text:span text:style-name="T21">for</text:span><text:span text:style-name="T22">(</text:span><text:span text:style-name="T24">i</text:span><text:span text:style-name="T22">= </text:span><text:span text:style-name="T24">VECTOR</text:span><text:span text:style-name="T22">.</text:span><text:span text:style-name="T25">length</text:span><text:span text:style-name="T22">-1; </text:span><text:span text:style-name="T24">i</text:span><text:span text:style-name="T22">&gt;0; </text:span><text:span text:style-name="T24">i</text:span><text:span text:style-name="T22">--){ //de mayor a menor orden descendente</text:span><text:span text:style-name="T22"><text:tab/></text:span></text:p>
            <text:p text:style-name="P1"><text:span text:style-name="T22"/></text:p>
            <text:p text:style-name="P1"><text:span text:style-name="T21"><text:s text:c="11"/></text:span><text:span text:style-name="T21">for</text:span><text:span text:style-name="T22">(</text:span><text:span text:style-name="T24">j</text:span><text:span text:style-name="T22">=0; </text:span><text:span text:style-name="T24">j</text:span><text:span text:style-name="T22"> &lt; </text:span><text:span text:style-name="T24">i</text:span><text:span text:style-name="T22">; </text:span><text:span text:style-name="T24">j</text:span><text:span text:style-name="T22">++){</text:span></text:p>
            <text:p text:style-name="P1"><text:span text:style-name="T22"/></text:p>
            <text:p text:style-name="P1"><text:span text:style-name="T21"><text:s text:c="15"/></text:span><text:span text:style-name="T21">if</text:span><text:span text:style-name="T22">(</text:span><text:span text:style-name="T24">VECTOR</text:span><text:span text:style-name="T22">[</text:span><text:span text:style-name="T24">j</text:span><text:span text:style-name="T22">] &gt; </text:span><text:span text:style-name="T24">VECTOR</text:span><text:span text:style-name="T22">[</text:span><text:span text:style-name="T24">j</text:span><text:span text:style-name="T22">+1]){</text:span></text:p>
            <text:p text:style-name="P1"><text:span text:style-name="T22"/></text:p>
            <text:p text:style-name="P1"><text:span text:style-name="T52"><text:s text:c="18"/></text:span><text:span text:style-name="T52">/*</text:span><text:span text:style-name="T53">swaping</text:span><text:span text:style-name="T52">: </text:span><text:span text:style-name="T53">intercambio</text:span><text:span text:style-name="T52">*/</text:span></text:p>
            <text:p text:style-name="P1"><text:span text:style-name="T22"/></text:p>
            <text:p text:style-name="P1"><text:span text:style-name="T24"><text:s text:c="17"/></text:span><text:span text:style-name="T24">AUX</text:span><text:span text:style-name="T22"> <text:s text:c="8"/>= </text:span><text:span text:style-name="T24">VECTOR</text:span><text:span text:style-name="T22">[</text:span><text:span text:style-name="T24">j</text:span><text:span text:style-name="T22">];</text:span></text:p>
            <text:p text:style-name="P1"><text:span text:style-name="T24"><text:s text:c="17"/></text:span><text:span text:style-name="T24">VECTOR</text:span><text:span text:style-name="T22">[</text:span><text:span text:style-name="T24">j</text:span><text:span text:style-name="T22">] <text:s text:c="2"/>= </text:span><text:span text:style-name="T24">VECTOR</text:span><text:span text:style-name="T22">[</text:span><text:span text:style-name="T24">j</text:span><text:span text:style-name="T22">+1];</text:span></text:p>
            <text:p text:style-name="P1"><text:span text:style-name="T24"><text:s text:c="17"/></text:span><text:span text:style-name="T24">VECTOR</text:span><text:span text:style-name="T22">[</text:span><text:span text:style-name="T24">j</text:span><text:span text:style-name="T22">+1] = </text:span><text:span text:style-name="T24">AUX</text:span><text:span text:style-name="T22">;</text:span></text:p>
            <text:p text:style-name="P1"><text:span text:style-name="T22"><text:s text:c="15"/></text:span><text:span text:style-name="T22">}</text:span></text:p>
            <text:p text:style-name="P1"><text:span text:style-name="T23"><text:s text:c="12"/></text:span><text:span text:style-name="T23">}</text:span><text:span text:style-name="T23"><text:tab/></text:span></text:p>
            <text:p text:style-name="P1"><text:span text:style-name="T22"><text:s text:c="8"/></text:span><text:span text:style-name="T22">}</text:span></text:p>
            <text:p text:style-name="P1"><text:span text:style-name="T22"/></text:p>
            <text:p text:style-name="P1"><text:span text:style-name="T21"><text:s text:c="8"/></text:span><text:span text:style-name="T21">for</text:span><text:span text:style-name="T22">( </text:span><text:span text:style-name="T24">i</text:span><text:span text:style-name="T22"> = 0;</text:span><text:span text:style-name="T24">i</text:span><text:span text:style-name="T22">&lt;</text:span><text:span text:style-name="T24">VECTOR</text:span><text:span text:style-name="T22">.</text:span><text:span text:style-name="T25">length</text:span><text:span text:style-name="T22">;</text:span><text:span text:style-name="T24">i</text:span><text:span text:style-name="T22">++){</text:span></text:p>
            <text:p text:style-name="P1"><text:span text:style-name="T22"/></text:p>
            <text:p text:style-name="P1"><text:span text:style-name="T22"><text:s text:c="11"/></text:span><text:span text:style-name="T22">System.</text:span><text:span text:style-name="T26">out</text:span><text:span text:style-name="T22">.println(</text:span><text:span text:style-name="T27">"El orden de los numeros: ["</text:span><text:span text:style-name="T22">+</text:span><text:span text:style-name="T24">i</text:span><text:span text:style-name="T22">+</text:span><text:span text:style-name="T27">"] = "</text:span><text:span text:style-name="T22">+</text:span><text:span text:style-name="T24">VECTOR</text:span><text:span text:style-name="T22">[</text:span><text:span text:style-name="T24">i</text:span><text:span text:style-name="T22">]);</text:span></text:p>
            <text:p text:style-name="P1"><text:span text:style-name="T23"><text:s text:c="8"/></text:span><text:span text:style-name="T23">}</text:span></text:p>
            <text:p text:style-name="P1"><text:span text:style-name="T23"><text:s text:c="4"/></text:span><text:span text:style-name="T23">}</text:span></text:p>
            <text:p text:style-name="P1"><text:span text:style-name="T22">}</text:span></text:p>
            <text:p text:style-name="P1"><text:span text:style-name="T22"/></text:p>
          </draw:text-box>
        </draw:frame>
        <presentation:notes draw:style-name="dp2">
          <draw:page-thumbnail draw:style-name="gr2" draw:layer="layout" svg:width="14.848cm" svg:height="11.136cm" svg:x="3.075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1" draw:master-page-name="Predeterminado">
        <draw:frame draw:style-name="gr9" draw:text-style-name="P22" draw:layer="layout" svg:width="25cm" svg:height="18.173cm" svg:x="1.5cm" svg:y="1.5cm">
          <draw:text-box>
            <text:p text:style-name="P1"><text:span text:style-name="T21">public</text:span><text:span text:style-name="T22"> </text:span><text:span text:style-name="T21">class</text:span><text:span text:style-name="T22"> Burbuja2 {</text:span></text:p>
            <text:p text:style-name="P1"><text:span text:style-name="T23"/></text:p>
            <text:p text:style-name="P1"><text:span text:style-name="T21">public</text:span><text:span text:style-name="T22"> </text:span><text:span text:style-name="T21">static</text:span><text:span text:style-name="T22"> </text:span><text:span text:style-name="T21">void</text:span><text:span text:style-name="T22"> main(String[] </text:span><text:span text:style-name="T24">args</text:span><text:span text:style-name="T22">) {</text:span></text:p>
            <text:p text:style-name="P1"><text:span text:style-name="T22"/></text:p>
            <text:p text:style-name="P1"><text:span text:style-name="T21"><text:s text:c="7"/></text:span><text:span text:style-name="T21">int</text:span><text:span text:style-name="T22"> </text:span><text:span text:style-name="T24">VECTOR</text:span><text:span text:style-name="T22">[] = {34, 78, 36, 23, 14, 11, 45, 56};</text:span></text:p>
            <text:p text:style-name="P1"><text:span text:style-name="T21"><text:s text:c="7"/></text:span><text:span text:style-name="T21">int</text:span><text:span text:style-name="T22"> </text:span><text:span text:style-name="T24">i</text:span><text:span text:style-name="T22">,</text:span><text:span text:style-name="T24">j</text:span><text:span text:style-name="T22">;</text:span></text:p>
            <text:p text:style-name="P1"><text:span text:style-name="T21"><text:s text:c="7"/></text:span><text:span text:style-name="T21">int</text:span><text:span text:style-name="T22"> </text:span><text:span text:style-name="T24">AUX</text:span><text:span text:style-name="T22">;</text:span></text:p>
            <text:p text:style-name="P1"><text:span text:style-name="T22"/></text:p>
            <text:p text:style-name="P1"><text:span text:style-name="T21"><text:s text:c="7"/></text:span><text:span text:style-name="T21">for</text:span><text:span text:style-name="T22">(</text:span><text:span text:style-name="T24">i</text:span><text:span text:style-name="T22">=0; </text:span><text:span text:style-name="T24">i</text:span><text:span text:style-name="T22">&lt;</text:span><text:span text:style-name="T24">VECTOR</text:span><text:span text:style-name="T22">.</text:span><text:span text:style-name="T25">length</text:span><text:span text:style-name="T22">-1; </text:span><text:span text:style-name="T24">i</text:span><text:span text:style-name="T22">++){</text:span><text:span text:style-name="T22"><text:tab/></text:span></text:p>
            <text:p text:style-name="P1"><text:span text:style-name="T22"/></text:p>
            <text:p text:style-name="P1"><text:span text:style-name="T21"><text:s text:c="10"/></text:span><text:span text:style-name="T21">for</text:span><text:span text:style-name="T22">(</text:span><text:span text:style-name="T24">j</text:span><text:span text:style-name="T22">=0; </text:span><text:span text:style-name="T24">j</text:span><text:span text:style-name="T22"> &lt; </text:span><text:span text:style-name="T24">VECTOR</text:span><text:span text:style-name="T22">.</text:span><text:span text:style-name="T25">length</text:span><text:span text:style-name="T22">-</text:span><text:span text:style-name="T24">i</text:span><text:span text:style-name="T22">-1; </text:span><text:span text:style-name="T24">j</text:span><text:span text:style-name="T22">++){</text:span></text:p>
            <text:p text:style-name="P1"><text:span text:style-name="T22"/></text:p>
            <text:p text:style-name="P1"><text:span text:style-name="T21"><text:s text:c="16"/></text:span><text:span text:style-name="T21">if</text:span><text:span text:style-name="T22">(</text:span><text:span text:style-name="T24">VECTOR</text:span><text:span text:style-name="T22">[</text:span><text:span text:style-name="T24">j</text:span><text:span text:style-name="T22">] &gt; </text:span><text:span text:style-name="T24">VECTOR</text:span><text:span text:style-name="T22">[</text:span><text:span text:style-name="T24">j</text:span><text:span text:style-name="T22">+1]){</text:span></text:p>
            <text:p text:style-name="P1"><text:span text:style-name="T22"/></text:p>
            <text:p text:style-name="P1"><text:span text:style-name="T52"><text:s text:c="19"/></text:span><text:span text:style-name="T52">/*</text:span><text:span text:style-name="T53">swaping</text:span><text:span text:style-name="T52">: </text:span><text:span text:style-name="T53">intercambio</text:span><text:span text:style-name="T52">*/</text:span></text:p>
            <text:p text:style-name="P1"><text:span text:style-name="T22"/></text:p>
            <text:p text:style-name="P1"><text:span text:style-name="T24"><text:s text:c="19"/></text:span><text:span text:style-name="T24">AUX</text:span><text:span text:style-name="T22"> <text:s text:c="12"/>= </text:span><text:span text:style-name="T24">VECTOR</text:span><text:span text:style-name="T22">[</text:span><text:span text:style-name="T24">j</text:span><text:span text:style-name="T22">];</text:span></text:p>
            <text:p text:style-name="P1"><text:span text:style-name="T24"><text:s text:c="19"/></text:span><text:span text:style-name="T24">VECTOR</text:span><text:span text:style-name="T22">[</text:span><text:span text:style-name="T24">j</text:span><text:span text:style-name="T22">] <text:s text:c="6"/>= </text:span><text:span text:style-name="T24">VECTOR</text:span><text:span text:style-name="T22">[</text:span><text:span text:style-name="T24">j</text:span><text:span text:style-name="T22">+1];</text:span></text:p>
            <text:p text:style-name="P1"><text:span text:style-name="T24"><text:s text:c="19"/></text:span><text:span text:style-name="T24">VECTOR</text:span><text:span text:style-name="T22">[</text:span><text:span text:style-name="T24">j</text:span><text:span text:style-name="T22">+1] <text:s/>= </text:span><text:span text:style-name="T24">AUX</text:span><text:span text:style-name="T22">;</text:span></text:p>
            <text:p text:style-name="P1"><text:span text:style-name="T22"><text:s text:c="17"/></text:span><text:span text:style-name="T22">}</text:span></text:p>
            <text:p text:style-name="P1"><text:span text:style-name="T22"><text:s text:c="11"/></text:span><text:span text:style-name="T22">}</text:span><text:span text:style-name="T22"><text:tab/></text:span></text:p>
            <text:p text:style-name="P1"><text:span text:style-name="T22"><text:s text:c="7"/></text:span><text:span text:style-name="T22">}</text:span></text:p>
            <text:p text:style-name="P1"><text:span text:style-name="T21"><text:s text:c="5"/></text:span><text:span text:style-name="T21">for</text:span><text:span text:style-name="T22">( </text:span><text:span text:style-name="T24">i</text:span><text:span text:style-name="T22"> = 0;</text:span><text:span text:style-name="T24">i</text:span><text:span text:style-name="T22">&lt;</text:span><text:span text:style-name="T24">VECTOR</text:span><text:span text:style-name="T22">.</text:span><text:span text:style-name="T25">length</text:span><text:span text:style-name="T22">;</text:span><text:span text:style-name="T24">i</text:span><text:span text:style-name="T22">++){</text:span></text:p>
            <text:p text:style-name="P1"><text:span text:style-name="T22"/></text:p>
            <text:p text:style-name="P1"><text:span text:style-name="T22"><text:s text:c="8"/></text:span><text:span text:style-name="T22">System.</text:span><text:span text:style-name="T26">out</text:span><text:span text:style-name="T22">.println(</text:span><text:span text:style-name="T27">"la nueva posicion ["</text:span><text:span text:style-name="T22">+</text:span><text:span text:style-name="T24">i</text:span><text:span text:style-name="T22">+</text:span><text:span text:style-name="T27">"] = "</text:span><text:span text:style-name="T22">+</text:span><text:span text:style-name="T24">VECTOR</text:span><text:span text:style-name="T22">[</text:span><text:span text:style-name="T24">i</text:span><text:span text:style-name="T22">]);</text:span></text:p>
            <text:p text:style-name="P1"><text:span text:style-name="T22"><text:s text:c="5"/></text:span><text:span text:style-name="T22">}</text:span></text:p>
            <text:p text:style-name="P1"><text:span text:style-name="T22"><text:s text:c="2"/></text:span><text:span text:style-name="T22">}</text:span></text:p>
            <text:p text:style-name="P1"><text:span text:style-name="T22">}</text:span></text:p>
            <text:p text:style-name="P1"><text:span text:style-name="T22"/></text:p>
          </draw:text-box>
        </draw:frame>
        <presentation:notes draw:style-name="dp2">
          <draw:page-thumbnail draw:style-name="gr2" draw:layer="layout" svg:width="14.848cm" svg:height="11.136cm" svg:x="3.075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1" draw:master-page-name="Predeterminado">
        <draw:frame draw:style-name="gr10" draw:text-style-name="P23" draw:layer="layout" svg:width="26.5cm" svg:height="20.551cm" svg:x="1cm" svg:y="0.5cm">
          <draw:text-box>
            <text:p text:style-name="P1"><text:span text:style-name="T66">import</text:span><text:span text:style-name="T67"> java.util.Scanner;</text:span></text:p>
            <text:p text:style-name="P1"><text:span text:style-name="T68"/></text:p>
            <text:p text:style-name="P1"><text:span text:style-name="T66">public</text:span><text:span text:style-name="T67"> </text:span><text:span text:style-name="T66">class</text:span><text:span text:style-name="T67"> BurbujaArgy {</text:span></text:p>
            <text:p text:style-name="P1"><text:span text:style-name="T68"/></text:p>
            <text:p text:style-name="P1"><text:span text:style-name="T66"><text:tab/></text:span><text:span text:style-name="T66">public</text:span><text:span text:style-name="T67"> </text:span><text:span text:style-name="T66">static</text:span><text:span text:style-name="T67"> </text:span><text:span text:style-name="T66">void</text:span><text:span text:style-name="T67"> main(String[] </text:span><text:span text:style-name="T69">args</text:span><text:span text:style-name="T67">) {</text:span></text:p>
            <text:p text:style-name="P1"><text:span text:style-name="T67"/></text:p>
            <text:p text:style-name="P1"><text:span text:style-name="T67"><text:tab/></text:span><text:span text:style-name="T67">Scanner </text:span><text:span text:style-name="T70">sc</text:span><text:span text:style-name="T67"> = </text:span><text:span text:style-name="T66">new</text:span><text:span text:style-name="T67"> Scanner(System.</text:span><text:span text:style-name="T72">in</text:span><text:span text:style-name="T67">);</text:span></text:p>
            <text:p text:style-name="P1"><text:span text:style-name="T67"/></text:p>
            <text:p text:style-name="P1"><text:span text:style-name="T67"><text:tab/></text:span><text:span text:style-name="T67">System.</text:span><text:span text:style-name="T72">out</text:span><text:span text:style-name="T67">.println(</text:span><text:span text:style-name="T73">"Ingrese largo del vector: "</text:span><text:span text:style-name="T67">);</text:span></text:p>
            <text:p text:style-name="P1"><text:span text:style-name="T67"><text:tab/></text:span><text:span text:style-name="T67">Scanner </text:span><text:span text:style-name="T70">sc1</text:span><text:span text:style-name="T67"> = </text:span><text:span text:style-name="T66">new</text:span><text:span text:style-name="T67"> Scanner(System.</text:span><text:span text:style-name="T72">in</text:span><text:span text:style-name="T67">);</text:span></text:p>
            <text:p text:style-name="P1"><text:span text:style-name="T66"><text:tab/></text:span><text:span text:style-name="T66">int</text:span><text:span text:style-name="T67"> </text:span><text:span text:style-name="T69">N</text:span><text:span text:style-name="T67"> = </text:span><text:span text:style-name="T69">sc1</text:span><text:span text:style-name="T67">.nextInt();</text:span></text:p>
            <text:p text:style-name="P1"><text:span text:style-name="T66"><text:tab/></text:span><text:span text:style-name="T66">int</text:span><text:span text:style-name="T67"> </text:span><text:span text:style-name="T69">A</text:span><text:span text:style-name="T67">[] = </text:span><text:span text:style-name="T66">new</text:span><text:span text:style-name="T67"> </text:span><text:span text:style-name="T66">int</text:span><text:span text:style-name="T67">[</text:span><text:span text:style-name="T69">N</text:span><text:span text:style-name="T67">];</text:span></text:p>
            <text:p text:style-name="P1"><text:span text:style-name="T67"/></text:p>
            <text:p text:style-name="P1"><text:span text:style-name="T66"><text:tab/></text:span><text:span text:style-name="T66">for</text:span><text:span text:style-name="T67">(</text:span><text:span text:style-name="T66">int</text:span><text:span text:style-name="T67"> </text:span><text:span text:style-name="T69">i</text:span><text:span text:style-name="T67"> = 0; </text:span><text:span text:style-name="T69">i</text:span><text:span text:style-name="T67"> &lt; </text:span><text:span text:style-name="T69">A</text:span><text:span text:style-name="T67">.</text:span><text:span text:style-name="T74">length</text:span><text:span text:style-name="T67">; </text:span><text:span text:style-name="T69">i</text:span><text:span text:style-name="T67">++){ //CARGA DEL VECTOR</text:span></text:p>
            <text:p text:style-name="P1"><text:span text:style-name="T67"><text:tab/></text:span><text:span text:style-name="T67"> <text:s text:c="2"/></text:span><text:span text:style-name="T67">Scanner </text:span><text:span text:style-name="T70">sc2</text:span><text:span text:style-name="T67"> = </text:span><text:span text:style-name="T66">new</text:span><text:span text:style-name="T67"> Scanner(System.</text:span><text:span text:style-name="T72">in</text:span><text:span text:style-name="T67">);</text:span></text:p>
            <text:p text:style-name="P1"><text:span text:style-name="T67"><text:tab/></text:span><text:span text:style-name="T67"><text:tab/></text:span><text:span text:style-name="T67">System.</text:span><text:span text:style-name="T72">out</text:span><text:span text:style-name="T67">.println(</text:span><text:span text:style-name="T73">"Ingrese numero: ["</text:span><text:span text:style-name="T67">+i+</text:span><text:span text:style-name="T73">"] = "</text:span><text:span text:style-name="T67">);</text:span></text:p>
            <text:p text:style-name="P1"><text:span text:style-name="T69"><text:tab/></text:span><text:span text:style-name="T69"><text:tab/></text:span><text:span text:style-name="T69">A</text:span><text:span text:style-name="T67">[</text:span><text:span text:style-name="T69">i</text:span><text:span text:style-name="T67">]= </text:span><text:span text:style-name="T69">sc</text:span><text:span text:style-name="T67">.nextInt();</text:span></text:p>
            <text:p text:style-name="P1"><text:span text:style-name="T67"><text:tab/></text:span><text:span text:style-name="T67">}</text:span></text:p>
            <text:p text:style-name="P1"><text:span text:style-name="T67"/></text:p>
            <text:p text:style-name="P1"><text:span text:style-name="T67"><text:tab/></text:span><text:span text:style-name="T67">System.</text:span><text:span text:style-name="T72">out</text:span><text:span text:style-name="T67">.println(</text:span><text:span text:style-name="T73">"-----------------"</text:span><text:span text:style-name="T67">);</text:span></text:p>
            <text:p text:style-name="P1"><text:span text:style-name="T67"/></text:p>
            <text:p text:style-name="P1"><text:span text:style-name="T66"><text:tab/></text:span><text:span text:style-name="T66">int</text:span><text:span text:style-name="T67"> </text:span><text:span text:style-name="T69">i</text:span><text:span text:style-name="T67">, </text:span><text:span text:style-name="T69">j</text:span><text:span text:style-name="T67">, </text:span><text:span text:style-name="T69">aux</text:span><text:span text:style-name="T67">;</text:span></text:p>
            <text:p text:style-name="P1"><text:span text:style-name="T67"><text:s text:c="8"/></text:span><text:span text:style-name="T66">for</text:span><text:span text:style-name="T67">(</text:span><text:span text:style-name="T69">i</text:span><text:span text:style-name="T67">=0;</text:span><text:span text:style-name="T69">i</text:span><text:span text:style-name="T67">&lt;</text:span><text:span text:style-name="T69">A</text:span><text:span text:style-name="T67">.</text:span><text:span text:style-name="T74">length</text:span><text:span text:style-name="T67">-1;</text:span><text:span text:style-name="T69">i</text:span><text:span text:style-name="T67">++){ //ORDENAMIENTO POR BURBUJA “COLUMNA”</text:span></text:p>
            <text:p text:style-name="P1"><text:span text:style-name="T67"><text:s text:c="13"/></text:span><text:span text:style-name="T66">for</text:span><text:span text:style-name="T67">(</text:span><text:span text:style-name="T69">j</text:span><text:span text:style-name="T67">=0;</text:span><text:span text:style-name="T69">j</text:span><text:span text:style-name="T67">&lt;</text:span><text:span text:style-name="T69">A</text:span><text:span text:style-name="T67">.</text:span><text:span text:style-name="T74">length</text:span><text:span text:style-name="T67">-</text:span><text:span text:style-name="T69">i</text:span><text:span text:style-name="T67">-1;</text:span><text:span text:style-name="T69">j</text:span><text:span text:style-name="T67">++){ //INTERCAMBIANDO EN LA “FILA”</text:span></text:p>
            <text:p text:style-name="P1"><text:span text:style-name="T67"><text:s text:c="17"/></text:span><text:span text:style-name="T109">if</text:span><text:span text:style-name="T102">(</text:span><text:span text:style-name="T110">A</text:span><text:span text:style-name="T102">[</text:span><text:span text:style-name="T110">j</text:span><text:span text:style-name="T102">]&gt;</text:span><text:span text:style-name="T110">A</text:span><text:span text:style-name="T102">[</text:span><text:span text:style-name="T110">j</text:span><text:span text:style-name="T102">+1]){ <text:s/>//PREGUNTA SI “ J:POS[0]=8 &gt; J+1:POS[1]=9 ”</text:span></text:p>
            <text:p text:style-name="P1"><text:span text:style-name="T43"><text:s text:c="21"/></text:span><text:span text:style-name="T46">aux</text:span><text:span text:style-name="T43">=</text:span><text:span text:style-name="T46">A</text:span><text:span text:style-name="T43">[</text:span><text:span text:style-name="T46">j</text:span><text:span text:style-name="T43">];</text:span></text:p>
            <text:p text:style-name="P1"><text:span text:style-name="T43"><text:s text:c="21"/></text:span><text:span text:style-name="T46">A</text:span><text:span text:style-name="T43">[</text:span><text:span text:style-name="T46">j</text:span><text:span text:style-name="T43">]=</text:span><text:span text:style-name="T46">A</text:span><text:span text:style-name="T43">[</text:span><text:span text:style-name="T46">j</text:span><text:span text:style-name="T43">+1];</text:span></text:p>
            <text:p text:style-name="P1"><text:span text:style-name="T43"><text:s text:c="21"/></text:span><text:span text:style-name="T46">A</text:span><text:span text:style-name="T43">[</text:span><text:span text:style-name="T46">j</text:span><text:span text:style-name="T43">+1]=</text:span><text:span text:style-name="T46">aux</text:span><text:span text:style-name="T43">;</text:span></text:p>
            <text:p text:style-name="P1"><text:span text:style-name="T67"><text:s text:c="11"/></text:span><text:span text:style-name="T67">}</text:span></text:p>
            <text:p text:style-name="P1"><text:span text:style-name="T67"><text:s text:c="8"/></text:span><text:span text:style-name="T67">}</text:span></text:p>
            <text:p text:style-name="P1"><text:span text:style-name="T67"><text:s text:c="8"/></text:span></text:p>
            <text:p text:style-name="P1"><text:span text:style-name="T67"><text:s text:c="8"/></text:span><text:span text:style-name="T66">for</text:span><text:span text:style-name="T67">( </text:span><text:span text:style-name="T69">i</text:span><text:span text:style-name="T67"> = 0;</text:span><text:span text:style-name="T69">i</text:span><text:span text:style-name="T67">&lt;</text:span><text:span text:style-name="T69">A</text:span><text:span text:style-name="T67">.</text:span><text:span text:style-name="T74">length</text:span><text:span text:style-name="T67">;</text:span><text:span text:style-name="T69">i</text:span><text:span text:style-name="T67">++){ <text:s/>//IMPRESION ORDENADA</text:span></text:p>
            <text:p text:style-name="P1"><text:span text:style-name="T67"><text:s text:c="4"/></text:span><text:span text:style-name="T67"><text:tab/></text:span><text:span text:style-name="T67"><text:tab/></text:span></text:p>
            <text:p text:style-name="P1"><text:span text:style-name="T67"><text:s text:c="4"/></text:span><text:span text:style-name="T67"><text:tab/></text:span><text:span text:style-name="T67"><text:tab/></text:span><text:span text:style-name="T67">System.</text:span><text:span text:style-name="T72">out</text:span><text:span text:style-name="T67">.println(</text:span><text:span text:style-name="T73">"la nueva posicion ["</text:span><text:span text:style-name="T67">+</text:span><text:span text:style-name="T69">i</text:span><text:span text:style-name="T67">+</text:span><text:span text:style-name="T73">"] = "</text:span><text:span text:style-name="T67">+</text:span><text:span text:style-name="T69">A</text:span><text:span text:style-name="T67">[</text:span><text:span text:style-name="T69">i</text:span><text:span text:style-name="T67">]);</text:span></text:p>
            <text:p text:style-name="P1"><text:span text:style-name="T67"><text:s text:c="4"/></text:span><text:span text:style-name="T67"><text:tab/></text:span><text:span text:style-name="T67"> <text:s text:c="3"/></text:span><text:span text:style-name="T67">}</text:span></text:p>
            <text:p text:style-name="P1"><text:span text:style-name="T67"><text:s text:c="4"/></text:span><text:span text:style-name="T67">}</text:span></text:p>
            <text:p text:style-name="P1"><text:span text:style-name="T67">}</text:span></text:p>
          </draw:text-box>
        </draw:frame>
        <presentation:notes draw:style-name="dp2">
          <draw:page-thumbnail draw:style-name="gr2" draw:layer="layout" svg:width="14.848cm" svg:height="11.136cm" svg:x="3.075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draw:frame presentation:style-name="pr2" draw:layer="layout" svg:width="25.199cm" svg:height="3.506cm" svg:x="1.4cm" svg:y="0.837cm" presentation:class="title">
          <draw:text-box>
            <text:p>Explicacion Ordenamiento Burbuja</text:p>
          </draw:text-box>
        </draw:frame>
        <draw:frame presentation:style-name="pr3" draw:layer="layout" svg:width="25.199cm" svg:height="14.901cm" svg:x="1.4cm" svg:y="4.395cm" presentation:class="subtitle" presentation:user-transformed="true">
          <draw:text-box>
            <text:p text:style-name="P18"><text:span text:style-name="T107">El metodo de ordenamiento burbuja es una representacion de los metodos de intercambio.</text:span></text:p>
            <text:p text:style-name="P18"><text:span text:style-name="T107">Consiste en recorrer el vector comparando pares de valores consecutivos. Es decir, se compara el elemento de orden </text:span><text:span text:style-name="T108">( j )</text:span><text:span text:style-name="T107"> contra el de orden </text:span><text:span text:style-name="T108">( j+1 )</text:span><text:span text:style-name="T107">.</text:span></text:p>
            <text:p text:style-name="P18"><text:span text:style-name="T107">Si se encuentra fuera del orden que se desea establecer, se los </text:span><text:span text:style-name="T108">intercambia</text:span><text:span text:style-name="T107">.</text:span></text:p>
            <text:p text:style-name="P18"><text:span text:style-name="T107">En la figura se muestra la secuencia de un </text:span><text:span text:style-name="T108">“barrido” </text:span><text:span text:style-name="T107">en el vector mostrando los casos en que se intercambiaron los lugares.</text:span></text:p>
            <text:p text:style-name="P18"><text:span text:style-name="T107">En el primer barrido o pasada se nota que el mayor elemento </text:span><text:span text:style-name="T108">(9)</text:span><text:span text:style-name="T107"> rapidamente gano su lugar. Cayo al fondo del vector.</text:span></text:p>
            <text:p text:style-name="P18"><text:span text:style-name="T107"/></text:p>
            <text:p text:style-name="P18"><text:span text:style-name="T107">Cuando se produzcan las </text:span><text:span text:style-name="T108">N-1</text:span><text:span text:style-name="T107"> (5-1=4) pasadas, siendo </text:span><text:span text:style-name="T108">N</text:span><text:span text:style-name="T107"> la cantidad de elementos a ordenar. Y otro bucle que comparara entre el elemento </text:span><text:span text:style-name="T108">(j) </text:span><text:span text:style-name="T107">y el de orden </text:span><text:span text:style-name="T108">(j+1)</text:span><text:span text:style-name="T107">, y el intercambio.</text:span></text:p>
            <text:p text:style-name="P18"><text:span text:style-name="T107">El </text:span><text:span text:style-name="T108">blucle externo</text:span><text:span text:style-name="T107">, controlado por la variable </text:span><text:span text:style-name="T108">(i)</text:span><text:span text:style-name="T107"> ejecuta </text:span><text:span text:style-name="T108">(L-1)</text:span><text:span text:style-name="T107"> o </text:span><text:span text:style-name="T108">(A.length-1)</text:span><text:span text:style-name="T107"> iteraciones, mientras que el </text:span><text:span text:style-name="T108">bucle interno</text:span><text:span text:style-name="T107">, controlado por la variable </text:span><text:span text:style-name="T108">( j )</text:span><text:span text:style-name="T107">, va decrementando la cantidad de iteraciones cada vez, debido a la presencia de la variable </text:span><text:span text:style-name="T108">(i)</text:span><text:span text:style-name="T107"> en el limite </text:span><text:span text:style-name="T108">( j &lt; L- i - 1)</text:span><text:span text:style-name="T107">.</text:span></text:p>
            <text:p><text:s/></text:p>
          </draw:text-box>
        </draw:frame>
        <presentation:notes draw:style-name="dp2">
          <draw:page-thumbnail draw:style-name="gr2"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draw:frame presentation:style-name="pr2" draw:layer="layout" svg:width="25.199cm" svg:height="3.506cm" svg:x="1.4cm" svg:y="0.837cm" presentation:class="title">
          <draw:text-box>
            <text:p>ORDENAMIENTO SELECCION</text:p>
          </draw:text-box>
        </draw:frame>
        <draw:frame presentation:style-name="pr3" draw:text-style-name="P21" draw:layer="layout" svg:width="25.199cm" svg:height="13.86cm" svg:x="1.4cm" svg:y="4.914cm" presentation:class="subtitle">
          <draw:text-box>
            <text:p text:style-name="P18"><text:span text:style-name="T107">Es tal vez el metodo mas intuitivo.</text:span></text:p>
            <text:p text:style-name="P18"><text:span text:style-name="T107"/></text:p>
            <text:p text:style-name="P18"><text:span text:style-name="T107">Consiste en seleccionar cada posicion y desde una posicion (pos+1), buscar un dato menor al de la posicion actual, si se encuentra un dato menor, intercambiar el numero de la posicion actual.</text:span></text:p>
            <text:p text:style-name="P18"><text:span text:style-name="T107"/></text:p>
            <text:p text:style-name="P18"><text:span text:style-name="T107">Al aplicar este metodo a un array seria como crear un array auxiliar que represente el nuevo array.</text:span></text:p>
          </draw:text-box>
        </draw:frame>
        <presentation:notes draw:style-name="dp2">
          <draw:page-thumbnail draw:style-name="gr2"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Predeterminado">
        <draw:frame draw:style-name="gr11" draw:text-style-name="P23" draw:layer="layout" svg:width="26cm" svg:height="19.061cm" svg:x="1.5cm" svg:y="1cm">
          <draw:text-box>
            <text:p text:style-name="P1"><text:span text:style-name="T68"/></text:p>
            <text:p text:style-name="P1"><text:span text:style-name="T66">public</text:span><text:span text:style-name="T67"> </text:span><text:span text:style-name="T66">class</text:span><text:span text:style-name="T67"> OrdenarSeleccion {</text:span></text:p>
            <text:p text:style-name="P1"><text:span text:style-name="T68"/></text:p>
            <text:p text:style-name="P1"><text:span text:style-name="T66"><text:s text:c="2"/></text:span><text:span text:style-name="T66">public</text:span><text:span text:style-name="T67"> </text:span><text:span text:style-name="T66">static</text:span><text:span text:style-name="T67"> </text:span><text:span text:style-name="T66">void</text:span><text:span text:style-name="T67"> main(String[] </text:span><text:span text:style-name="T69">args</text:span><text:span text:style-name="T67">) {</text:span></text:p>
            <text:p text:style-name="P1"><text:span text:style-name="T67"/></text:p>
            <text:p text:style-name="P1"><text:span text:style-name="T66"><text:tab/></text:span><text:span text:style-name="T66">int</text:span><text:span text:style-name="T67"> </text:span><text:span text:style-name="T69">VECTOR</text:span><text:span text:style-name="T67">[] = {9, 6, 2, 4, 8};</text:span></text:p>
            <text:p text:style-name="P1"><text:span text:style-name="T66"><text:tab/></text:span><text:span text:style-name="T66">int</text:span><text:span text:style-name="T67"> </text:span><text:span text:style-name="T69">POSMIN</text:span><text:span text:style-name="T67"> = 0;</text:span></text:p>
            <text:p text:style-name="P1"><text:span text:style-name="T66"><text:tab/></text:span><text:span text:style-name="T66">int</text:span><text:span text:style-name="T67"> </text:span><text:span text:style-name="T69">AUX</text:span><text:span text:style-name="T67">; </text:span></text:p>
            <text:p text:style-name="P1"><text:span text:style-name="T111"><text:tab/></text:span><text:span text:style-name="T111">/**VA DE 0 HASTA 5**/</text:span></text:p>
            <text:p text:style-name="P1"><text:span text:style-name="T66"><text:tab/></text:span><text:span text:style-name="T66">for</text:span><text:span text:style-name="T67">( </text:span><text:span text:style-name="T66">int</text:span><text:span text:style-name="T67"> </text:span><text:span text:style-name="T69">PRIM</text:span><text:span text:style-name="T67"> = 0; </text:span><text:span text:style-name="T69">PRIM</text:span><text:span text:style-name="T67"> &lt; </text:span><text:span text:style-name="T69">VECTOR</text:span><text:span text:style-name="T67">.</text:span><text:span text:style-name="T74">length</text:span><text:span text:style-name="T67">-1; </text:span><text:span text:style-name="T69">PRIM</text:span><text:span text:style-name="T67">++){</text:span><text:span text:style-name="T67"><text:tab/></text:span><text:span text:style-name="T76">// PRIM </text:span><text:span text:style-name="T77">es</text:span><text:span text:style-name="T76"> </text:span><text:span text:style-name="T77">la</text:span><text:span text:style-name="T76"> </text:span><text:span text:style-name="T77">primera</text:span><text:span text:style-name="T76"> </text:span><text:span text:style-name="T77">posicion</text:span></text:p>
            <text:p text:style-name="P1"><text:span text:style-name="T67"/></text:p>
            <text:p text:style-name="P1"><text:span text:style-name="T69"><text:tab/></text:span><text:span text:style-name="T69"><text:tab/></text:span><text:span text:style-name="T69"> <text:s/></text:span><text:span text:style-name="T69">POSMIN</text:span><text:span text:style-name="T67">=</text:span><text:span text:style-name="T69">PRIM</text:span><text:span text:style-name="T67">; </text:span><text:span text:style-name="T76">//</text:span><text:span text:style-name="T77">lo</text:span><text:span text:style-name="T76"> </text:span><text:span text:style-name="T77">que</text:span><text:span text:style-name="T76"> </text:span><text:span text:style-name="T77">esta</text:span><text:span text:style-name="T76"> </text:span><text:span text:style-name="T77">en</text:span><text:span text:style-name="T76"> </text:span><text:span text:style-name="T77">posicion</text:span><text:span text:style-name="T76"> PRIM[0]=9 <text:s/></text:span><text:span text:style-name="T77">pasa</text:span><text:span text:style-name="T76"> a POSMIN</text:span></text:p>
            <text:p text:style-name="P1"><text:span text:style-name="T67"/></text:p>
            <text:p text:style-name="P1"><text:span text:style-name="T111"><text:tab/></text:span><text:span text:style-name="T111"><text:tab/></text:span><text:span text:style-name="T111"><text:tab/></text:span><text:span text:style-name="T111">/**HACE ESTE SEGUNDO FOR COMPARANDO DESDE 1 HASTA 5**/</text:span></text:p>
            <text:p text:style-name="P1"><text:span text:style-name="T66"><text:tab/></text:span><text:span text:style-name="T66"> <text:s text:c="4"/></text:span><text:span text:style-name="T66">for</text:span><text:span text:style-name="T67">(</text:span><text:span text:style-name="T66">int</text:span><text:span text:style-name="T67"> </text:span><text:span text:style-name="T69">SEG</text:span><text:span text:style-name="T67"> = </text:span><text:span text:style-name="T69">PRIM</text:span><text:span text:style-name="T67">+1; </text:span><text:span text:style-name="T69">SEG</text:span><text:span text:style-name="T67"> &lt;</text:span><text:span text:style-name="T69">VECTOR</text:span><text:span text:style-name="T67">.</text:span><text:span text:style-name="T74">length</text:span><text:span text:style-name="T67">;</text:span><text:span text:style-name="T69">SEG</text:span><text:span text:style-name="T67">++){</text:span><text:span text:style-name="T76">//</text:span><text:span text:style-name="T77">va</text:span><text:span text:style-name="T76"> </text:span><text:span text:style-name="T77">desde</text:span><text:span text:style-name="T76"> </text:span><text:span text:style-name="T77">la</text:span><text:span text:style-name="T76"> </text:span><text:span text:style-name="T77">posicion</text:span><text:span text:style-name="T76"> 1 </text:span><text:span text:style-name="T77">hasta</text:span><text:span text:style-name="T76"> el final</text:span></text:p>
            <text:p text:style-name="P1"><text:span text:style-name="T67"><text:s text:c="2"/></text:span><text:span text:style-name="T67"><text:tab/></text:span><text:span text:style-name="T67"><text:tab/></text:span><text:span text:style-name="T67"> <text:s text:c="2"/></text:span><text:span text:style-name="T76">//</text:span><text:span text:style-name="T77">buscando</text:span><text:span text:style-name="T76"> el </text:span><text:span text:style-name="T77">ultimo</text:span><text:span text:style-name="T76"> </text:span><text:span text:style-name="T77">menor</text:span><text:span text:style-name="T76"><text:tab/></text:span><text:span text:style-name="T76"><text:tab/></text:span></text:p>
            <text:p text:style-name="P1"><text:span text:style-name="T66"><text:tab/></text:span><text:span text:style-name="T66"><text:tab/></text:span><text:span text:style-name="T66"> <text:s text:c="4"/></text:span><text:span text:style-name="T66">if</text:span><text:span text:style-name="T67">(</text:span><text:span text:style-name="T69">VECTOR</text:span><text:span text:style-name="T67">[</text:span><text:span text:style-name="T69">SEG</text:span><text:span text:style-name="T67">] &lt; </text:span><text:span text:style-name="T69">VECTOR</text:span><text:span text:style-name="T67">[</text:span><text:span text:style-name="T69">POSMIN</text:span><text:span text:style-name="T67">]){ </text:span><text:span text:style-name="T76">//</text:span><text:span text:style-name="T77">donde</text:span><text:span text:style-name="T76"> </text:span><text:span text:style-name="T77">encuentra</text:span><text:span text:style-name="T76"> el </text:span><text:span text:style-name="T77">menor</text:span><text:span text:style-name="T76"> el </text:span><text:span text:style-name="T77">lo</text:span><text:span text:style-name="T76"> </text:span><text:span text:style-name="T77">guarda</text:span></text:p>
            <text:p text:style-name="P1"><text:span text:style-name="T76"><text:tab/></text:span><text:span text:style-name="T76"><text:tab/></text:span><text:span text:style-name="T76"><text:tab/></text:span><text:span text:style-name="T76"> <text:s text:c="4"/></text:span><text:span text:style-name="T76">// <text:s text:c="4"/>6 <text:s/>&lt; <text:s/>9 <text:s/>"si"</text:span></text:p>
            <text:p text:style-name="P1"><text:span text:style-name="T69"><text:tab/></text:span><text:span text:style-name="T69"><text:tab/></text:span><text:span text:style-name="T69"><text:tab/></text:span><text:span text:style-name="T69"> <text:s/></text:span><text:span text:style-name="T69">POSMIN</text:span><text:span text:style-name="T67"> = </text:span><text:span text:style-name="T69">SEG</text:span><text:span text:style-name="T67">;</text:span><text:span text:style-name="T76">//</text:span><text:span text:style-name="T77">lo</text:span><text:span text:style-name="T76"> </text:span><text:span text:style-name="T77">de</text:span><text:span text:style-name="T76"> </text:span><text:span text:style-name="T77">pos</text:span><text:span text:style-name="T76">"i" </text:span><text:span text:style-name="T77">pasa</text:span><text:span text:style-name="T76"> a POSMIN </text:span><text:span text:style-name="T77">siendo</text:span><text:span text:style-name="T76"> el </text:span><text:span text:style-name="T77">menor</text:span><text:span text:style-name="T76"> </text:span><text:span text:style-name="T77">si</text:span><text:span text:style-name="T76"> </text:span><text:span text:style-name="T77">es</text:span><text:span text:style-name="T76"> </text:span><text:span text:style-name="T77">menor</text:span></text:p>
            <text:p text:style-name="P1"><text:span text:style-name="T67"><text:tab/></text:span><text:span text:style-name="T67"> <text:s text:c="10"/></text:span><text:span text:style-name="T67">}</text:span></text:p>
            <text:p text:style-name="P1"><text:span text:style-name="T67"><text:s text:c="17"/></text:span></text:p>
            <text:p text:style-name="P1"><text:span text:style-name="T68"><text:s text:c="11"/></text:span><text:span text:style-name="T68">} </text:span><text:span text:style-name="T76"><text:s/></text:span><text:span text:style-name="T112">//si no se cumple la condicion sale del 2ºdo bucle y hace intercambio</text:span></text:p>
            <text:p text:style-name="P1"><text:span text:style-name="T69"><text:tab/></text:span><text:span text:style-name="T69"><text:tab/></text:span><text:span text:style-name="T69"><text:tab/></text:span><text:span text:style-name="T69"> </text:span><text:span text:style-name="T76">/*</text:span><text:span text:style-name="T77">swaping</text:span><text:span text:style-name="T76">: </text:span><text:span text:style-name="T77">intercambia</text:span><text:span text:style-name="T76"> el </text:span><text:span text:style-name="T77">minimo</text:span><text:span text:style-name="T76"> y el </text:span><text:span text:style-name="T77">primero</text:span><text:span text:style-name="T76">*/</text:span></text:p>
            <text:p text:style-name="P1"><text:span text:style-name="T69"><text:tab/></text:span><text:span text:style-name="T69"><text:tab/></text:span><text:span text:style-name="T69"><text:tab/></text:span><text:span text:style-name="T69"> </text:span><text:span text:style-name="T69">AUX</text:span><text:span text:style-name="T67"> <text:s text:c="12"/>= </text:span><text:span text:style-name="T69">VECTOR</text:span><text:span text:style-name="T67">[</text:span><text:span text:style-name="T69">PRIM</text:span><text:span text:style-name="T67">];</text:span><text:span text:style-name="T76">//AUX=6</text:span></text:p>
            <text:p text:style-name="P1"><text:span text:style-name="T69"><text:tab/></text:span><text:span text:style-name="T69"><text:tab/></text:span><text:span text:style-name="T69"><text:tab/></text:span><text:span text:style-name="T69"> </text:span><text:span text:style-name="T69">VECTOR</text:span><text:span text:style-name="T67">[</text:span><text:span text:style-name="T69">PRIM</text:span><text:span text:style-name="T67">] <text:s text:c="6"/>= </text:span><text:span text:style-name="T69">VECTOR</text:span><text:span text:style-name="T67">[</text:span><text:span text:style-name="T69">POSMIN</text:span><text:span text:style-name="T67">];</text:span><text:span text:style-name="T76">//VECTOR[PRIM]=9</text:span></text:p>
            <text:p text:style-name="P1"><text:span text:style-name="T69"><text:tab/></text:span><text:span text:style-name="T69"><text:tab/></text:span><text:span text:style-name="T69"><text:tab/></text:span><text:span text:style-name="T69"> </text:span><text:span text:style-name="T69">VECTOR</text:span><text:span text:style-name="T67">[</text:span><text:span text:style-name="T69">POSMIN</text:span><text:span text:style-name="T67">] <text:s/>= </text:span><text:span text:style-name="T69">AUX</text:span><text:span text:style-name="T67">;</text:span><text:span text:style-name="T76">//6</text:span></text:p>
            <text:p text:style-name="P1"><text:span text:style-name="T67"/></text:p>
            <text:p text:style-name="P1"><text:span text:style-name="T111"><text:tab/></text:span><text:span text:style-name="T111"><text:tab/></text:span><text:span text:style-name="T111"><text:tab/></text:span><text:span text:style-name="T111">/**</text:span><text:span text:style-name="T113">intercambio</text:span><text:span text:style-name="T111"> </text:span><text:span text:style-name="T113">de</text:span><text:span text:style-name="T111"> </text:span><text:span text:style-name="T113">posicion</text:span><text:span text:style-name="T111"> VECTOR[PRIM]=34 y VECTOR[POSMIN]=78**/</text:span></text:p>
            <text:p text:style-name="P1"><text:span text:style-name="T67"/></text:p>
            <text:p text:style-name="P1"><text:span text:style-name="T67"><text:s text:c="7"/></text:span><text:span text:style-name="T67">}</text:span></text:p>
            <text:p text:style-name="P1"><text:span text:style-name="T111"><text:tab/></text:span><text:span text:style-name="T111"><text:tab/></text:span><text:span text:style-name="T111">/**********FOR EXTERIOR************/</text:span></text:p>
            <text:p text:style-name="P1"><text:span text:style-name="T66"><text:tab/></text:span><text:span text:style-name="T66"><text:tab/></text:span><text:span text:style-name="T66">for</text:span><text:span text:style-name="T67"> (</text:span><text:span text:style-name="T66">int</text:span><text:span text:style-name="T67"> </text:span><text:span text:style-name="T69">i</text:span><text:span text:style-name="T67"> = 0; </text:span><text:span text:style-name="T69">i</text:span><text:span text:style-name="T67"> &lt; </text:span><text:span text:style-name="T69">VECTOR</text:span><text:span text:style-name="T67">.</text:span><text:span text:style-name="T74">length</text:span><text:span text:style-name="T67">; </text:span><text:span text:style-name="T69">i</text:span><text:span text:style-name="T67">++) {</text:span></text:p>
            <text:p text:style-name="P1"><text:span text:style-name="T67"><text:tab/></text:span><text:span text:style-name="T67"><text:tab/></text:span><text:span text:style-name="T67"><text:tab/></text:span><text:span text:style-name="T67">System.</text:span><text:span text:style-name="T72">out</text:span><text:span text:style-name="T67">.print(</text:span><text:span text:style-name="T73">" "</text:span><text:span text:style-name="T67">+</text:span><text:span text:style-name="T69">VECTOR</text:span><text:span text:style-name="T67">[</text:span><text:span text:style-name="T69">i</text:span><text:span text:style-name="T67">]+</text:span><text:span text:style-name="T73">" "</text:span><text:span text:style-name="T67">);</text:span></text:p>
            <text:p text:style-name="P1"><text:span text:style-name="T67"><text:tab/></text:span><text:span text:style-name="T67"><text:tab/></text:span><text:span text:style-name="T67">}</text:span></text:p>
            <text:p text:style-name="P1"><text:span text:style-name="T67"><text:tab/></text:span><text:span text:style-name="T67"><text:tab/></text:span><text:span text:style-name="T67"><text:tab/></text:span><text:span text:style-name="T67"> </text:span><text:span text:style-name="T67">System.</text:span><text:span text:style-name="T72">out</text:span><text:span text:style-name="T67">.println(</text:span><text:span text:style-name="T73">"\n **********************"</text:span><text:span text:style-name="T67">);</text:span></text:p>
            <text:p text:style-name="P1"><text:span text:style-name="T67"><text:s text:c="2"/></text:span><text:span text:style-name="T67">}</text:span></text:p>
            <text:p text:style-name="P1"><text:span text:style-name="T68"/></text:p>
            <text:p text:style-name="P1"><text:span text:style-name="T67">}</text:span></text:p>
          </draw:text-box>
        </draw:frame>
        <presentation:notes draw:style-name="dp2">
          <draw:page-thumbnail draw:style-name="gr2"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draw:frame presentation:style-name="pr2" draw:text-style-name="P4" draw:layer="layout" svg:width="25.199cm" svg:height="3.506cm" svg:x="1.4cm" svg:y="0.837cm" presentation:class="title">
          <draw:text-box>
            <text:p><text:span text:style-name="T20">Explicacion Metodo Ordenamiento por Seleccion</text:span></text:p>
          </draw:text-box>
        </draw:frame>
        <draw:frame presentation:style-name="pr3" draw:text-style-name="P24" draw:layer="layout" svg:width="25.199cm" svg:height="16.274cm" svg:x="1.4cm" svg:y="3.71cm" presentation:class="subtitle" presentation:user-transformed="true">
          <draw:text-box>
            <text:p text:style-name="P18"><text:span text:style-name="T114"/></text:p>
            <text:p text:style-name="P18"><text:span text:style-name="T114"><text:s text:c="4"/></text:span><text:span text:style-name="T114">for (i=1; i&lt;n-1; i++){</text:span></text:p>
            <text:p text:style-name="P18"><text:span text:style-name="T114"/></text:p>
            <text:p text:style-name="P18"><text:span text:style-name="T114"><text:s text:c="8"/></text:span><text:span text:style-name="T114"><text:tab/></text:span><text:span text:style-name="T114"><text:tab/></text:span><text:span text:style-name="T114"> </text:span><text:span text:style-name="T114">imin=i;</text:span></text:p>
            <text:p text:style-name="P18"><text:span text:style-name="T114"/></text:p>
            <text:p text:style-name="P18"><text:span text:style-name="T114"><text:s text:c="5"/></text:span><text:span text:style-name="T114"><text:tab/></text:span><text:span text:style-name="T114"> </text:span><text:span text:style-name="T114">for (j=i+1; j&lt;n; j++){</text:span></text:p>
            <text:p text:style-name="P18"><text:span text:style-name="T114"><text:s text:c="3"/></text:span></text:p>
            <text:p text:style-name="P18"><text:span text:style-name="T114"><text:s/></text:span><text:span text:style-name="T114"><text:tab/></text:span><text:span text:style-name="T114"><text:tab/></text:span><text:span text:style-name="T114">if(V[j]&lt;V[imin]){</text:span></text:p>
            <text:p text:style-name="P18"><text:span text:style-name="T114"><text:s text:c="3"/></text:span><text:span text:style-name="T114"><text:tab/></text:span><text:span text:style-name="T114"><text:tab/></text:span><text:span text:style-name="T114"><text:tab/></text:span><text:span text:style-name="T114"> </text:span><text:span text:style-name="T114">imin=j;</text:span></text:p>
            <text:p text:style-name="P18"><text:span text:style-name="T114"><text:s/></text:span><text:span text:style-name="T114"><text:tab/></text:span><text:span text:style-name="T114"><text:tab/></text:span><text:span text:style-name="T114"> </text:span><text:span text:style-name="T114">}</text:span></text:p>
            <text:p text:style-name="P18"><text:span text:style-name="T114"><text:s text:c="9"/></text:span><text:span text:style-name="T114">}</text:span></text:p>
            <text:p text:style-name="P18"><text:span text:style-name="T114"/></text:p>
            <text:p text:style-name="P18"><text:span text:style-name="T114"><text:s/></text:span><text:span text:style-name="T114"><text:tab/></text:span><text:span text:style-name="T114"><text:tab/></text:span><text:span text:style-name="T114"> </text:span><text:span text:style-name="T114">aux = V[i];</text:span></text:p>
            <text:p text:style-name="P18"><text:span text:style-name="T114"><text:s text:c="2"/></text:span><text:span text:style-name="T114"><text:tab/></text:span><text:span text:style-name="T114"><text:tab/></text:span><text:span text:style-name="T114">V[i] = V[imin];</text:span></text:p>
            <text:p text:style-name="P18"><text:span text:style-name="T114"><text:s text:c="2"/></text:span><text:span text:style-name="T114"><text:tab/></text:span><text:span text:style-name="T114"><text:tab/></text:span><text:span text:style-name="T114">V[imin] = aux;</text:span></text:p>
            <text:p text:style-name="P18"><text:span text:style-name="T114"><text:s text:c="4"/></text:span><text:span text:style-name="T114">}</text:span></text:p>
            <text:p text:style-name="P18"><text:span text:style-name="T114"/></text:p>
            <text:p text:style-name="P18"><text:span text:style-name="T114">Es decir, el método se basa en buscar en cada iteracción el mínimo elemento del “</text:span><text:span text:style-name="T115">subvector</text:span><text:span text:style-name="T114">” situado entre el índice i y el final del vector e intercambiarlo con el de índice i. Tomando la dimensión del vector n como tamaño del problema es inmediato que el bucle se repite n veces y por tanto la función que da el número de repeticiones es de tipo lineal. La operación interior al bucle se puede desarrollar a su vez como:</text:span></text:p>
            <text:p text:style-name="P18"><text:span text:style-name="T114"/></text:p>
            <text:p text:style-name="P18"><text:span text:style-name="T114">SeudoCodigo:</text:span></text:p>
            <text:p text:style-name="P18"><text:span text:style-name="T114"/></text:p>
            <text:p text:style-name="P18"><text:span text:style-name="T114"><text:tab/></text:span><text:span text:style-name="T114">imin:=i;</text:span></text:p>
            <text:p text:style-name="P18"><text:span text:style-name="T114"><text:tab/></text:span><text:span text:style-name="T114">para j desde i+1 hasta n hacer</text:span></text:p>
            <text:p text:style-name="P18"><text:span text:style-name="T114"><text:s text:c="2"/></text:span><text:span text:style-name="T114"><text:tab/></text:span><text:span text:style-name="T114"><text:tab/></text:span><text:span text:style-name="T114">si V[j]&lt;V[imin] entonces</text:span></text:p>
            <text:p text:style-name="P18"><text:span text:style-name="T114"><text:tab/></text:span><text:span text:style-name="T114"><text:tab/></text:span><text:span text:style-name="T114"><text:tab/></text:span><text:span text:style-name="T114"> </text:span><text:span text:style-name="T114">imin:=j</text:span></text:p>
            <text:p text:style-name="P18"><text:span text:style-name="T114"><text:tab/></text:span><text:span text:style-name="T114"><text:tab/></text:span><text:span text:style-name="T114"> </text:span><text:span text:style-name="T114">fsi</text:span></text:p>
            <text:p text:style-name="P18"><text:span text:style-name="T114"><text:tab/></text:span><text:span text:style-name="T114">fpara </text:span></text:p>
            <text:p text:style-name="P18"><text:span text:style-name="T114"/></text:p>
            <text:p text:style-name="P18"><text:span text:style-name="T114"><text:tab/></text:span><text:span text:style-name="T114">intercambiar(V[i],V[imin])</text:span></text:p>
          </draw:text-box>
        </draw:frame>
        <presentation:notes draw:style-name="dp2">
          <draw:page-thumbnail draw:style-name="gr2"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draw:frame presentation:style-name="pr2" draw:layer="layout" svg:width="25.199cm" svg:height="3.506cm" svg:x="1.4cm" svg:y="0.837cm" presentation:class="title">
          <draw:text-box>
            <text:p>Algoritmo Ordenamiento Seleccion</text:p>
          </draw:text-box>
        </draw:frame>
        <draw:frame presentation:style-name="pr3" draw:layer="layout" svg:width="25.199cm" svg:height="15.336cm" svg:x="1.4cm" svg:y="4.177cm" presentation:class="subtitle" presentation:user-transformed="true">
          <draw:text-box>
            <text:p text:style-name="P18"><text:span text:style-name="T103">Variables:</text:span><text:span text:style-name="T104"> “ i ” o “ PRIM ”</text:span></text:p>
            <text:p text:style-name="P18"><text:span text:style-name="T104">Indica a partir de cual posicion faltan datos por ordenar y debera llegar hasta (n) o VECTOR.Length.</text:span></text:p>
            <text:p text:style-name="P18"><text:span text:style-name="T104"/></text:p>
            <text:p text:style-name="P18"><text:span text:style-name="T103">Variable:</text:span><text:span text:style-name="T104"> “ j ” o “SEG” </text:span></text:p>
            <text:p text:style-name="P18"><text:span text:style-name="T104">Recorre el vector determinando en cual posicion se halla el menor.</text:span></text:p>
            <text:p text:style-name="P18"><text:span text:style-name="T104"/></text:p>
            <text:p text:style-name="P18"><text:span text:style-name="T103">Variable:</text:span><text:span text:style-name="T104"> “ k ” o “POSMIN”</text:span></text:p>
            <text:p text:style-name="P18"><text:span text:style-name="T104">Sirve para almacenar la posicion en la cual esta el menor dato de los datos que faltan por ordenar.</text:span></text:p>
            <text:p text:style-name="P18"><text:span text:style-name="T104"/></text:p>
            <text:p text:style-name="P18"><text:span text:style-name="T103">Para <text:s/>i desde 1 hasta n-1 con paso 1++</text:span><text:span text:style-name="T104"> //cuando ( i ) llegue a la (n)significa que </text:span><text:span text:style-name="T104"><text:tab/></text:span><text:span text:style-name="T104"><text:tab/></text:span><text:span text:style-name="T104"><text:tab/></text:span><text:span text:style-name="T104"><text:tab/></text:span><text:span text:style-name="T104"><text:tab/></text:span><text:span text:style-name="T104"><text:tab/></text:span><text:span text:style-name="T104"><text:tab/></text:span><text:span text:style-name="T104"><text:tab/></text:span><text:span text:style-name="T104"><text:tab/></text:span><text:span text:style-name="T104"><text:tab/></text:span><text:span text:style-name="T104"><text:tab/></text:span><text:span text:style-name="T104"> <text:s text:c="2"/>//estamos en el ultimo dato y no hay mas</text:span></text:p>
            <text:p text:style-name="P18"><text:span text:style-name="T104"><text:tab/></text:span><text:span text:style-name="T103">K = i</text:span><text:span text:style-name="T104"> //decimos que el menor dato esta de primero: </text:span><text:span text:style-name="T103">POSMIN=PRIM</text:span></text:p>
            <text:p text:style-name="P18"><text:span text:style-name="T104">//apartir de la siguiente posicion hacemos comparaciones para determinar la posicion en la cual esta el menor dato</text:span></text:p>
            <text:p text:style-name="P18"><text:span text:style-name="T104">//comparamos el dato que esta en la posicion </text:span><text:span text:style-name="T103">“j”</text:span><text:span text:style-name="T104"> con el dato que esta en la posicion </text:span><text:span text:style-name="T103">“k”</text:span></text:p>
            <text:p text:style-name="P18"><text:span text:style-name="T104"/></text:p>
            <text:p text:style-name="P18"><text:span text:style-name="T104">Si ele dato que esta en la posicion </text:span><text:span text:style-name="T103">“j”</text:span><text:span text:style-name="T104"> es menor que el dato que esta la posicion </text:span><text:span text:style-name="T103">“k”</text:span><text:span text:style-name="T104"> </text:span><text:span text:style-name="T103">actualizamos</text:span><text:span text:style-name="T104"> la </text:span><text:span text:style-name="T103">“k”</text:span><text:span text:style-name="T104"> preguntamos:” </text:span></text:p>
            <text:p text:style-name="P18"><text:span text:style-name="T104"/></text:p>
            <text:p text:style-name="P18"><text:span text:style-name="T104"><text:tab/></text:span><text:span text:style-name="T104"><text:tab/></text:span><text:span text:style-name="T103">Si v[ j ] &lt; v[ k ]</text:span></text:p>
            <text:p text:style-name="P18"><text:span text:style-name="T103"/></text:p>
            <text:p text:style-name="P18"><text:span text:style-name="T103"><text:s text:c="5"/></text:span><text:span text:style-name="T103"><text:tab/></text:span><text:span text:style-name="T103"><text:tab/></text:span><text:span text:style-name="T103"> <text:s text:c="7"/></text:span><text:span text:style-name="T103">K = j <text:s text:c="2"/></text:span><text:span text:style-name="T116"><text:s/>//asignamos a “k” la “j”</text:span></text:p>
            <text:p text:style-name="P18"><text:span text:style-name="T103"><text:tab/></text:span><text:span text:style-name="T103"><text:tab/></text:span><text:span text:style-name="T103">Fin si</text:span> </text:p>
          </draw:text-box>
        </draw:frame>
        <presentation:notes draw:style-name="dp2">
          <draw:page-thumbnail draw:style-name="gr2"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draw:frame presentation:style-name="pr2" draw:layer="layout" svg:width="25.199cm" svg:height="3.506cm" svg:x="1.4cm" svg:y="0.837cm" presentation:class="title">
          <draw:text-box>
            <text:p>Algoritmo ordenamiento seleccion</text:p>
          </draw:text-box>
        </draw:frame>
        <draw:frame presentation:style-name="pr3" draw:text-style-name="P21" draw:layer="layout" svg:width="25.199cm" svg:height="13.86cm" svg:x="1.4cm" svg:y="4.914cm" presentation:class="subtitle" presentation:user-transformed="true">
          <draw:text-box>
            <text:p text:style-name="P18"><text:span text:style-name="T107">Cuando termina el ciclo interno en la variable “k” queda almacenada la </text:span><text:span text:style-name="T108">posicion</text:span><text:span text:style-name="T107"> en la cual esta el </text:span><text:span text:style-name="T108">menor dato</text:span><text:span text:style-name="T107">.</text:span></text:p>
            <text:p text:style-name="P18"><text:span text:style-name="T107">¿que debemos hacer? Intercambiar ese dato que esta en la posicion “k” hay que colocarlo de primero osea en la posicion “i” apartir de la posicion “i” es que hay datos por ordenar entonces hay que hacer un intercambio.</text:span></text:p>
          </draw:text-box>
        </draw:frame>
        <presentation:notes draw:style-name="dp2">
          <draw:page-thumbnail draw:style-name="gr2"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draw:frame presentation:style-name="pr2" draw:layer="layout" svg:width="25.199cm" svg:height="3.506cm" svg:x="1.4cm" svg:y="0.837cm" presentation:class="title">
          <draw:text-box>
            <text:p>Explicacion paso a paso</text:p>
          </draw:text-box>
        </draw:frame>
        <draw:frame presentation:style-name="pr3" draw:text-style-name="P21" draw:layer="layout" svg:width="25.199cm" svg:height="13.86cm" svg:x="1.4cm" svg:y="4.914cm" presentation:class="subtitle" presentation:user-transformed="true">
          <draw:text-box>
            <text:p text:style-name="P18"><text:span text:style-name="T108">1º Enunciado:</text:span><text:span text:style-name="T107"> de los datos que faltan por ordenar determinar cual es el menor de ellos y ubicarlo de “ primero ” en el conjunto de datos por ordenar.</text:span></text:p>
            <text:p text:style-name="P18"><text:span text:style-name="T108">¿Apartir de cual posicion falta datos por ordenar?</text:span><text:span text:style-name="T107"> apartir de la posicion “1”. la primera pasada buscamos cual es el menor de todos esos datos.</text:span></text:p>
            <text:p text:style-name="P18"><text:span text:style-name="T107">El menor de todos esos datos se encuentra en la posicion “</text:span><text:span text:style-name="T108">1</text:span><text:span text:style-name="T107">” intercambiamos el dato de la “ </text:span><text:span text:style-name="T108">1</text:span><text:span text:style-name="T107"> ” posicion con el de la “ </text:span><text:span text:style-name="T108">2</text:span><text:span text:style-name="T107"> ” posicion.</text:span></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draw:text-box>
        </draw:frame>
        <presentation:notes draw:style-name="dp2">
          <draw:page-thumbnail draw:style-name="gr2"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1T0">
        <draw:frame presentation:style-name="pr2" draw:layer="layout" svg:width="25.199cm" svg:height="3.506cm" svg:x="1.4cm" svg:y="0.837cm" presentation:class="title">
          <draw:text-box>
            <text:p>Explicacion paso a paso</text:p>
          </draw:text-box>
        </draw:frame>
        <draw:frame presentation:style-name="pr3" draw:text-style-name="P21" draw:layer="layout" svg:width="25.199cm" svg:height="14.308cm" svg:x="1.4cm" svg:y="4.69cm" presentation:class="subtitle" presentation:user-transformed="true">
          <draw:text-box>
            <text:p text:style-name="P18"><text:span text:style-name="T108">2º Enunciado:</text:span><text:span text:style-name="T107"> de los datos que faltan por ordenar determinar cual es el menor de ellos y ubicarlo de “ primero ” en el conjunto de datos por ordenar.</text:span></text:p>
            <text:p text:style-name="P18"><text:span text:style-name="T108">¿Apartir de cual posicion falta datos por ordenar?</text:span><text:span text:style-name="T107"> apartir de la posicion “2”. de aquí empezamos a buscar en cual posicion esta el menor dato. </text:span></text:p>
            <text:p text:style-name="P18"><text:span text:style-name="T107">la segunda pasada buscamos cual es el menor de todos esos datos.</text:span></text:p>
            <text:p text:style-name="P18"><text:span text:style-name="T107">El menor de todos esos datos se encuentra en la posicion “4” intercambiamos el dato de la posicion “ </text:span><text:span text:style-name="T108">2</text:span><text:span text:style-name="T107"> ” con el posicion con el dato de la posicion “ </text:span><text:span text:style-name="T108">4</text:span><text:span text:style-name="T107"> ” .</text:span></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draw:text-box>
        </draw:frame>
        <presentation:notes draw:style-name="dp2">
          <draw:page-thumbnail draw:style-name="gr2" draw:layer="layout" svg:width="14.848cm" svg:height="11.136cm" svg:x="3.075cm" svg:y="2.257cm" draw:page-number="28" presentation:class="page"/>
          <draw:frame presentation:style-name="pr1" draw:text-style-name="P7"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draw:frame presentation:style-name="pr2" draw:layer="layout" svg:width="25.199cm" svg:height="3.506cm" svg:x="1.4cm" svg:y="0.837cm" presentation:class="title">
          <draw:text-box>
            <text:p>Explicacion paso a paso</text:p>
          </draw:text-box>
        </draw:frame>
        <draw:frame presentation:style-name="pr3" draw:text-style-name="P21" draw:layer="layout" svg:width="25.199cm" svg:height="14.308cm" svg:x="1.4cm" svg:y="4.69cm" presentation:class="subtitle" presentation:user-transformed="true">
          <draw:text-box>
            <text:p text:style-name="P18"><text:span text:style-name="T108">3º Enunciado:</text:span><text:span text:style-name="T107"> de los datos que faltan por ordenar determinar cual es el menor de ellos y ubicarlo de “ primero ” en el conjunto de datos por ordenar.</text:span></text:p>
            <text:p text:style-name="P18"><text:span text:style-name="T108">¿Apartir de cual posicion falta datos por ordenar?</text:span><text:span text:style-name="T107"> apartir de la posicion “3”. de aquí empezamos a buscar en cual posicion esta el menor dato. </text:span></text:p>
            <text:p text:style-name="P18"><text:span text:style-name="T107">la tercera pasada buscamos cual es el menor de todos esos datos.</text:span></text:p>
            <text:p text:style-name="P18"><text:span text:style-name="T107">El menor de todos esos datos se encuentra en la posicion “4” intercambiamos el dato de la posicion “ </text:span><text:span text:style-name="T108">4</text:span><text:span text:style-name="T107"> ” con el posicion con el dato de la posicion “ </text:span><text:span text:style-name="T108">3</text:span><text:span text:style-name="T107"> ” .</text:span></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draw:text-box>
        </draw:frame>
        <presentation:notes draw:style-name="dp2">
          <draw:page-thumbnail draw:style-name="gr2" draw:layer="layout" svg:width="14.848cm" svg:height="11.136cm" svg:x="3.075cm" svg:y="2.257cm" draw:page-number="29" presentation:class="page"/>
          <draw:frame presentation:style-name="pr1" draw:text-style-name="P7"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draw:frame presentation:style-name="pr2" draw:layer="layout" svg:width="25.199cm" svg:height="3.506cm" svg:x="1.4cm" svg:y="0.837cm" presentation:class="title">
          <draw:text-box>
            <text:p>Explicacion paso a paso</text:p>
          </draw:text-box>
        </draw:frame>
        <draw:frame presentation:style-name="pr3" draw:text-style-name="P21" draw:layer="layout" svg:width="25.199cm" svg:height="14.308cm" svg:x="1.4cm" svg:y="4.69cm" presentation:class="subtitle" presentation:user-transformed="true">
          <draw:text-box>
            <text:p text:style-name="P18"><text:span text:style-name="T108">4º Enunciado:</text:span><text:span text:style-name="T107"> de los datos que faltan por ordenar determinar cual es el menor de ellos y ubicarlo de “ primero ” en el conjunto de datos por ordenar.</text:span></text:p>
            <text:p text:style-name="P18"><text:span text:style-name="T108">¿Apartir de cual posicion falta datos por ordenar?</text:span><text:span text:style-name="T107"> apartir de la posicion “4”. de aquí empezamos a buscar en cual posicion esta el menor dato. </text:span></text:p>
            <text:p text:style-name="P18"><text:span text:style-name="T107">la cuarta pasada buscamos cual es el menor de todos esos datos.</text:span></text:p>
            <text:p text:style-name="P18"><text:span text:style-name="T107">El menor de todos esos datos se encuentra en la posicion “7” intercambiamos el dato de la posicion “ </text:span><text:span text:style-name="T108">7</text:span><text:span text:style-name="T107"> ” con el posicion con el dato de la posicion “ </text:span><text:span text:style-name="T108">4</text:span><text:span text:style-name="T107"> ” .</text:span></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draw:text-box>
        </draw:frame>
        <presentation:notes draw:style-name="dp2">
          <draw:page-thumbnail draw:style-name="gr2" draw:layer="layout" svg:width="14.848cm" svg:height="11.136cm" svg:x="3.075cm" svg:y="2.257cm" draw:page-number="30" presentation:class="page"/>
          <draw:frame presentation:style-name="pr1" draw:text-style-name="P7"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1T0">
        <draw:frame presentation:style-name="pr2" draw:layer="layout" svg:width="25.199cm" svg:height="3.506cm" svg:x="1.4cm" svg:y="0.837cm" presentation:class="title">
          <draw:text-box>
            <text:p>Explicacion paso a paso</text:p>
          </draw:text-box>
        </draw:frame>
        <draw:frame presentation:style-name="pr3" draw:text-style-name="P21" draw:layer="layout" svg:width="25.199cm" svg:height="14.308cm" svg:x="1.4cm" svg:y="4.69cm" presentation:class="subtitle" presentation:user-transformed="true">
          <draw:text-box>
            <text:p text:style-name="P18"><text:span text:style-name="T108">5º Enunciado:</text:span><text:span text:style-name="T107"> de los datos que faltan por ordenar determinar cual es el menor de ellos y ubicarlo de “ primero ” en el conjunto de datos por ordenar.</text:span></text:p>
            <text:p text:style-name="P18"><text:span text:style-name="T108">¿Apartir de cual posicion falta datos por ordenar?</text:span><text:span text:style-name="T107"> apartir de la posicion “5”. de aquí empezamos a buscar en cual posicion esta el menor dato. </text:span></text:p>
            <text:p text:style-name="P18"><text:span text:style-name="T107">la cuarta pasada buscamos cual es el menor de todos esos datos.</text:span></text:p>
            <text:p text:style-name="P18"><text:span text:style-name="T107">El menor de todos esos datos se encuentra en la posicion “7” intercambiamos el dato de la posicion “ </text:span><text:span text:style-name="T108">7</text:span><text:span text:style-name="T107"> ” con el posicion con el dato de la posicion “ </text:span><text:span text:style-name="T108">5</text:span><text:span text:style-name="T107"> ” .</text:span></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draw:text-box>
        </draw:frame>
        <presentation:notes draw:style-name="dp2">
          <draw:page-thumbnail draw:style-name="gr2" draw:layer="layout" svg:width="14.848cm" svg:height="11.136cm" svg:x="3.075cm" svg:y="2.257cm" draw:page-number="31" presentation:class="page"/>
          <draw:frame presentation:style-name="pr1" draw:text-style-name="P7"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1T0">
        <draw:frame presentation:style-name="pr2" draw:layer="layout" svg:width="25.199cm" svg:height="3.506cm" svg:x="1.4cm" svg:y="0.837cm" presentation:class="title">
          <draw:text-box>
            <text:p>Explicacion paso a paso</text:p>
          </draw:text-box>
        </draw:frame>
        <draw:frame presentation:style-name="pr3" draw:text-style-name="P21" draw:layer="layout" svg:width="25.199cm" svg:height="14.308cm" svg:x="1.4cm" svg:y="4.69cm" presentation:class="subtitle" presentation:user-transformed="true">
          <draw:text-box>
            <text:p text:style-name="P18"><text:span text:style-name="T108">6º Enunciado:</text:span><text:span text:style-name="T107"> de los datos que faltan por ordenar determinar cual es el menor de ellos y ubicarlo de “ primero ” en el conjunto de datos por ordenar.</text:span></text:p>
            <text:p text:style-name="P18"><text:span text:style-name="T108">¿Apartir de cual posicion falta datos por ordenar?</text:span><text:span text:style-name="T107"> apartir de la posicion “6”. de aquí empezamos a buscar en cual posicion esta el menor dato. </text:span></text:p>
            <text:p text:style-name="P18"><text:span text:style-name="T107">la cuarta pasada buscamos cual es el menor de todos esos datos.</text:span></text:p>
            <text:p text:style-name="P18"><text:span text:style-name="T107">El menor de todos esos datos se encuentra en la posicion “7” intercambiamos el dato de la posicion “ </text:span><text:span text:style-name="T108">7</text:span><text:span text:style-name="T107"> ” con el posicion con el dato de la posicion “ </text:span><text:span text:style-name="T108">6</text:span><text:span text:style-name="T107"> ” .</text:span></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text:p text:style-name="P18"><text:span text:style-name="T107"/></text:p>
          </draw:text-box>
        </draw:frame>
        <presentation:notes draw:style-name="dp2">
          <draw:page-thumbnail draw:style-name="gr2" draw:layer="layout" svg:width="14.848cm" svg:height="11.136cm" svg:x="3.075cm" svg:y="2.257cm" draw:page-number="32" presentation:class="page"/>
          <draw:frame presentation:style-name="pr1" draw:text-style-name="P7"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1T0">
        <draw:frame presentation:style-name="pr2" draw:layer="layout" svg:width="25.199cm" svg:height="3.506cm" svg:x="1.4cm" svg:y="0.837cm" presentation:class="title">
          <draw:text-box>
            <text:p>Explicacion <text:s/>del Metodo Seleccion</text:p>
          </draw:text-box>
        </draw:frame>
        <draw:frame presentation:style-name="pr3" draw:text-style-name="P25" draw:layer="layout" svg:width="25.199cm" svg:height="14.361cm" svg:x="1.4cm" svg:y="4.664cm" presentation:class="subtitle" presentation:user-transformed="true">
          <draw:text-box>
            <text:p text:style-name="P18"><text:span text:style-name="T117">Se trata de una secuencia de</text:span><text:span text:style-name="T118"> tres operaciones</text:span><text:span text:style-name="T117">, la segunda de las cuales es, a su vez, una iteración.</text:span></text:p>
            <text:p text:style-name="P18"><text:span text:style-name="T117"/></text:p>
            <text:p text:style-name="P18"><text:span text:style-name="T118">La primera</text:span><text:span text:style-name="T117"> (asignación “</text:span><text:span text:style-name="T118">POSMIN=PRIM</text:span><text:span text:style-name="T117">”) y </text:span><text:span text:style-name="T118">la tercera</text:span><text:span text:style-name="T117">(intercambio) pueden considerarse de coste constante.</text:span></text:p>
            <text:p text:style-name="P18"><text:span text:style-name="T118">La segunda</text:span><text:span text:style-name="T117"> es un bucle que internamente incluye una operación condicional que en el peor caso supone una operación de coste constante <text:s/>(en el peor caso y en el mejor, puesto que la comparación se ha de realizar siempre ) y el número de repeticiones de esa </text:span><text:span text:style-name="T118">operación es de tipo lineal</text:span><text:span text:style-name="T117">, ya que se realiza </text:span><text:span text:style-name="T118">n - (i+1)</text:span><text:span text:style-name="T117"> veces, y por tanto, al crecer </text:span><text:span text:style-name="T118">n</text:span><text:span text:style-name="T117">, el número de veces crece proporcionalmente a</text:span><text:span text:style-name="T118"> n</text:span><text:span text:style-name="T117">. Luego será de coste. Éste será entonces el coste de la secuencia completa (sucesión de dos operaciones de coste constante y una de coste lineal)</text:span></text:p>
            <text:p text:style-name="P18"><text:span text:style-name="T117"/></text:p>
            <text:p text:style-name="P18"><text:span text:style-name="T117"/></text:p>
            <text:p text:style-name="P18"><text:span text:style-name="T117">Es interesante observar que en este algoritmo el contenido de los </text:span><text:span text:style-name="T118">datos de entrada</text:span><text:span text:style-name="T117">, no influye en el coste del algoritmo. </text:span></text:p>
            <text:p text:style-name="P18"><text:span text:style-name="T117"/></text:p>
            <text:p text:style-name="P18"><text:span text:style-name="T117">En efecto se puede comprobar (aplicar el algoritmo sobre varios vectores ejemplo), que se ejecutan de forma completa ambos bucles tanto para vector desordenado como para vector ordenado.</text:span></text:p>
          </draw:text-box>
        </draw:frame>
        <presentation:notes draw:style-name="dp2">
          <draw:page-thumbnail draw:style-name="gr2"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7-05-24T10:55:06.30</meta:creation-date>
    <meta:editing-duration>PT18H56M26S</meta:editing-duration>
    <meta:editing-cycles>131</meta:editing-cycles>
    <dc:date>2017-07-27T17:44:10.94</dc:date>
    <meta:generator>LibreOffice/3.3$Win32 LibreOffice_project/330m19$Build-202</meta:generator>
    <meta:document-statistic meta:object-count="143"/>
  </office:meta>
</office:document-meta>
</file>